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5" manifest:media-type=""/>
  <manifest:file-entry manifest:full-path="Versions/Version14" manifest:media-type=""/>
  <manifest:file-entry manifest:full-path="Versions/Version9" manifest:media-type=""/>
  <manifest:file-entry manifest:full-path="Versions/Version8" manifest:media-type=""/>
  <manifest:file-entry manifest:full-path="Versions/Version12" manifest:media-type=""/>
  <manifest:file-entry manifest:full-path="Versions/Version6" manifest:media-type=""/>
  <manifest:file-entry manifest:full-path="Versions/Version7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13" manifest:media-type=""/>
  <manifest:file-entry manifest:full-path="Versions/Version11" manifest:media-type=""/>
  <manifest:file-entry manifest:full-path="Versions/Version2" manifest:media-type=""/>
  <manifest:file-entry manifest:full-path="Versions/Version10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" style:font-family-generic="roman"/>
    <style:font-face style:name="Mangal" svg:font-family="Mangal" style:font-pitch="variable"/>
    <style:font-face style:name="メイリオ" svg:font-family="メイリオ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53cm"/>
    </style:style>
    <style:style style:name="co4" style:family="table-column">
      <style:table-column-properties fo:break-before="auto" style:column-width="28.044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41cm"/>
    </style:style>
    <style:style style:name="co8" style:family="table-column">
      <style:table-column-properties fo:break-before="auto" style:column-width="0.85cm"/>
    </style:style>
    <style:style style:name="co9" style:family="table-column">
      <style:table-column-properties fo:break-before="auto" style:column-width="0.785cm"/>
    </style:style>
    <style:style style:name="co10" style:family="table-column">
      <style:table-column-properties fo:break-before="auto" style:column-width="0.473cm"/>
    </style:style>
    <style:style style:name="co11" style:family="table-column">
      <style:table-column-properties fo:break-before="auto" style:column-width="0.487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0.921cm"/>
    </style:style>
    <style:style style:name="co14" style:family="table-column">
      <style:table-column-properties fo:break-before="auto" style:column-width="0.93cm"/>
    </style:style>
    <style:style style:name="co15" style:family="table-column">
      <style:table-column-properties fo:break-before="auto" style:column-width="0.905cm"/>
    </style:style>
    <style:style style:name="co16" style:family="table-column">
      <style:table-column-properties fo:break-before="auto" style:column-width="0.536cm"/>
    </style:style>
    <style:style style:name="co17" style:family="table-column">
      <style:table-column-properties fo:break-before="auto" style:column-width="0.476cm"/>
    </style:style>
    <style:style style:name="co18" style:family="table-column">
      <style:table-column-properties fo:break-before="auto" style:column-width="0.619cm"/>
    </style:style>
    <style:style style:name="co19" style:family="table-column">
      <style:table-column-properties fo:break-before="auto" style:column-width="0.757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0.882cm"/>
    </style:style>
    <style:style style:name="co22" style:family="table-column">
      <style:table-column-properties fo:break-before="auto" style:column-width="1.431cm"/>
    </style:style>
    <style:style style:name="co23" style:family="table-column">
      <style:table-column-properties fo:break-before="auto" style:column-width="1.573cm"/>
    </style:style>
    <style:style style:name="co24" style:family="table-column">
      <style:table-column-properties fo:break-before="auto" style:column-width="1.669cm"/>
    </style:style>
    <style:style style:name="co25" style:family="table-column">
      <style:table-column-properties fo:break-before="auto" style:column-width="0.499cm"/>
    </style:style>
    <style:style style:name="co26" style:family="table-column">
      <style:table-column-properties fo:break-before="auto" style:column-width="2.058cm"/>
    </style:style>
    <style:style style:name="co27" style:family="table-column">
      <style:table-column-properties fo:break-before="auto" style:column-width="0.956cm"/>
    </style:style>
    <style:style style:name="co28" style:family="table-column">
      <style:table-column-properties fo:break-before="auto" style:column-width="1.528cm"/>
    </style:style>
    <style:style style:name="co29" style:family="table-column">
      <style:table-column-properties fo:break-before="auto" style:column-width="0.162cm"/>
    </style:style>
    <style:style style:name="co30" style:family="table-column">
      <style:table-column-properties fo:break-before="auto" style:column-width="0.194cm"/>
    </style:style>
    <style:style style:name="co31" style:family="table-column">
      <style:table-column-properties fo:break-before="auto" style:column-width="0.182cm"/>
    </style:style>
    <style:style style:name="co32" style:family="table-column">
      <style:table-column-properties fo:break-before="auto" style:column-width="0.206cm"/>
    </style:style>
    <style:style style:name="co33" style:family="table-column">
      <style:table-column-properties fo:break-before="auto" style:column-width="0.22cm"/>
    </style:style>
    <style:style style:name="co34" style:family="table-column">
      <style:table-column-properties fo:break-before="auto" style:column-width="0.233cm"/>
    </style:style>
    <style:style style:name="co35" style:family="table-column">
      <style:table-column-properties fo:break-before="auto" style:column-width="0.363cm"/>
    </style:style>
    <style:style style:name="co36" style:family="table-column">
      <style:table-column-properties fo:break-before="auto" style:column-width="0.376cm"/>
    </style:style>
    <style:style style:name="co37" style:family="table-column">
      <style:table-column-properties fo:break-before="auto" style:column-width="0.27cm"/>
    </style:style>
    <style:style style:name="ro1" style:family="table-row">
      <style:table-row-properties style:row-height="18.0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0.094cm" fo:break-before="auto" style:use-optimal-row-height="false"/>
    </style:style>
    <style:style style:name="ro4" style:family="table-row">
      <style:table-row-properties style:row-height="0.178cm" fo:break-before="auto" style:use-optimal-row-height="false"/>
    </style:style>
    <style:style style:name="ro5" style:family="table-row">
      <style:table-row-properties style:row-height="0.145cm" fo:break-before="auto" style:use-optimal-row-height="false"/>
    </style:style>
    <style:style style:name="ro6" style:family="table-row">
      <style:table-row-properties style:row-height="0.3cm" fo:break-before="auto" style:use-optimal-row-height="false"/>
    </style:style>
    <style:style style:name="ro7" style:family="table-row">
      <style:table-row-properties style:row-height="0.116cm" fo:break-before="auto" style:use-optimal-row-height="false"/>
    </style:style>
    <style:style style:name="ro8" style:family="table-row">
      <style:table-row-properties style:row-height="0.189cm" fo:break-before="auto" style:use-optimal-row-height="false"/>
    </style:style>
    <style:style style:name="ro9" style:family="table-row">
      <style:table-row-properties style:row-height="0.12cm" fo:break-before="auto" style:use-optimal-row-height="false"/>
    </style:style>
    <style:style style:name="ro10" style:family="table-row">
      <style:table-row-properties style:row-height="0.132cm" fo:break-before="auto" style:use-optimal-row-height="false"/>
    </style:style>
    <style:style style:name="ro11" style:family="table-row">
      <style:table-row-properties style:row-height="0.183cm" fo:break-before="auto" style:use-optimal-row-height="false"/>
    </style:style>
    <style:style style:name="ro12" style:family="table-row">
      <style:table-row-properties style:row-height="0.187cm" fo:break-before="auto" style:use-optimal-row-height="false"/>
    </style:style>
    <style:style style:name="ro13" style:family="table-row">
      <style:table-row-properties style:row-height="0.356cm" fo:break-before="auto" style:use-optimal-row-height="false"/>
    </style:style>
    <style:style style:name="ro14" style:family="table-row">
      <style:table-row-properties style:row-height="0.15cm" fo:break-before="auto" style:use-optimal-row-height="false"/>
    </style:style>
    <style:style style:name="ro15" style:family="table-row">
      <style:table-row-properties style:row-height="1.425cm" fo:break-before="auto" style:use-optimal-row-height="false"/>
    </style:style>
    <style:style style:name="ro16" style:family="table-row">
      <style:table-row-properties style:row-height="1.764cm" fo:break-before="auto" style:use-optimal-row-height="false"/>
    </style:style>
    <style:style style:name="ro17" style:family="table-row">
      <style:table-row-properties style:row-height="0.1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.706cm"/>
      <style:text-properties fo:font-size="18pt" style:font-name-asian="メイリオ" style:font-size-asian="18pt" style:font-size-complex="18pt"/>
    </style:style>
    <style:style style:name="ce3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99pt solid #000000" style:vertical-align="middle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4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 style:vertical-align="middle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5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6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7" style:family="table-cell" style:parent-style-name="Default">
      <style:table-cell-properties style:glyph-orientation-vertical="auto" fo:border-bottom="0.26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8" style:family="table-cell" style:parent-style-name="Default">
      <style:table-cell-properties style:glyph-orientation-vertical="auto" fo:border-bottom="0.26pt solid #000000" fo:background-color="#dddddd" style:text-align-source="fix" style:repeat-content="false" fo:border-left="0.99pt solid #000000" style:direction="ttb" fo:border-right="0.74pt solid #000000" fo:border-top="0.26pt solid #000000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9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26pt solid #000000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10" style:family="table-cell" style:parent-style-name="Default">
      <style:table-cell-properties style:glyph-orientation-vertical="auto" fo:border-bottom="0.99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11" style:family="table-cell" style:parent-style-name="Default">
      <style:table-cell-properties style:glyph-orientation-vertical="auto" style:text-align-source="fix" style:repeat-content="false" fo:background-color="transparent" fo:border="none" style:direction="ttb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12" style:family="table-cell" style:parent-style-name="Default">
      <style:table-cell-properties fo:border-bottom="0.74pt solid #000000" fo:background-color="#dddddd" fo:border-left="0.74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13" style:family="table-cell" style:parent-style-name="Default">
      <style:table-cell-properties fo:background-color="#dddddd" fo:border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14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15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16" style:family="table-cell" style:parent-style-name="Default">
      <style:table-cell-properties fo:border-bottom="0.74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17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18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19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fo:color="#000000" style:font-name="Times New Roman" fo:font-size="3pt" fo:language="none" fo:country="none" style:font-name-asian="メイリオ" style:font-size-asian="3pt" style:language-asian="none" style:country-asian="none" style:font-name-complex="Arial Unicode MS" style:font-size-complex="3pt" style:language-complex="hi" style:country-complex="IN"/>
    </style:style>
    <style:style style:name="ce20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Times New Roman" fo:font-size="3pt" fo:language="none" fo:country="none" style:font-name-asian="メイリオ" style:font-size-asian="3pt" style:language-asian="none" style:country-asian="none" style:font-size-complex="3pt"/>
    </style:style>
    <style:style style:name="ce21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fo:color="#000000"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22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fo:color="#000000"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0.26pt solid #000000" style:vertical-align="middle"/>
      <style:text-properties fo:color="#000000"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24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25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Times New Roman" fo:font-size="3pt" fo:language="none" fo:country="none" style:font-name-asian="メイリオ" style:font-size-asian="3pt" style:language-asian="none" style:country-asian="none" style:font-size-complex="3pt" style:language-complex="en" style:country-complex="US"/>
    </style:style>
    <style:style style:name="ce26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27" style:family="table-cell" style:parent-style-name="Default">
      <style:table-cell-properties fo:border-bottom="0.74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28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メイリオ" fo:font-size="3pt" fo:language="none" fo:country="none" style:font-name-asian="メイリオ" style:font-size-asian="3pt" style:language-asian="none" style:country-asian="none" style:font-name-complex="Tahoma" style:font-size-complex="3pt" style:language-complex="none" style:country-complex="none"/>
    </style:style>
    <style:style style:name="ce29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30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fo:color="#000000"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31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pt" fo:language="none" fo:country="none" style:font-name-asian="メイリオ" style:font-size-asian="3pt" style:language-asian="none" style:country-asian="none" style:font-name-complex="Tahoma" style:font-size-complex="3pt" style:language-complex="none" style:country-complex="none"/>
    </style:style>
    <style:style style:name="ce32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fo:color="#000000" style:font-name="メイリオ" fo:font-size="3pt" fo:language="none" fo:country="none" style:font-name-asian="メイリオ" style:font-size-asian="3pt" style:language-asian="none" style:country-asian="none" style:font-name-complex="Tahoma" style:font-size-complex="3pt" style:language-complex="none" style:country-complex="none"/>
    </style:style>
    <style:style style:name="ce33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use-window-font-color="true" style:font-name="メイリオ" fo:font-size="3pt" fo:language="en" fo:country="US" style:font-name-asian="メイリオ" style:font-size-asian="3pt" style:language-asian="ja" style:country-asian="JP" style:font-name-complex="Arial Unicode MS" style:font-size-complex="3pt" style:language-complex="hi" style:country-complex="IN"/>
    </style:style>
    <style:style style:name="ce34" style:family="table-cell" style:parent-style-name="Default">
      <style:table-cell-properties fo:border-bottom="0.26pt solid #000000" fo:border-left="0.74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6" style:family="table-cell" style:parent-style-name="Default">
      <style:table-cell-properties fo:border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37" style:family="table-cell" style:parent-style-name="Default">
      <style:table-cell-properties fo:border-bottom="0.99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38" style:family="table-cell" style:parent-style-name="Default">
      <style:table-cell-properties fo:border="none" style:vertical-align="middle"/>
      <style:text-properties style:font-name="メイリオ" fo:font-size="3pt" style:font-name-asian="メイリオ" style:font-size-asian="3pt" style:font-size-complex="3pt"/>
    </style:style>
    <style:style style:name="ce39" style:family="table-cell" style:parent-style-name="Default">
      <style:table-cell-properties fo:border-bottom="0.74pt solid #000000" fo:background-color="#dddddd" fo:border-left="0.74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40" style:family="table-cell" style:parent-style-name="Default">
      <style:table-cell-properties fo:background-color="#dddddd" fo:border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41" style:family="table-cell" style:parent-style-name="Default" style:data-style-name="N111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42" style:family="table-cell" style:parent-style-name="Default" style:data-style-name="N100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3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4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5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7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99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9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0" style:family="table-cell" style:parent-style-name="Default">
      <style:table-cell-properties fo:border="none"/>
      <style:text-properties style:font-name="メイリオ" fo:font-size="3pt" style:font-name-asian="メイリオ" style:font-size-asian="3pt" style:font-size-complex="3pt"/>
    </style:style>
    <style:style style:name="ce51" style:family="table-cell" style:parent-style-name="Default" style:data-style-name="N111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52" style:family="table-cell" style:parent-style-name="Default" style:data-style-name="N100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3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4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6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7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99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8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9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60" style:family="table-cell" style:parent-style-name="Default">
      <style:table-cell-properties fo:border-bottom="0.74pt solid #000000" fo:background-color="#dddddd" fo:border-left="0.26pt solid #000000" fo:border-right="0.26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61" style:family="table-cell" style:parent-style-name="Default">
      <style:table-cell-properties fo:border-bottom="0.74pt solid #000000" fo:background-color="#dddddd" fo:border-left="0.26pt solid #000000" fo:border-right="0.26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62" style:family="table-cell" style:parent-style-name="Default">
      <style:table-cell-properties fo:border-bottom="none" fo:border-left="0.26pt solid #000000" fo:border-right="0.26pt solid #000000" fo:border-top="none"/>
      <style:text-properties fo:font-size="3pt" style:font-size-asian="3pt" style:font-size-complex="3pt"/>
    </style:style>
    <style:style style:name="ce63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64" style:family="table-cell" style:parent-style-name="Default">
      <style:table-cell-properties fo:border-bottom="0.74pt solid #000000" fo:background-color="#dddddd" fo:border-left="0.26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65" style:family="table-cell" style:parent-style-name="Default">
      <style:table-cell-properties fo:border-bottom="0.74pt solid #000000" fo:background-color="#dddddd" fo:border-left="0.26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66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67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68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69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0" style:family="table-cell" style:parent-style-name="Default">
      <style:table-cell-properties fo:border-bottom="none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1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99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2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3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4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75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76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7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9" style:family="table-cell" style:parent-style-name="Default">
      <style:table-cell-properties fo:border-bottom="none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80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82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83" style:family="table-cell" style:parent-style-name="Default">
      <style:table-cell-properties fo:border-bottom="0.74pt solid #000000" fo:background-color="#dddddd" fo:border-left="0.74pt solid #000000" fo:border-right="0.26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84" style:family="table-cell" style:parent-style-name="Default">
      <style:table-cell-properties fo:border-bottom="0.74pt solid #000000" fo:background-color="#dddddd" fo:border-left="0.74pt solid #000000" fo:border-right="0.26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85" style:family="table-cell" style:parent-style-name="Default">
      <style:table-cell-properties fo:border-bottom="0.74pt solid #000000" fo:background-color="#dddddd" fo:border-left="0.26pt solid #000000" fo:border-right="0.26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86" style:family="table-cell" style:parent-style-name="Default">
      <style:table-cell-properties fo:border-bottom="0.74pt solid #000000" fo:background-color="#dddddd" fo:border-left="0.26pt solid #000000" fo:border-right="0.26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87" style:family="table-cell" style:parent-style-name="Default">
      <style:table-cell-properties fo:border-bottom="0.74pt solid #000000" fo:background-color="#dddddd" fo:border-left="0.26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88" style:family="table-cell" style:parent-style-name="Default">
      <style:table-cell-properties fo:border-bottom="0.74pt solid #000000" fo:background-color="#dddddd" fo:border-left="0.26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89" style:family="table-cell" style:parent-style-name="Default">
      <style:table-cell-properties fo:border-bottom="0.74pt solid #000000" fo:background-color="#dddddd" fo:border-left="0.74pt solid #000000" fo:border-right="0.26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90" style:family="table-cell" style:parent-style-name="Default">
      <style:table-cell-properties fo:border-bottom="0.74pt solid #000000" fo:background-color="#dddddd" fo:border-left="0.74pt solid #000000" fo:border-right="0.26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91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92" style:family="table-cell" style:parent-style-name="Default">
      <style:table-cell-properties fo:border-bottom="0.74pt solid #000000" fo:background-color="#dddddd" fo:border-left="0.74pt solid #000000" fo:border-right="0.99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93" style:family="table-cell" style:parent-style-name="Default">
      <style:table-cell-properties fo:border-bottom="0.74pt solid #000000" fo:background-color="#dddddd" fo:border-left="0.74pt solid #000000" fo:border-right="0.99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94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95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96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97" style:family="table-cell" style:parent-style-name="Default">
      <style:table-cell-properties fo:border-bottom="none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98" style:family="table-cell" style:parent-style-name="Default">
      <style:table-cell-properties fo:border-bottom="0.26pt solid #000000" fo:border-left="0.74pt solid #000000" fo:border-right="0.99pt solid #000000" fo:border-top="0.26pt solid #000000"/>
      <style:text-properties fo:font-size="3pt" style:font-size-asian="3pt" style:font-size-complex="3pt"/>
    </style:style>
    <style:style style:name="ce99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99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101" style:family="table-cell" style:parent-style-name="Default">
      <style:table-cell-properties fo:border-bottom="0.99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102" style:family="table-cell" style:parent-style-name="Default">
      <style:table-cell-properties fo:background-color="transparent"/>
      <style:text-properties fo:font-size="3pt" style:font-size-asian="3pt" style:font-size-complex="3pt"/>
    </style:style>
    <style:style style:name="ce103" style:family="table-cell" style:parent-style-name="Default">
      <style:text-properties fo:font-size="3pt" style:font-size-asian="3pt" style:font-size-complex="3pt"/>
    </style:style>
    <style:style style:name="ce104" style:family="table-cell" style:parent-style-name="Default">
      <style:table-cell-properties fo:background-color="transparent" fo:border="none" style:vertical-align="middle"/>
      <style:text-properties style:font-name="メイリオ" fo:font-size="3pt" style:font-name-asian="メイリオ" style:font-size-asian="3pt" style:font-size-complex="3pt"/>
    </style:style>
    <style:style style:name="ce105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0.99pt solid #000000" style:vertical-align="top"/>
      <style:text-properties style:font-name="メイリオ" fo:font-size="3.5pt" style:font-name-asian="メイリオ" style:font-size-asian="3.5pt" style:font-size-complex="3.5pt"/>
    </style:style>
    <style:style style:name="ce10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99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07" style:family="table-cell" style:parent-style-name="Default">
      <style:table-cell-properties style:glyph-orientation-vertical="auto" fo:border-bottom="0.74pt solid #000000" fo:background-color="#dddddd" fo:border-left="0.99pt solid #000000" style:direction="ttb" fo:border-right="0.74pt solid #000000" fo:border-top="0.74pt solid #000000" style:vertical-align="top"/>
      <style:text-properties style:font-name="メイリオ" fo:font-size="3.5pt" style:font-name-asian="メイリオ" style:font-size-asian="3.5pt" style:font-size-complex="3.5pt"/>
    </style:style>
    <style:style style:name="ce108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none" style:vertical-align="top"/>
      <style:text-properties style:use-window-font-color="true" style:font-name="メイリオ" fo:font-size="3.5pt" style:font-name-asian="メイリオ" style:font-size-asian="3.5pt" style:font-size-complex="3.5pt"/>
    </style:style>
    <style:style style:name="ce109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none" style:vertical-align="top"/>
      <style:text-properties style:font-name="メイリオ" fo:font-size="3.5pt" style:font-name-asian="メイリオ" style:font-size-asian="3.5pt" style:font-size-complex="3.5pt"/>
    </style:style>
    <style:style style:name="ce110" style:family="table-cell" style:parent-style-name="Default">
      <style:table-cell-properties style:glyph-orientation-vertical="auto" fo:border-bottom="0.74pt solid #000000" fo:background-color="#dddddd" fo:border-left="0.99pt solid #000000" style:direction="ttb" fo:border-right="0.74pt solid #000000" fo:border-top="none" style:vertical-align="top"/>
      <style:text-properties style:font-name="メイリオ" fo:font-size="3.5pt" style:font-name-asian="メイリオ" style:font-size-asian="3.5pt" style:font-size-complex="3.5pt"/>
    </style:style>
    <style:style style:name="ce111" style:family="table-cell" style:parent-style-name="Default">
      <style:table-cell-properties style:glyph-orientation-vertical="auto" fo:border-bottom="0.99pt solid #000000" fo:background-color="#dddddd" fo:border-left="0.99pt solid #000000" style:direction="ttb" fo:border-right="0.74pt solid #000000" fo:border-top="0.74pt solid #000000" style:vertical-align="top"/>
      <style:text-properties style:font-name="メイリオ" fo:font-size="3.5pt" style:font-name-asian="メイリオ" style:font-size-asian="3.5pt" style:font-size-complex="3.5pt"/>
    </style:style>
    <style:style style:name="ce112" style:family="table-cell" style:parent-style-name="Default">
      <style:table-cell-properties style:glyph-orientation-vertical="auto" fo:background-color="transparent" fo:border="none" style:direction="ttb" style:vertical-align="top"/>
      <style:text-properties style:font-name="メイリオ" fo:font-size="3.5pt" style:font-name-asian="メイリオ" style:font-size-asian="3.5pt" style:font-size-complex="3.5pt"/>
    </style:style>
    <style:style style:name="ce113" style:family="table-cell" style:parent-style-name="Default">
      <style:table-cell-properties fo:border-bottom="none" fo:background-color="#dddddd" fo:border-left="0.74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114" style:family="table-cell" style:parent-style-name="Default">
      <style:table-cell-properties style:glyph-orientation-vertical="0" fo:background-color="#dddddd" style:text-align-source="fix" style:repeat-content="false" fo:border="0.74pt solid #000000" style:direction="ttb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15" style:family="table-cell" style:parent-style-name="Default">
      <style:table-cell-properties fo:border-bottom="0.26pt solid #000000" fo:background-color="#dddddd" fo:border-left="0.74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116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use-window-font-color="true" style:font-name="メイリオ" fo:font-size="3pt" style:font-name-asian="メイリオ" style:font-size-asian="3pt" style:font-size-complex="3pt"/>
    </style:style>
    <style:style style:name="ce117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118" style:family="table-cell" style:parent-style-name="Default">
      <style:table-cell-properties fo:border-bottom="0.74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119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120" style:family="table-cell" style:parent-style-name="Default">
      <style:table-cell-properties fo:border-bottom="0.74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121" style:family="table-cell" style:parent-style-name="Default">
      <style:table-cell-properties fo:border-bottom="0.26pt solid #000000" fo:background-color="#dddddd" fo:border-left="0.74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122" style:family="table-cell" style:parent-style-name="Default">
      <style:table-cell-properties fo:border-bottom="0.99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123" style:family="table-cell" style:parent-style-name="Default">
      <style:table-cell-properties fo:border-bottom="none" fo:background-color="#dddddd" fo:border-left="0.74pt solid #000000" fo:border-right="0.74pt solid #000000" fo:border-top="0.74pt solid #000000"/>
      <style:text-properties style:font-name="メイリオ" fo:font-size="4pt" style:font-name-asian="メイリオ" style:font-size-asian="4pt" style:font-size-complex="4pt"/>
    </style:style>
    <style:style style:name="ce12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25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6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7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9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0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1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2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3" style:family="table-cell" style:parent-style-name="Default">
      <style:table-cell-properties fo:border="none"/>
      <style:text-properties style:font-name="メイリオ" fo:font-size="4pt" style:font-name-asian="メイリオ" style:font-size-asian="4pt" style:font-size-complex="4pt"/>
    </style:style>
    <style:style style:name="ce134" style:family="table-cell" style:parent-style-name="Default">
      <style:table-cell-properties fo:border-bottom="none" fo:background-color="#dddddd" fo:border-left="none" fo:border-right="none" fo:border-top="0.74pt solid #000000"/>
      <style:text-properties style:font-name="メイリオ" fo:font-size="4pt" style:font-name-asian="メイリオ" style:font-size-asian="4pt" style:font-size-complex="4pt"/>
    </style:style>
    <style:style style:name="ce135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36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9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0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1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2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3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45" style:family="table-cell" style:parent-style-name="Default">
      <style:table-cell-properties fo:border-bottom="none" fo:background-color="#dddddd" fo:border-left="none" fo:border-right="0.74pt solid #000000" fo:border-top="0.74pt solid #000000"/>
      <style:text-properties style:font-name="メイリオ" fo:font-size="4pt" style:font-name-asian="メイリオ" style:font-size-asian="4pt" style:font-size-complex="4pt"/>
    </style:style>
    <style:style style:name="ce14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47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8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9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0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1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2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3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4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5" style:family="table-cell" style:parent-style-name="Default">
      <style:table-cell-properties fo:border-bottom="none" fo:background-color="#dddddd" fo:border-left="0.74pt solid #000000" fo:border-right="0.74pt solid #000000" fo:border-top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156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157" style:family="table-cell" style:parent-style-name="Default">
      <style:table-cell-properties fo:border-bottom="none" fo:background-color="#dddddd" fo:border-left="none" fo:border-right="none" fo:border-top="0.99pt solid #000000"/>
      <style:text-properties style:font-name="メイリオ" fo:font-size="4pt" style:font-name-asian="メイリオ" style:font-size-asian="4pt" style:font-size-complex="4pt"/>
    </style:style>
    <style:style style:name="ce15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59" style:family="table-cell" style:parent-style-name="Default">
      <style:table-cell-properties fo:border-bottom="none" fo:background-color="#dddddd" fo:border-left="none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160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61" style:family="table-cell" style:parent-style-name="Default">
      <style:table-cell-properties fo:border-bottom="none" fo:background-color="#dddddd" fo:border-left="0.74pt solid #000000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162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63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64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65" style:family="table-cell" style:parent-style-name="Default">
      <style:table-cell-properties fo:border-bottom="none" fo:background-color="#dddddd" fo:border-left="none" fo:border-right="none" fo:border-top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16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Times New Roman" fo:font-size="3pt" fo:language="none" fo:country="none" style:font-name-asian="メイリオ" style:font-size-asian="3pt" style:language-asian="none" style:country-asian="none" style:font-size-complex="3pt"/>
    </style:style>
    <style:style style:name="ce16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Times New Roman" fo:font-size="3pt" fo:language="none" fo:country="none" style:font-name-asian="メイリオ" style:font-size-asian="3pt" style:language-asian="none" style:country-asian="none" style:font-size-complex="3pt"/>
    </style:style>
    <style:style style:name="ce16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style:rotation-angle="0" style:rotation-align="none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69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170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71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17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173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174" style:family="table-cell" style:parent-style-name="Default">
      <style:table-cell-properties fo:border-bottom="none" fo:background-color="#dddddd" fo:border-left="0.26pt solid #000000" fo:border-right="0.26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175" style:family="table-cell" style:parent-style-name="Default">
      <style:table-cell-properties fo:border-bottom="none" fo:background-color="#dddddd" fo:border-left="0.26pt solid #000000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176" style:family="table-cell" style:parent-style-name="Default">
      <style:table-cell-properties fo:border-bottom="none" fo:background-color="#dddddd" fo:border-left="none" fo:border-right="0.74pt solid #000000" fo:border-top="0.99pt solid #000000" style:vertical-align="middle"/>
      <style:text-properties style:font-name="メイリオ" fo:font-size="4pt" style:font-name-asian="メイリオ" style:font-size-asian="4pt" style:font-size-complex="4pt"/>
    </style:style>
    <style:style style:name="ce17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178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79" style:family="table-cell" style:parent-style-name="Default">
      <style:table-cell-properties fo:border-bottom="none" fo:background-color="#dddddd" fo:border-left="none" fo:border-right="0.74pt solid #000000" fo:border-top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180" style:family="table-cell" style:parent-style-name="Default">
      <style:table-cell-properties style:glyph-orientation-vertical="auto" fo:border-bottom="none" fo:background-color="#dddddd" fo:border-left="none" style:direction="ltr" fo:border-right="none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1" style:family="table-cell" style:parent-style-name="Default">
      <style:table-cell-properties style:glyph-orientation-vertical="auto" fo:border-bottom="none" fo:background-color="#dddddd" fo:border-left="none" style:direction="ttb" fo:border-right="none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2" style:family="table-cell" style:parent-style-name="Default">
      <style:table-cell-properties style:glyph-orientation-vertical="auto" fo:border-bottom="none" fo:background-color="#dddddd" fo:border-left="none" style:direction="ltr" fo:border-right="0.74pt solid #000000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3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 style:language-complex="none" style:country-complex="none"/>
    </style:style>
    <style:style style:name="ce184" style:family="table-cell" style:parent-style-name="Default">
      <style:table-cell-properties style:glyph-orientation-vertical="auto" fo:border-bottom="none" fo:background-color="#dddddd" fo:border-left="0.74pt solid #000000" style:direction="ltr" fo:border-right="0.74pt solid #000000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5" style:family="table-cell" style:parent-style-name="Default">
      <style:table-cell-properties style:glyph-orientation-vertical="auto" fo:border-bottom="none" fo:background-color="#dddddd" fo:border-left="none" style:direction="ttb" fo:border-right="0.74pt solid #000000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6" style:family="table-cell" style:parent-style-name="Default">
      <style:table-cell-properties fo:border-bottom="none" fo:background-color="#dddddd" fo:border-left="0.74pt solid #000000" fo:border-right="0.74pt solid #000000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87" style:family="table-cell" style:parent-style-name="Default">
      <style:table-cell-properties fo:border-bottom="none" fo:background-color="#dddddd" fo:border-left="none" fo:border-right="non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88" style:family="table-cell" style:parent-style-name="Default">
      <style:table-cell-properties fo:border-bottom="none" fo:background-color="#dddddd" fo:border-left="none" fo:border-right="none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9" style:family="table-cell" style:parent-style-name="Default">
      <style:table-cell-properties style:glyph-orientation-vertical="0" fo:border-bottom="none" fo:background-color="#dddddd" fo:border-left="none" style:direction="ltr" fo:border-right="none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90" style:family="table-cell" style:parent-style-name="Default">
      <style:table-cell-properties style:glyph-orientation-vertical="auto" fo:border-bottom="none" fo:background-color="#dddddd" fo:border-left="none" style:direction="ttb" fo:border-right="none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91" style:family="table-cell" style:parent-style-name="Default">
      <style:table-cell-properties style:glyph-orientation-vertical="auto" fo:border-bottom="none" fo:background-color="#dddddd" fo:border-left="none" style:direction="ttb" fo:border-right="0.74pt solid #000000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92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193" style:family="table-cell" style:parent-style-name="Default">
      <style:table-cell-properties style:glyph-orientation-vertical="auto" fo:border-bottom="none" fo:background-color="#dddddd" fo:border-left="0.74pt solid #000000" style:direction="ltr" fo:border-right="0.74pt solid #000000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9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195" style:family="table-cell" style:parent-style-name="Default">
      <style:table-cell-properties style:glyph-orientation-vertical="auto" fo:border-bottom="none" fo:background-color="#dddddd" fo:border-left="none" style:direction="ltr" fo:border-right="none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9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19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/>
    </style:style>
    <style:style style:name="ce19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199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200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 style:language-complex="none" style:country-complex="none"/>
    </style:style>
    <style:style style:name="ce201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3pt" fo:language="none" fo:country="none" style:font-name-asian="メイリオ" style:font-size-asian="3pt" style:language-asian="none" style:country-asian="none" style:font-size-complex="3pt" style:language-complex="none" style:country-complex="none"/>
    </style:style>
    <style:style style:name="ce202" style:family="table-cell" style:parent-style-name="Default">
      <style:table-cell-properties style:glyph-orientation-vertical="0" fo:border-bottom="none" fo:background-color="#dddddd" fo:border-left="none" style:direction="ltr" fo:border-right="none" fo:border-top="0.99pt solid #000000"/>
      <style:text-properties style:font-name="メイリオ" fo:font-size="4pt" style:font-name-asian="メイリオ" style:font-size-asian="4pt" style:font-size-complex="4pt"/>
    </style:style>
    <style:style style:name="ce203" style:family="table-cell" style:parent-style-name="Default">
      <style:table-cell-properties style:glyph-orientation-vertical="0" fo:border-bottom="none" fo:background-color="#dddddd" fo:border-left="none" style:direction="ltr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04" style:family="table-cell" style:parent-style-name="Default">
      <style:table-cell-properties style:glyph-orientation-vertical="0" fo:border-bottom="none" fo:background-color="#dddddd" fo:border-left="0.74pt solid #000000" style:direction="ltr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05" style:family="table-cell" style:parent-style-name="Default">
      <style:table-cell-properties fo:border-bottom="none" fo:background-color="#dddddd" fo:border-left="none" style:direction="ltr" fo:border-right="none" fo:border-top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206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207" style:family="table-cell" style:parent-style-name="Default">
      <style:table-cell-properties fo:border-bottom="none" fo:background-color="#dddddd" fo:border-left="none" style:direction="ltr" fo:border-right="none" fo:border-top="0.99pt solid #000000"/>
      <style:text-properties style:font-name="メイリオ" fo:font-size="4pt" style:font-name-asian="メイリオ" style:font-size-asian="4pt" style:font-size-complex="4pt"/>
    </style:style>
    <style:style style:name="ce208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209" style:family="table-cell" style:parent-style-name="Default">
      <style:table-cell-properties fo:border-bottom="none" fo:background-color="#dddddd" fo:border-left="none" style:direction="ltr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10" style:family="table-cell" style:parent-style-name="Default">
      <style:table-cell-properties fo:border-bottom="none" fo:background-color="#dddddd" fo:border-left="0.74pt solid #000000" style:direction="ltr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11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212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3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214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5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6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7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8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9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0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1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2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3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4" style:family="table-cell" style:parent-style-name="Default">
      <style:text-properties style:font-name="メイリオ" fo:font-size="4pt" style:font-name-asian="メイリオ" style:font-size-asian="4pt" style:font-size-complex="4pt"/>
    </style:style>
    <style:style style:name="ce225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6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227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9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0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1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2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3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234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5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6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7" style:family="table-cell" style:parent-style-name="Default">
      <style:table-cell-properties fo:border-bottom="none" fo:background-color="#dddddd" fo:border-left="0.74pt solid #000000" style:direction="ltr" fo:border-right="0.99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38" style:family="table-cell" style:parent-style-name="Default">
      <style:table-cell-properties fo:border-bottom="none" fo:background-color="#dddddd" fo:border-left="none" style:direction="ltr" fo:border-right="0.99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39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99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240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1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242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3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4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5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6" style:family="table-cell" style:parent-style-name="Default">
      <style:table-cell-properties fo:border-bottom="0.74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7" style:family="table-cell" style:parent-style-name="Default">
      <style:table-cell-properties fo:border-bottom="0.99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8" style:family="table-cell" style:parent-style-name="Default">
      <style:table-cell-properties fo:background-color="transparent" fo:border="none"/>
      <style:text-properties style:font-name="メイリオ" fo:font-size="4pt" style:font-name-asian="メイリオ" style:font-size-asian="4pt" style:font-size-complex="4pt"/>
    </style:style>
    <style:style style:name="ce249" style:family="table-cell" style:parent-style-name="Default">
      <style:table-cell-properties style:glyph-orientation-vertical="0" style:text-align-source="fix" style:repeat-content="false" fo:border="none" style:direction="ttb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250" style:family="table-cell" style:parent-style-name="Default">
      <style:table-cell-properties fo:background-color="transparent" fo:border="none"/>
      <style:text-properties style:use-window-font-color="true" style:font-name="メイリオ" fo:font-size="4pt" style:font-name-asian="メイリオ" style:font-size-asian="4pt" style:font-size-complex="4pt"/>
    </style:style>
    <style:style style:name="T1" style:family="text">
      <style:text-properties style:font-name="Times New Roman" fo:font-size="20pt" fo:font-weight="bold" style:letter-kerning="true" style:font-name-asian="ＭＳ 明朝" style:font-size-asian="20pt" style:font-size-complex="20pt" style:font-weight-asian="bold" style:font-weight-complex="bold"/>
    </style:style>
    <style:style style:name="T2" style:family="text">
      <style:text-properties style:font-name="Times New Roman" fo:font-size="12pt" style:letter-kerning="true" style:font-name-asian="Mangal" style:font-size-asian="12pt"/>
    </style:style>
    <style:style style:name="T3" style:family="text">
      <style:text-properties style:font-name="メイリオ" style:font-name-asian="メイリオ"/>
    </style:style>
    <style:style style:name="T4" style:family="text">
      <style:text-properties fo:font-size="3pt" style:letter-kerning="true" fo:country="none" style:country-asian="none" style:font-name-asian="メイリオ" style:font-size-asian="3pt" style:font-size-complex="3pt"/>
    </style:style>
    <style:style style:name="T5" style:family="text">
      <style:text-properties style:font-name="Times New Roman" fo:font-size="3pt" style:letter-kerning="true" fo:country="none" style:country-asian="none" style:font-name-asian="メイリオ" style:font-size-asian="3pt" style:font-size-complex="3pt"/>
    </style:style>
    <style:style style:name="T6" style:family="text">
      <style:text-properties fo:font-size="4pt" style:letter-kerning="true" fo:country="none" style:country-asian="none" style:country-complex="none" style:font-name-asian="メイリオ" style:font-size-asian="4pt" style:font-size-complex="4pt"/>
    </style:style>
    <style:style style:name="T7" style:family="text">
      <style:text-properties fo:font-size="4pt" style:letter-kerning="true" fo:country="none" style:country-asian="none" style:font-name-asian="メイリオ" style:font-size-asian="4pt" style:font-size-complex="4pt"/>
    </style:style>
    <style:style style:name="T8" style:family="text">
      <style:text-properties style:font-name="メイリオ" fo:font-size="4pt" style:letter-kerning="true" fo:country="none" style:country-asian="none" style:country-complex="none" style:font-name-asian="メイリオ" style:font-size-asian="4pt" style:font-size-complex="4pt"/>
    </style:style>
    <style:style style:name="T9" style:family="text">
      <style:text-properties fo:color="#000000" fo:font-size="4pt" style:letter-kerning="true" fo:country="none" style:country-asian="none" style:country-complex="none" style:font-name-asian="メイリオ" style:font-size-asian="4pt" style:font-size-complex="4pt"/>
    </style:style>
    <style:style style:name="T10" style:family="text">
      <style:text-properties fo:font-size="3.5pt" style:letter-kerning="true" fo:country="none" style:country-asian="none" style:font-name-asian="メイリオ" style:font-size-asian="3.5pt" style:font-size-complex="3.5pt"/>
    </style:style>
    <style:style style:name="T11" style:family="text">
      <style:text-properties style:letter-kerning="true" fo:country="none" style:country-asian="none" style:country-complex="none" style:font-name-asian="メイリオ" style:font-size-asian="3pt" style:font-size-complex="3pt"/>
    </style:style>
    <style:style style:name="T12" style:family="text">
      <style:text-properties fo:font-size="3pt" style:letter-kerning="true" fo:country="none" style:country-asian="none" style:country-complex="none" style:font-name-asian="メイリオ" style:font-size-asian="3pt" style:font-size-complex="3pt"/>
    </style:style>
    <style:style style:name="T13" style:family="text">
      <style:text-properties style:font-name="メイリオ" fo:font-size="3pt" style:letter-kerning="true" fo:country="none" style:country-asian="none" style:country-complex="none" style:font-name-asian="メイリオ" style:font-size-asian="3pt" style:font-size-complex="3pt"/>
    </style:style>
  </office:automatic-styles>
  <office:body>
    <office:spreadsheet>
      <table:content-validations>
        <table:content-validation table:name="val1" table:base-cell-address="トップ.C3">
          <table:error-message table:message-type="stop" table:display="true"/>
        </table:content-validation>
      </table:content-validations>
      <table:table table:name="トップ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/>
            <text:p/>
            <text:p/>
            <text:p/>
            <text:p><text:span text:style-name="T1">ボルグシステム</text:span></text:p>
            <text:p><text:span text:style-name="T1">画面パーツ CSS DBの関連</text:span></text:p>
            <text:p><text:span text:style-name="T1">マトリックス図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2">2015年1月10日</text:span></text:p>
            <text:p><text:span text:style-name="T2">株式会社デジタルデザインシンク</text:span></text:p>
          </table:table-cell>
          <table:table-cell table:number-columns-repeated="3"/>
        </table:table-row>
      </table:table>
      <table:table table:name="要約" table:style-name="ta1">
        <office:forms form:automatic-focus="false" form:apply-design-mode="false"/>
        <table:table-column table:style-name="co4" table:default-cell-style-name="ce2"/>
        <table:table-row table:style-name="ro3">
          <table:table-cell office:value-type="string" calcext:value-type="string">
            <text:p/>
            <text:p>1.マトリックス図</text:p>
            <text:p>　以降のページに画面パーツとCSS、DBテーブルのカラムの関連の有無を表した　</text:p>
            <text:p>　図を示します。</text:p>
          </table:table-cell>
        </table:table-row>
      </table:table>
      <table:table table:name="画面アイテム・スタイルシート対応表" table:style-name="ta1">
        <table:table-header-columns>
          <table:table-column table:style-name="co5" table:default-cell-style-name="ce11"/>
          <table:table-column table:style-name="co6" table:default-cell-style-name="ce38"/>
        </table:table-header-columns>
        <table:table-column table:style-name="co7" table:number-columns-repeated="18" table:default-cell-style-name="ce50"/>
        <table:table-column table:style-name="co8" table:default-cell-style-name="ce50"/>
        <table:table-column table:style-name="co7" table:number-columns-repeated="5" table:default-cell-style-name="ce50"/>
        <table:table-column table:style-name="co9" table:default-cell-style-name="ce50"/>
        <table:table-column table:style-name="co10" table:number-columns-repeated="7" table:default-cell-style-name="ce50"/>
        <table:table-column table:style-name="co7" table:number-columns-repeated="2" table:default-cell-style-name="ce50"/>
        <table:table-column table:style-name="co11" table:default-cell-style-name="ce50"/>
        <table:table-column table:style-name="co7" table:default-cell-style-name="ce50"/>
        <table:table-column table:style-name="co12" table:default-cell-style-name="ce50"/>
        <table:table-column table:style-name="co7" table:number-columns-repeated="4" table:default-cell-style-name="ce50"/>
        <table:table-column table:style-name="co13" table:default-cell-style-name="ce50"/>
        <table:table-column table:style-name="co14" table:default-cell-style-name="ce50"/>
        <table:table-column table:style-name="co7" table:number-columns-repeated="2" table:default-cell-style-name="ce50"/>
        <table:table-column table:style-name="co10" table:default-cell-style-name="ce50"/>
        <table:table-column table:style-name="co7" table:number-columns-repeated="3" table:default-cell-style-name="ce50"/>
        <table:table-column table:style-name="co15" table:number-columns-repeated="2" table:default-cell-style-name="ce50"/>
        <table:table-column table:style-name="co16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7" table:default-cell-style-name="ce50"/>
        <table:table-column table:style-name="co20" table:default-cell-style-name="ce50"/>
        <table:table-column table:style-name="co12" table:default-cell-style-name="ce50"/>
        <table:table-column table:style-name="co21" table:default-cell-style-name="ce50"/>
        <table:table-column table:style-name="co22" table:default-cell-style-name="ce50"/>
        <table:table-column table:style-name="co23" table:default-cell-style-name="ce50"/>
        <table:table-column table:style-name="co24" table:default-cell-style-name="ce50"/>
        <table:table-column table:style-name="co25" table:default-cell-style-name="ce103"/>
        <table:table-column table:style-name="co26" table:number-columns-repeated="952" table:default-cell-style-name="ce50"/>
        <table:table-column table:style-name="co26" table:number-columns-repeated="7" table:default-cell-style-name="Default"/>
        <table:table-header-rows>
          <table:table-row table:style-name="ro4">
            <table:table-cell table:style-name="ce3"/>
            <table:table-cell table:style-name="ce12"/>
            <table:table-cell table:style-name="ce39" office:value-type="string" calcext:value-type="string" table:number-columns-spanned="18" table:number-rows-spanned="1">
              <text:p>.textbox</text:p>
            </table:table-cell>
            <table:covered-table-cell table:number-columns-repeated="2" table:style-name="ce39"/>
            <table:covered-table-cell table:style-name="ce60"/>
            <table:covered-table-cell table:style-name="ce39"/>
            <table:covered-table-cell table:number-columns-repeated="2" table:style-name="ce60"/>
            <table:covered-table-cell table:number-columns-repeated="11" table:style-name="ce64"/>
            <table:table-cell table:style-name="ce64" office:value-type="string" calcext:value-type="string">
              <text:p>.textarea</text:p>
            </table:table-cell>
            <table:table-cell table:style-name="ce60" office:value-type="string" calcext:value-type="string" table:number-columns-spanned="13" table:number-rows-spanned="1">
              <text:p>.label</text:p>
            </table:table-cell>
            <table:covered-table-cell table:number-columns-repeated="12" table:style-name="ce60"/>
            <table:table-cell table:style-name="ce39" office:value-type="string" calcext:value-type="string" table:number-columns-spanned="9" table:number-rows-spanned="1">
              <text:p>.button .button</text:p>
            </table:table-cell>
            <table:covered-table-cell table:style-name="ce64"/>
            <table:covered-table-cell table:style-name="ce39"/>
            <table:covered-table-cell table:number-columns-repeated="6" table:style-name="ce64"/>
            <table:table-cell table:style-name="ce60" office:value-type="string" calcext:value-type="string" table:number-columns-spanned="2" table:number-rows-spanned="1">
              <text:p>.checkbox</text:p>
            </table:table-cell>
            <table:covered-table-cell table:style-name="ce60"/>
            <table:table-cell table:style-name="ce39" office:value-type="string" calcext:value-type="string" table:number-columns-spanned="6" table:number-rows-spanned="1">
              <text:p>.pulldown</text:p>
            </table:table-cell>
            <table:covered-table-cell table:number-columns-repeated="5" table:style-name="ce39"/>
            <table:table-cell table:style-name="ce64" office:value-type="string" calcext:value-type="string">
              <text:p>.head-text</text:p>
            </table:table-cell>
            <table:table-cell table:style-name="ce39" office:value-type="string" calcext:value-type="string">
              <text:p>.row-head</text:p>
            </table:table-cell>
            <table:table-cell table:style-name="ce83" office:value-type="string" calcext:value-type="string">
              <text:p>.radio</text:p>
            </table:table-cell>
            <table:table-cell table:style-name="ce39" office:value-type="string" calcext:value-type="string">
              <text:p>.list</text:p>
            </table:table-cell>
            <table:table-cell table:style-name="ce60" office:value-type="string" calcext:value-type="string">
              <text:p>.graph</text:p>
            </table:table-cell>
            <table:table-cell table:style-name="ce39" office:value-type="string" calcext:value-type="string">
              <text:p>.calendar</text:p>
            </table:table-cell>
            <table:table-cell table:style-name="ce12" office:value-type="string" calcext:value-type="string" table:number-columns-spanned="4" table:number-rows-spanned="1">
              <text:p>.title-text</text:p>
            </table:table-cell>
            <table:covered-table-cell table:number-columns-repeated="2" table:style-name="ce85"/>
            <table:covered-table-cell table:style-name="ce87"/>
            <table:table-cell table:style-name="ce89" office:value-type="string" calcext:value-type="string">
              <text:p>.tab-container up</text:p>
            </table:table-cell>
            <table:table-cell table:style-name="ce92" office:value-type="string" calcext:value-type="string">
              <text:p>.tab-container up li</text:p>
            </table:table-cell>
            <table:table-cell table:style-name="ce92" office:value-type="string" calcext:value-type="string">
              <text:p>.tab-container ul li a</text:p>
            </table:table-cell>
            <table:table-cell table:style-name="ce102" table:number-columns-repeated="13"/>
            <table:table-cell table:style-name="ce104" table:number-columns-repeated="940"/>
            <table:table-cell table:number-columns-repeated="7"/>
          </table:table-row>
          <table:table-row table:style-name="ro5">
            <table:table-cell table:style-name="ce4"/>
            <table:table-cell table:style-name="ce13"/>
            <table:table-cell table:style-name="ce40" table:number-columns-spanned="8" table:number-rows-spanned="1"/>
            <table:covered-table-cell table:number-columns-repeated="2" table:style-name="ce40"/>
            <table:covered-table-cell table:style-name="ce61"/>
            <table:covered-table-cell table:style-name="ce40"/>
            <table:covered-table-cell table:number-columns-repeated="2" table:style-name="ce61"/>
            <table:covered-table-cell table:style-name="ce65"/>
            <table:table-cell table:style-name="ce40" office:value-type="string" calcext:value-type="string" table:number-columns-spanned="6" table:number-rows-spanned="1">
              <text:p><text:s/>width-max</text:p>
            </table:table-cell>
            <table:covered-table-cell table:number-columns-repeated="4" table:style-name="ce61"/>
            <table:covered-table-cell table:style-name="ce65"/>
            <table:table-cell table:style-name="ce40" office:value-type="string" calcext:value-type="string" table:number-columns-spanned="4" table:number-rows-spanned="1">
              <text:p>.width-min</text:p>
            </table:table-cell>
            <table:covered-table-cell table:number-columns-repeated="2" table:style-name="ce61"/>
            <table:covered-table-cell table:style-name="ce65"/>
            <table:table-cell table:style-name="ce65" office:value-type="string" calcext:value-type="string">
              <text:p>.width-min</text:p>
            </table:table-cell>
            <table:table-cell table:style-name="ce40" table:number-columns-spanned="6" table:number-rows-spanned="1"/>
            <table:covered-table-cell table:number-columns-repeated="5" table:style-name="ce61"/>
            <table:table-cell table:style-name="ce40" office:value-type="string" calcext:value-type="string" table:number-columns-spanned="4" table:number-rows-spanned="1">
              <text:p>.width-max</text:p>
            </table:table-cell>
            <table:covered-table-cell table:number-columns-repeated="2" table:style-name="ce61"/>
            <table:covered-table-cell table:style-name="ce65"/>
            <table:table-cell table:style-name="ce61" office:value-type="string" calcext:value-type="string" table:number-columns-spanned="3" table:number-rows-spanned="1">
              <text:p>.width-min</text:p>
            </table:table-cell>
            <table:covered-table-cell table:number-columns-repeated="2" table:style-name="ce61"/>
            <table:table-cell table:style-name="ce40" table:number-columns-spanned="2" table:number-rows-spanned="1"/>
            <table:covered-table-cell table:style-name="ce65"/>
            <table:table-cell table:style-name="ce40" office:value-type="string" calcext:value-type="string" table:number-columns-spanned="2" table:number-rows-spanned="1">
              <text:p>.width-max</text:p>
            </table:table-cell>
            <table:covered-table-cell table:style-name="ce65"/>
            <table:table-cell table:style-name="ce40" office:value-type="string" calcext:value-type="string">
              <text:p>.width-middle</text:p>
            </table:table-cell>
            <table:table-cell table:style-name="ce40" office:value-type="string" calcext:value-type="string" table:number-columns-spanned="4" table:number-rows-spanned="1">
              <text:p>.width-min</text:p>
            </table:table-cell>
            <table:covered-table-cell table:number-columns-repeated="2" table:style-name="ce61"/>
            <table:covered-table-cell table:style-name="ce65"/>
            <table:table-cell table:style-name="ce40"/>
            <table:table-cell table:style-name="ce61" office:value-type="string" calcext:value-type="string">
              <text:p>.width-max</text:p>
            </table:table-cell>
            <table:table-cell table:style-name="ce40" table:number-columns-spanned="2" table:number-rows-spanned="1"/>
            <table:covered-table-cell table:style-name="ce65"/>
            <table:table-cell table:style-name="ce40" office:value-type="string" calcext:value-type="string" table:number-columns-spanned="2" table:number-rows-spanned="1">
              <text:p>.width-max</text:p>
            </table:table-cell>
            <table:covered-table-cell table:style-name="ce65"/>
            <table:table-cell table:style-name="ce65" office:value-type="string" calcext:value-type="string" table:number-columns-spanned="2" table:number-rows-spanned="1">
              <text:p>.width-min</text:p>
            </table:table-cell>
            <table:covered-table-cell table:style-name="ce40"/>
            <table:table-cell table:style-name="ce40" table:number-columns-repeated="2"/>
            <table:table-cell table:style-name="ce84"/>
            <table:table-cell table:style-name="ce40"/>
            <table:table-cell table:style-name="ce61"/>
            <table:table-cell table:style-name="ce40"/>
            <table:table-cell table:style-name="ce13"/>
            <table:table-cell table:style-name="ce13" office:value-type="string" calcext:value-type="string">
              <text:p>.width-max</text:p>
            </table:table-cell>
            <table:table-cell table:style-name="ce86" office:value-type="string" calcext:value-type="string">
              <text:p>.width-middle</text:p>
            </table:table-cell>
            <table:table-cell table:style-name="ce88" office:value-type="string" calcext:value-type="string">
              <text:p>.width-min</text:p>
            </table:table-cell>
            <table:table-cell table:style-name="ce90"/>
            <table:table-cell table:style-name="ce93" table:number-columns-repeated="2"/>
            <table:table-cell table:style-name="ce102" table:number-columns-repeated="13"/>
            <table:table-cell table:style-name="ce104" table:number-columns-repeated="940"/>
            <table:table-cell table:number-columns-repeated="7"/>
          </table:table-row>
          <table:table-row table:style-name="ro6">
            <table:table-cell table:style-name="ce5"/>
            <table:table-cell table:style-name="ce14"/>
            <table:table-cell table:style-name="ce41" table:content-validation-name="val1" office:value-type="string" calcext:value-type="string">
              <text:p>0101</text:p>
            </table:table-cell>
            <table:table-cell table:style-name="ce51" table:content-validation-name="val1" office:value-type="string" calcext:value-type="string">
              <text:p>0102</text:p>
            </table:table-cell>
            <table:table-cell table:style-name="ce51" table:content-validation-name="val1" office:value-type="string" calcext:value-type="string">
              <text:p>0105</text:p>
            </table:table-cell>
            <table:table-cell table:style-name="ce51" table:content-validation-name="val1" office:value-type="string" calcext:value-type="string">
              <text:p>0106</text:p>
            </table:table-cell>
            <table:table-cell table:style-name="ce51" table:content-validation-name="val1" office:value-type="string" calcext:value-type="string">
              <text:p>0107</text:p>
            </table:table-cell>
            <table:table-cell table:style-name="ce63" office:value-type="string" calcext:value-type="string">
              <text:p>0108</text:p>
            </table:table-cell>
            <table:table-cell table:style-name="ce63" office:value-type="string" calcext:value-type="string">
              <text:p>0109</text:p>
            </table:table-cell>
            <table:table-cell table:style-name="ce66" office:value-type="string" calcext:value-type="string">
              <text:p>0110</text:p>
            </table:table-cell>
            <table:table-cell table:style-name="ce74" office:value-type="string" calcext:value-type="string">
              <text:p>0102</text:p>
            </table:table-cell>
            <table:table-cell table:style-name="ce63" office:value-type="string" calcext:value-type="string">
              <text:p>0103</text:p>
            </table:table-cell>
            <table:table-cell table:style-name="ce63" office:value-type="string" calcext:value-type="string">
              <text:p>0104</text:p>
            </table:table-cell>
            <table:table-cell table:style-name="ce63" office:value-type="string" calcext:value-type="string">
              <text:p>0105</text:p>
            </table:table-cell>
            <table:table-cell table:style-name="ce63" office:value-type="string" calcext:value-type="string">
              <text:p>0106</text:p>
            </table:table-cell>
            <table:table-cell table:style-name="ce66" office:value-type="string" calcext:value-type="string">
              <text:p>0110</text:p>
            </table:table-cell>
            <table:table-cell table:style-name="ce74" office:value-type="string" calcext:value-type="string">
              <text:p>0101</text:p>
            </table:table-cell>
            <table:table-cell table:style-name="ce63" office:value-type="string" calcext:value-type="string">
              <text:p>0102</text:p>
            </table:table-cell>
            <table:table-cell table:style-name="ce63" office:value-type="string" calcext:value-type="string">
              <text:p>0104</text:p>
            </table:table-cell>
            <table:table-cell table:style-name="ce66" office:value-type="string" calcext:value-type="string">
              <text:p>0107</text:p>
            </table:table-cell>
            <table:table-cell table:style-name="ce66" office:value-type="string" calcext:value-type="string">
              <text:p>0207</text:p>
            </table:table-cell>
            <table:table-cell table:style-name="ce43" office:value-type="string" calcext:value-type="string">
              <text:p>0101</text:p>
            </table:table-cell>
            <table:table-cell table:style-name="ce53" office:value-type="string" calcext:value-type="string">
              <text:p>0102</text:p>
            </table:table-cell>
            <table:table-cell table:style-name="ce53" office:value-type="string" calcext:value-type="string">
              <text:p>0103</text:p>
            </table:table-cell>
            <table:table-cell table:style-name="ce53" office:value-type="string" calcext:value-type="string">
              <text:p>0110</text:p>
            </table:table-cell>
            <table:table-cell table:style-name="ce53" office:value-type="string" calcext:value-type="string">
              <text:p>0112</text:p>
            </table:table-cell>
            <table:table-cell table:style-name="ce53" office:value-type="string" calcext:value-type="string">
              <text:p>.t-align</text:p>
              <text:p>-center</text:p>
            </table:table-cell>
            <table:table-cell table:style-name="ce43" office:value-type="string" calcext:value-type="string">
              <text:p>0101</text:p>
            </table:table-cell>
            <table:table-cell table:style-name="ce63" office:value-type="float" office:value="102" calcext:value-type="float">
              <text:p>102</text:p>
            </table:table-cell>
            <table:table-cell table:style-name="ce53" office:value-type="string" calcext:value-type="string">
              <text:p>0103</text:p>
            </table:table-cell>
            <table:table-cell table:style-name="ce68" office:value-type="string" calcext:value-type="string">
              <text:p>0104</text:p>
            </table:table-cell>
            <table:table-cell table:style-name="ce53" office:value-type="string" calcext:value-type="string">
              <text:p>0101</text:p>
            </table:table-cell>
            <table:table-cell table:style-name="ce53" office:value-type="string" calcext:value-type="string">
              <text:p>0102</text:p>
            </table:table-cell>
            <table:table-cell table:style-name="ce53" office:value-type="string" calcext:value-type="string">
              <text:p>0103</text:p>
            </table:table-cell>
            <table:table-cell table:style-name="ce74" office:value-type="string" calcext:value-type="string">
              <text:p>0101</text:p>
            </table:table-cell>
            <table:table-cell table:style-name="ce66" office:value-type="string" calcext:value-type="string">
              <text:p>0102</text:p>
            </table:table-cell>
            <table:table-cell table:style-name="ce74" office:value-type="string" calcext:value-type="string">
              <text:p>0101</text:p>
            </table:table-cell>
            <table:table-cell table:style-name="ce66" office:value-type="string" calcext:value-type="string">
              <text:p>0102</text:p>
            </table:table-cell>
            <table:table-cell table:style-name="ce75" office:value-type="string" calcext:value-type="string">
              <text:p>0101</text:p>
            </table:table-cell>
            <table:table-cell table:style-name="ce74" office:value-type="string" calcext:value-type="string">
              <text:p>0101</text:p>
            </table:table-cell>
            <table:table-cell table:style-name="ce63" office:value-type="string" calcext:value-type="string">
              <text:p>0102</text:p>
            </table:table-cell>
            <table:table-cell table:style-name="ce63" office:value-type="string" calcext:value-type="string">
              <text:p>0103</text:p>
            </table:table-cell>
            <table:table-cell table:style-name="ce66" office:value-type="string" calcext:value-type="string">
              <text:p>0104</text:p>
            </table:table-cell>
            <table:table-cell table:style-name="ce75" office:value-type="string" calcext:value-type="string">
              <text:p>0101</text:p>
            </table:table-cell>
            <table:table-cell table:style-name="ce63" office:value-type="string" calcext:value-type="string">
              <text:p>0101</text:p>
            </table:table-cell>
            <table:table-cell table:style-name="ce74" office:value-type="string" calcext:value-type="string">
              <text:p>0102</text:p>
            </table:table-cell>
            <table:table-cell table:style-name="ce66" office:value-type="string" calcext:value-type="string">
              <text:p>0103</text:p>
            </table:table-cell>
            <table:table-cell table:style-name="ce74" office:value-type="string" calcext:value-type="string">
              <text:p>0102</text:p>
            </table:table-cell>
            <table:table-cell table:style-name="ce66" office:value-type="string" calcext:value-type="string">
              <text:p>0104</text:p>
            </table:table-cell>
            <table:table-cell table:style-name="ce74" office:value-type="string" calcext:value-type="string">
              <text:p>0104</text:p>
            </table:table-cell>
            <table:table-cell table:style-name="ce66" office:value-type="string" calcext:value-type="string">
              <text:p>0107</text:p>
            </table:table-cell>
            <table:table-cell table:style-name="ce66" office:value-type="string" calcext:value-type="string">
              <text:p>0120</text:p>
            </table:table-cell>
            <table:table-cell table:style-name="ce75" office:value-type="string" calcext:value-type="string">
              <text:p>0101</text:p>
            </table:table-cell>
            <table:table-cell table:style-name="ce74" office:value-type="string" calcext:value-type="string">
              <text:p>0101</text:p>
            </table:table-cell>
            <table:table-cell table:style-name="ce75"/>
            <table:table-cell table:style-name="ce63"/>
            <table:table-cell table:style-name="ce75"/>
            <table:table-cell table:style-name="ce43" office:value-type="string" calcext:value-type="string">
              <text:p>0109</text:p>
            </table:table-cell>
            <table:table-cell table:style-name="ce75" office:value-type="string" calcext:value-type="string">
              <text:p>0119</text:p>
            </table:table-cell>
            <table:table-cell table:style-name="ce63" office:value-type="string" calcext:value-type="string">
              <text:p>0117</text:p>
            </table:table-cell>
            <table:table-cell table:style-name="ce66" office:value-type="string" calcext:value-type="string">
              <text:p>0115</text:p>
            </table:table-cell>
            <table:table-cell table:style-name="ce43" table:number-columns-repeated="2"/>
            <table:table-cell table:style-name="ce94"/>
            <table:table-cell/>
            <table:table-cell table:style-name="ce103" table:number-columns-repeated="12"/>
            <table:table-cell table:number-columns-repeated="947"/>
          </table:table-row>
        </table:table-header-rows>
        <table:table-row table:style-name="ro7">
          <table:table-cell table:style-name="ce5" office:value-type="string" calcext:value-type="string" table:number-columns-spanned="1" table:number-rows-spanned="8">
            <text:p>受発注画面</text:p>
            <text:p>発注タブ</text:p>
          </table:table-cell>
          <table:table-cell table:style-name="ce15" office:value-type="string" calcext:value-type="string">
            <text:p>検索</text:p>
          </table:table-cell>
          <table:table-cell table:style-name="ce42"/>
          <table:table-cell table:style-name="ce52" table:number-columns-repeated="4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 office:value-type="string" calcext:value-type="string">
            <text:p>●</text:p>
          </table:table-cell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 office:value-type="string" calcext:value-type="string">
            <text:p>●</text:p>
          </table:table-cell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91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期間(絞込)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注文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発送指示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納品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6">
            <text:p>発注</text:p>
            <text:p>新規・編集画面(伝票)</text:p>
          </table:table-cell>
          <table:table-cell table:style-name="ce15" office:value-type="string" calcext:value-type="string">
            <text:p>発注日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3"/>
          <table:table-cell table:style-name="ce55" office:value-type="string" calcext:value-type="string">
            <text:p>●</text:p>
          </table:table-cell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/>
          <table:table-cell table:style-name="ce55" office:value-type="string" calcext:value-type="string">
            <text:p>●</text:p>
          </table:table-cell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発注コード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発注先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発送指定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納品指定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入力者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承認者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備考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合計金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承認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更新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未在庫一覧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返品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8">
            <text:p>発注</text:p>
            <text:p>新規編集画面</text:p>
            <text:p>(製品項目)</text:p>
          </table:table-cell>
          <table:table-cell table:style-name="ce17" office:value-type="string" calcext:value-type="string">
            <text:p><text:span text:style-name="T4">OKボタン</text:span>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8" office:value-type="string" calcext:value-type="string">
            <text:p>製品種別(大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8" office:value-type="string" calcext:value-type="string">
            <text:p>製品種別(中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8" office:value-type="string" calcext:value-type="string">
            <text:p>製品種別(小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8" office:value-type="string" calcext:value-type="string">
            <text:p>製品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9" office:value-type="string" calcext:value-type="string">
            <text:p><text:span text:style-name="T5">単価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0" office:value-type="string" calcext:value-type="string">
            <text:p><text:span text:style-name="T5">個数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1" office:value-type="string" calcext:value-type="string">
            <text:p><text:span text:style-name="T5">発送先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4">
          <table:table-cell table:style-name="ce5" office:value-type="string" calcext:value-type="string" table:number-columns-spanned="1" table:number-rows-spanned="2">
            <text:p>未在庫管理画面</text:p>
          </table:table-cell>
          <table:table-cell table:style-name="ce22" office:value-type="string" calcext:value-type="string">
            <text:p>追加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covered-table-cell table:style-name="ce5"/>
          <table:table-cell table:style-name="ce23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table-cell table:style-name="ce5" office:value-type="string" calcext:value-type="string" table:number-columns-spanned="1" table:number-rows-spanned="2">
            <text:p>返品編集画面</text:p>
          </table:table-cell>
          <table:table-cell table:style-name="ce22" office:value-type="string" calcext:value-type="string">
            <text:p>OK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covered-table-cell table:style-name="ce5"/>
          <table:table-cell table:style-name="ce23" office:value-type="string" calcext:value-type="string">
            <text:p>返品数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 office:value-type="string" calcext:value-type="string">
            <text:p>●</text:p>
          </table:table-cell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number-columns-repeated="2" table:style-name="ce54" office:value-type="string" calcext:value-type="string">
            <text:p>●</text:p>
          </table:table-cell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2">
            <text:p>受発注画面</text:p>
            <text:p>受注タブ</text:p>
          </table:table-cell>
          <table:table-cell table:style-name="ce15" office:value-type="string" calcext:value-type="string">
            <text:p>検索</text:p>
          </table:table-cell>
          <table:table-cell table:style-name="ce45"/>
          <table:table-cell table:style-name="ce55" table:number-columns-repeated="4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 office:value-type="string" calcext:value-type="string">
            <text:p>●</text:p>
          </table:table-cell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 office:value-type="string" calcext:value-type="string">
            <text:p>●</text:p>
          </table:table-cell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期間(絞込)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受注種別（絞込）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4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見積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注文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納品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請求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注文請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発送指示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21">
            <text:p>受注</text:p>
            <text:p><text:span text:style-name="T3">新規・編集画面(伝票)</text:span></text:p>
          </table:table-cell>
          <table:table-cell table:style-name="ce15" office:value-type="string" calcext:value-type="string">
            <text:p>受注日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3"/>
          <table:table-cell table:style-name="ce55" office:value-type="string" calcext:value-type="string">
            <text:p>●</text:p>
          </table:table-cell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/>
          <table:table-cell table:style-name="ce55" office:value-type="string" calcext:value-type="string">
            <text:p>●</text:p>
          </table:table-cell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受注コード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顧客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出荷指定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納品指定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締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支払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入力者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承認者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備考(社内向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備考(社外向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合計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受付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承認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承認解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更新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返品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ノード詳細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6" office:value-type="string" calcext:value-type="string" table:number-columns-spanned="1" table:number-rows-spanned="9">
            <text:p>受注</text:p>
            <text:p>新規編集画面</text:p>
            <text:p>(製品項目)</text:p>
          </table:table-cell>
          <table:table-cell table:style-name="ce18" office:value-type="string" calcext:value-type="string">
            <text:p>OK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18" office:value-type="string" calcext:value-type="string">
            <text:p>製品種別(大)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table:number-columns-repeated="2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office:value-type="string" calcext:value-type="string">
            <text:p>●</text:p>
          </table:table-cell>
          <table:table-cell table:style-name="ce70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18" office:value-type="string" calcext:value-type="string">
            <text:p>製品種別(中)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table:number-columns-repeated="2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office:value-type="string" calcext:value-type="string">
            <text:p>●</text:p>
          </table:table-cell>
          <table:table-cell table:style-name="ce70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25" office:value-type="string" calcext:value-type="string">
            <text:p>製品種別(小)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table:number-columns-repeated="2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office:value-type="string" calcext:value-type="string">
            <text:p>●</text:p>
          </table:table-cell>
          <table:table-cell table:style-name="ce70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8" office:value-type="string" calcext:value-type="string">
            <text:p>製品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table:number-columns-repeated="2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office:value-type="string" calcext:value-type="string">
            <text:p>●</text:p>
          </table:table-cell>
          <table:table-cell table:style-name="ce70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8" office:value-type="string" calcext:value-type="string">
            <text:p><text:span text:style-name="T5">販売価格</text:span>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office:value-type="string" calcext:value-type="string">
            <text:p>●</text:p>
          </table:table-cell>
          <table:table-cell table:style-name="ce70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table:number-columns-repeated="2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1" office:value-type="string" calcext:value-type="string">
            <text:p><text:span text:style-name="T5">個数</text:span>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office:value-type="string" calcext:value-type="string">
            <text:p>●</text:p>
          </table:table-cell>
          <table:table-cell table:style-name="ce70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table:number-columns-repeated="2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1" office:value-type="string" calcext:value-type="string">
            <text:p><text:span text:style-name="T5">発送先</text:span>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office:value-type="string" calcext:value-type="string">
            <text:p>●</text:p>
          </table:table-cell>
          <table:table-cell table:style-name="ce70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table:number-columns-repeated="2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1" office:value-type="string" calcext:value-type="string">
            <text:p>備考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/>
          <table:table-cell table:style-name="ce68" office:value-type="string" calcext:value-type="string">
            <text:p>●</text:p>
          </table:table-cell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5">
            <text:p>取引先管理</text:p>
            <text:p>個人タブ</text:p>
          </table:table-cell>
          <table:table-cell table:style-name="ce15" office:value-type="string" calcext:value-type="string">
            <text:p>検索</text:p>
          </table:table-cell>
          <table:table-cell table:style-name="ce45"/>
          <table:table-cell table:style-name="ce55" table:number-columns-repeated="4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 office:value-type="string" calcext:value-type="string">
            <text:p>●</text:p>
          </table:table-cell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 office:value-type="string" calcext:value-type="string">
            <text:p>●</text:p>
          </table:table-cell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期間(絞込)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4">
            <text:p>登録・編集画面</text:p>
            <text:p>(個人)</text:p>
          </table:table-cell>
          <table:table-cell table:style-name="ce14" office:value-type="string" calcext:value-type="string">
            <text:p>OK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登録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名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住所(郵便番号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住所(都道府県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6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住所(詳細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電話番号×3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FAX番号×3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メールアドレス×3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URL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権限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パスワード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ID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備考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/>
          <table:table-cell table:style-name="ce69" office:value-type="string" calcext:value-type="string">
            <text:p>●</text:p>
          </table:table-cell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2"/>
          <table:table-cell table:style-name="ce54" office:value-type="string" calcext:value-type="string">
            <text:p>●</text:p>
          </table:table-cell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/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7">
            <text:p>取引先管理</text:p>
            <text:p>会社タブ</text:p>
          </table:table-cell>
          <table:table-cell table:style-name="ce14" office:value-type="string" calcext:value-type="string">
            <text:p>検索</text:p>
          </table:table-cell>
          <table:table-cell table:style-name="ce43"/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期間(絞込)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取引実績(絞込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4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属性(絞込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4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20">
            <text:p>取引先管理 会社</text:p>
            <text:p>登録・編集画面</text:p>
          </table:table-cell>
          <table:table-cell table:style-name="ce15" office:value-type="string" calcext:value-type="string">
            <text:p>登録日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2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 office:value-type="string" calcext:value-type="string">
            <text:p>●</text:p>
          </table:table-cell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会社名・フリガナ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会社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屋号・フリガナ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屋号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事業部名×3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住所(郵便番号)×3</text:p>
          </table:table-cell>
          <table:table-cell table:style-name="ce43"/>
          <table:table-cell table:style-name="ce53" table:number-columns-repeated="3"/>
          <table:table-cell table:style-name="ce62"/>
          <table:table-cell table:style-name="ce53" table:number-columns-repeated="2"/>
          <table:table-cell table:style-name="ce68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住所(都道府県)×3</text:p>
          </table:table-cell>
          <table:table-cell table:style-name="ce43"/>
          <table:table-cell table:style-name="ce53" table:number-columns-repeated="2"/>
          <table:table-cell table:style-name="ce62"/>
          <table:table-cell table:style-name="ce53" table:number-columns-repeated="3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68"/>
          <table:table-cell table:style-name="ce53"/>
          <table:table-cell table:style-name="ce68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 table:number-columns-repeated="2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住所(詳細)×3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電話番号×3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3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FAX番号×3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3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メールアドレス×3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URL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属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種別価格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締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支払サイト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前金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更新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タブ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number-columns-repeated="2" table:style-name="ce43" office:value-type="string" calcext:value-type="string">
            <text:p>●</text:p>
          </table:table-cell>
          <table:table-cell table:style-name="ce94" office:value-type="string" calcext:value-type="string">
            <text:p>●</text:p>
          </table:table-cell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7" office:value-type="string" calcext:value-type="string" table:number-columns-spanned="1" table:number-rows-spanned="3">
            <text:p>種別価格作成画面</text:p>
          </table:table-cell>
          <table:table-cell table:style-name="ce15" office:value-type="string" calcext:value-type="string">
            <text:p>新規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 office:value-type="string" calcext:value-type="string">
            <text:p>●</text:p>
          </table:table-cell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8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9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10">
          <table:table-cell table:style-name="ce7" office:value-type="string" calcext:value-type="string" table:number-columns-spanned="1" table:number-rows-spanned="3">
            <text:p>新規・</text:p>
            <text:p>編集</text:p>
            <text:p>画面</text:p>
            <text:p>(種別</text:p>
            <text:p>作成)</text:p>
          </table:table-cell>
          <table:table-cell table:style-name="ce15" office:value-type="string" calcext:value-type="string">
            <text:p>OK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8"/>
          <table:table-cell table:style-name="ce14" office:value-type="string" calcext:value-type="string">
            <text:p>製品種別(大項目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9"/>
          <table:table-cell table:style-name="ce16" office:value-type="string" calcext:value-type="string">
            <text:p>価格ランク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2"/>
          <table:table-cell table:style-name="ce54" office:value-type="string" calcext:value-type="string">
            <text:p>●</text:p>
          </table:table-cell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office:value-type="string" calcext:value-type="string">
            <text:p>●</text:p>
          </table:table-cell>
          <table:table-cell table:style-name="ce69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取引先管理</text:p>
            <text:p>「社員」タブ</text:p>
          </table:table-cell>
          <table:table-cell table:style-name="ce26" office:value-type="string" calcext:value-type="string">
            <text:p>新規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 office:value-type="string" calcext:value-type="string">
            <text:p>●</text:p>
          </table:table-cell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2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10">
          <table:covered-table-cell table:style-name="ce5"/>
          <table:table-cell table:style-name="ce27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1">
            <text:p>取引先管理</text:p>
            <text:p>社員追加画面</text:p>
          </table:table-cell>
          <table:table-cell table:style-name="ce26" office:value-type="string" calcext:value-type="string">
            <text:p>OK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社員選択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役職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権限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登録日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名前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住所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電話番号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FAX番号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メールアドレス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9"/>
          <table:table-cell table:style-name="ce27" office:value-type="string" calcext:value-type="string">
            <text:p>URL</text:p>
          </table:table-cell>
          <table:table-cell table:style-name="ce44"/>
          <table:table-cell table:style-name="ce54" table:number-columns-repeated="3"/>
          <table:table-cell table:style-name="ce54" office:value-type="string" calcext:value-type="string">
            <text:p>●</text:p>
          </table:table-cell>
          <table:table-cell table:style-name="ce54" table:number-columns-repeated="2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2"/>
          <table:table-cell table:style-name="ce54" office:value-type="string" calcext:value-type="string">
            <text:p>●</text:p>
          </table:table-cell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/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table-cell table:style-name="ce5" office:value-type="string" calcext:value-type="string" table:number-columns-spanned="1" table:number-rows-spanned="2">
            <text:p>取引先</text:p>
            <text:p>管理</text:p>
            <text:p>社員</text:p>
            <text:p>選択</text:p>
            <text:p>画面</text:p>
          </table:table-cell>
          <table:table-cell table:style-name="ce24" office:value-type="string" calcext:value-type="string">
            <text:p>OK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4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10">
          <table:table-cell table:style-name="ce5" office:value-type="string" calcext:value-type="string" table:number-columns-spanned="1" table:number-rows-spanned="3">
            <text:p>取引先管理</text:p>
            <text:p>「取扱製品」タブ</text:p>
          </table:table-cell>
          <table:table-cell table:style-name="ce26" office:value-type="string" calcext:value-type="string">
            <text:p>追加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 office:value-type="string" calcext:value-type="string">
            <text:p>●</text:p>
          </table:table-cell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2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table-cell table:style-name="ce5" office:value-type="string" calcext:value-type="string" table:number-columns-spanned="1" table:number-rows-spanned="2">
            <text:p>取引先</text:p>
            <text:p>管理</text:p>
            <text:p>取扱商</text:p>
            <text:p>品追加</text:p>
          </table:table-cell>
          <table:table-cell table:style-name="ce24" office:value-type="string" calcext:value-type="string">
            <text:p>追加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4">
          <table:covered-table-cell table:style-name="ce5"/>
          <table:table-cell table:style-name="ce2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6">
            <text:p>製品管理</text:p>
          </table:table-cell>
          <table:table-cell table:style-name="ce15" office:value-type="string" calcext:value-type="string">
            <text:p>検索</text:p>
          </table:table-cell>
          <table:table-cell table:style-name="ce45"/>
          <table:table-cell table:style-name="ce55" table:number-columns-repeated="4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 office:value-type="string" calcext:value-type="string">
            <text:p>●</text:p>
          </table:table-cell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 office:value-type="string" calcext:value-type="string">
            <text:p>●</text:p>
          </table:table-cell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絞込(種別 大・中・小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種別作成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5">
            <text:p>新規・追加</text:p>
            <text:p>画面</text:p>
            <text:p>(製品管理)</text:p>
          </table:table-cell>
          <table:table-cell table:style-name="ce15" office:value-type="string" calcext:value-type="string">
            <text:p>OK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2"/>
          <table:table-cell table:style-name="ce55" office:value-type="string" calcext:value-type="string">
            <text:p>●</text:p>
          </table:table-cell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 table:number-columns-repeated="2"/>
          <table:table-cell table:style-name="ce45"/>
          <table:table-cell table:style-name="ce55"/>
          <table:table-cell table:style-name="ce45"/>
          <table:table-cell table:style-name="ce67"/>
          <table:table-cell table:style-name="ce45"/>
          <table:table-cell table:style-name="ce55"/>
          <table:table-cell table:style-name="ce76" table:number-columns-repeated="6"/>
          <table:table-cell table:style-name="ce45"/>
          <table:table-cell table:style-name="ce76"/>
          <table:table-cell table:style-name="ce55"/>
          <table:table-cell table:style-name="ce67"/>
          <table:table-cell table:style-name="ce76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登録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型番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18" office:value-type="string" calcext:value-type="string">
            <text:p>製品種別(大)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table:number-columns-repeated="2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office:value-type="string" calcext:value-type="string">
            <text:p>●</text:p>
          </table:table-cell>
          <table:table-cell table:style-name="ce70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18" office:value-type="string" calcext:value-type="string">
            <text:p>製品種別(中)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table:number-columns-repeated="2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office:value-type="string" calcext:value-type="string">
            <text:p>●</text:p>
          </table:table-cell>
          <table:table-cell table:style-name="ce70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25" office:value-type="string" calcext:value-type="string">
            <text:p>製品種別(小)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table:number-columns-repeated="2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office:value-type="string" calcext:value-type="string">
            <text:p>●</text:p>
          </table:table-cell>
          <table:table-cell table:style-name="ce70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造元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仕入元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上代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仕入価格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画像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office:value-type="string" calcext:value-type="string">
            <text:p>●</text:p>
          </table:table-cell>
          <table:table-cell table:style-name="ce53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販売価格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値引率限界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備考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/>
          <table:table-cell table:style-name="ce69" office:value-type="string" calcext:value-type="string">
            <text:p>●</text:p>
          </table:table-cell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2"/>
          <table:table-cell table:style-name="ce54" office:value-type="string" calcext:value-type="string">
            <text:p>●</text:p>
          </table:table-cell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 table:number-columns-repeated="2"/>
          <table:table-cell table:style-name="ce44"/>
          <table:table-cell table:style-name="ce54"/>
          <table:table-cell table:style-name="ce44"/>
          <table:table-cell table:style-name="ce69"/>
          <table:table-cell table:style-name="ce44"/>
          <table:table-cell table:style-name="ce54"/>
          <table:table-cell table:style-name="ce78" table:number-columns-repeated="6"/>
          <table:table-cell table:style-name="ce44"/>
          <table:table-cell table:style-name="ce78"/>
          <table:table-cell table:style-name="ce54"/>
          <table:table-cell table:style-name="ce69"/>
          <table:table-cell table:style-name="ce78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種別</text:p>
            <text:p>作成</text:p>
            <text:p>画面</text:p>
          </table:table-cell>
          <table:table-cell table:style-name="ce15" office:value-type="string" calcext:value-type="string">
            <text:p>大項目作成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 office:value-type="string" calcext:value-type="string">
            <text:p>●</text:p>
          </table:table-cell>
          <table:table-cell table:style-name="ce76" table:number-columns-repeated="2"/>
          <table:table-cell table:style-name="ce45"/>
          <table:table-cell table:style-name="ce55"/>
          <table:table-cell table:style-name="ce45"/>
          <table:table-cell table:style-name="ce67"/>
          <table:table-cell table:style-name="ce45"/>
          <table:table-cell table:style-name="ce55"/>
          <table:table-cell table:style-name="ce76" table:number-columns-repeated="6"/>
          <table:table-cell table:style-name="ce45"/>
          <table:table-cell table:style-name="ce76"/>
          <table:table-cell table:style-name="ce55"/>
          <table:table-cell table:style-name="ce67"/>
          <table:table-cell table:style-name="ce76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4" office:value-type="string" calcext:value-type="string">
            <text:p>中項目作成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6" office:value-type="string" calcext:value-type="string">
            <text:p>小項目作成ボタン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 office:value-type="string" calcext:value-type="string">
            <text:p>●</text:p>
          </table:table-cell>
          <table:table-cell table:style-name="ce78" table:number-columns-repeated="2"/>
          <table:table-cell table:style-name="ce44"/>
          <table:table-cell table:style-name="ce54"/>
          <table:table-cell table:style-name="ce44"/>
          <table:table-cell table:style-name="ce69"/>
          <table:table-cell table:style-name="ce44"/>
          <table:table-cell table:style-name="ce54"/>
          <table:table-cell table:style-name="ce78" table:number-columns-repeated="6"/>
          <table:table-cell table:style-name="ce44"/>
          <table:table-cell table:style-name="ce78"/>
          <table:table-cell table:style-name="ce54"/>
          <table:table-cell table:style-name="ce69"/>
          <table:table-cell table:style-name="ce78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11">
          <table:table-cell table:style-name="ce5" office:value-type="string" calcext:value-type="string" table:number-columns-spanned="1" table:number-rows-spanned="2">
            <text:p>大項目作成画面</text:p>
          </table:table-cell>
          <table:table-cell table:style-name="ce14" office:value-type="string" calcext:value-type="string">
            <text:p>追加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11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 table:number-columns-repeated="2"/>
          <table:table-cell table:style-name="ce44"/>
          <table:table-cell table:style-name="ce54"/>
          <table:table-cell table:style-name="ce44"/>
          <table:table-cell table:style-name="ce69"/>
          <table:table-cell table:style-name="ce44"/>
          <table:table-cell table:style-name="ce54"/>
          <table:table-cell table:style-name="ce78" table:number-columns-repeated="3"/>
          <table:table-cell table:style-name="ce78" office:value-type="string" calcext:value-type="string">
            <text:p>●</text:p>
          </table:table-cell>
          <table:table-cell table:style-name="ce78" table:number-columns-repeated="2"/>
          <table:table-cell table:style-name="ce44"/>
          <table:table-cell table:style-name="ce78"/>
          <table:table-cell table:style-name="ce54"/>
          <table:table-cell table:style-name="ce69"/>
          <table:table-cell table:style-name="ce78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中項目作成画面</text:p>
          </table:table-cell>
          <table:table-cell table:style-name="ce14" office:value-type="string" calcext:value-type="string">
            <text:p>追加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4" office:value-type="string" calcext:value-type="string">
            <text:p>大項目選択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8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 table:number-columns-repeated="2"/>
          <table:table-cell table:style-name="ce44"/>
          <table:table-cell table:style-name="ce54"/>
          <table:table-cell table:style-name="ce44"/>
          <table:table-cell table:style-name="ce69"/>
          <table:table-cell table:style-name="ce44"/>
          <table:table-cell table:style-name="ce54"/>
          <table:table-cell table:style-name="ce78" table:number-columns-repeated="3"/>
          <table:table-cell table:style-name="ce78" office:value-type="string" calcext:value-type="string">
            <text:p>●</text:p>
          </table:table-cell>
          <table:table-cell table:style-name="ce78" table:number-columns-repeated="2"/>
          <table:table-cell table:style-name="ce44"/>
          <table:table-cell table:style-name="ce78"/>
          <table:table-cell table:style-name="ce54"/>
          <table:table-cell table:style-name="ce69"/>
          <table:table-cell table:style-name="ce78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4">
            <text:p>小項目作成画面</text:p>
          </table:table-cell>
          <table:table-cell table:style-name="ce14" office:value-type="string" calcext:value-type="string">
            <text:p>追加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大項目選択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中項目選択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 table:number-columns-repeated="2"/>
          <table:table-cell table:style-name="ce44"/>
          <table:table-cell table:style-name="ce54"/>
          <table:table-cell table:style-name="ce44"/>
          <table:table-cell table:style-name="ce69"/>
          <table:table-cell table:style-name="ce44"/>
          <table:table-cell table:style-name="ce54"/>
          <table:table-cell table:style-name="ce78" table:number-columns-repeated="3"/>
          <table:table-cell table:style-name="ce78" office:value-type="string" calcext:value-type="string">
            <text:p>●</text:p>
          </table:table-cell>
          <table:table-cell table:style-name="ce78" table:number-columns-repeated="2"/>
          <table:table-cell table:style-name="ce44"/>
          <table:table-cell table:style-name="ce78"/>
          <table:table-cell table:style-name="ce54"/>
          <table:table-cell table:style-name="ce69"/>
          <table:table-cell table:style-name="ce78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4">
            <text:p>新規・追加画面(種別作成)</text:p>
          </table:table-cell>
          <table:table-cell table:style-name="ce14" office:value-type="string" calcext:value-type="string">
            <text:p>OK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登録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種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作成者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office:value-type="string" calcext:value-type="string">
            <text:p>●</text:p>
          </table:table-cell>
          <table:table-cell table:style-name="ce69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2"/>
          <table:table-cell table:style-name="ce54" office:value-type="string" calcext:value-type="string">
            <text:p>●</text:p>
          </table:table-cell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 table:number-columns-repeated="2"/>
          <table:table-cell table:style-name="ce44"/>
          <table:table-cell table:style-name="ce54"/>
          <table:table-cell table:style-name="ce44"/>
          <table:table-cell table:style-name="ce69"/>
          <table:table-cell table:style-name="ce44"/>
          <table:table-cell table:style-name="ce54"/>
          <table:table-cell table:style-name="ce78" table:number-columns-repeated="6"/>
          <table:table-cell table:style-name="ce44"/>
          <table:table-cell table:style-name="ce78"/>
          <table:table-cell table:style-name="ce54"/>
          <table:table-cell table:style-name="ce69"/>
          <table:table-cell table:style-name="ce78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8">
            <text:p>在庫管理</text:p>
            <text:p>在庫タブ</text:p>
          </table:table-cell>
          <table:table-cell table:style-name="ce1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ノード分割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ラベル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ノード詳細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検索</text:p>
          </table:table-cell>
          <table:table-cell table:style-name="ce43"/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絞込(種別 大・中・小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期間(絞込)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0">
            <text:p>新規・編集画 面</text:p>
            <text:p>(在庫管理)</text:p>
          </table:table-cell>
          <table:table-cell table:style-name="ce15" office:value-type="string" calcext:value-type="string">
            <text:p>OK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日付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ロットNo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ノードNo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個数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在庫場所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製品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種別(大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製品種別(中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種別(小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6" office:value-type="string" calcext:value-type="string" table:number-columns-spanned="1" table:number-rows-spanned="2">
            <text:p>ノード分割</text:p>
          </table:table-cell>
          <table:table-cell table:style-name="ce15" office:value-type="string" calcext:value-type="string">
            <text:p>OK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27" office:value-type="string" calcext:value-type="string">
            <text:p>個数入力欄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 office:value-type="string" calcext:value-type="string">
            <text:p>●</text:p>
          </table:table-cell>
          <table:table-cell table:style-name="ce54" table:number-columns-repeated="2"/>
          <table:table-cell table:style-name="ce69" table:number-columns-repeated="2"/>
          <table:table-cell table:style-name="ce44" office:value-type="string" calcext:value-type="string">
            <text:p>●</text:p>
          </table:table-cell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/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4">
            <text:p>在庫管理</text:p>
            <text:p>過去在庫タブ</text:p>
          </table:table-cell>
          <table:table-cell table:style-name="ce15" office:value-type="string" calcext:value-type="string">
            <text:p>検索</text:p>
          </table:table-cell>
          <table:table-cell table:style-name="ce45"/>
          <table:table-cell table:style-name="ce55" table:number-columns-repeated="4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 office:value-type="string" calcext:value-type="string">
            <text:p>●</text:p>
          </table:table-cell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 office:value-type="string" calcext:value-type="string">
            <text:p>●</text:p>
          </table:table-cell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24" office:value-type="string" calcext:value-type="string">
            <text:p>絞込(種別 大・中・小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4" office:value-type="string" calcext:value-type="string">
            <text:p>期間(絞込)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table-cell table:style-name="ce5" office:value-type="string" calcext:value-type="string" table:number-columns-spanned="1" table:number-rows-spanned="2">
            <text:p>統計</text:p>
            <text:p>まと</text:p>
            <text:p>めタブ</text:p>
          </table:table-cell>
          <table:table-cell table:style-name="ce14" office:value-type="string" calcext:value-type="string">
            <text:p>グラフ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 office:value-type="string" calcext:value-type="string">
            <text:p>●</text:p>
          </table:table-cell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4">
          <table:covered-table-cell table:style-name="ce5"/>
          <table:table-cell table:style-name="ce14" office:value-type="string" calcext:value-type="string">
            <text:p>日付の単位選択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table-cell table:style-name="ce5" office:value-type="string" calcext:value-type="string" table:number-columns-spanned="1" table:number-rows-spanned="2">
            <text:p>統計</text:p>
            <text:p>仕入タブ</text:p>
          </table:table-cell>
          <table:table-cell table:style-name="ce15" office:value-type="string" calcext:value-type="string">
            <text:p>期間</text:p>
          </table:table-cell>
          <table:table-cell table:style-name="ce45"/>
          <table:table-cell table:style-name="ce55" office:value-type="string" calcext:value-type="string">
            <text:p>●</text:p>
          </table:table-cell>
          <table:table-cell table:style-name="ce55" table:number-columns-repeated="5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 office:value-type="string" calcext:value-type="string">
            <text:p>●</text:p>
          </table:table-cell>
          <table:table-cell table:style-name="ce55" table:number-columns-repeated="4"/>
          <table:table-cell table:style-name="ce55" office:value-type="string" calcext:value-type="string">
            <text:p>●</text:p>
          </table:table-cell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covered-table-cell table:style-name="ce5"/>
          <table:table-cell table:style-name="ce16" office:value-type="string" calcext:value-type="string">
            <text:p>グラフ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/>
          <table:table-cell table:style-name="ce54" office:value-type="string" calcext:value-type="string">
            <text:p>●</text:p>
          </table:table-cell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12">
          <table:table-cell table:style-name="ce5" office:value-type="string" calcext:value-type="string" table:number-columns-spanned="1" table:number-rows-spanned="2">
            <text:p>統計</text:p>
            <text:p>売上タブ</text:p>
          </table:table-cell>
          <table:table-cell table:style-name="ce14" office:value-type="string" calcext:value-type="string">
            <text:p>期間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12">
          <table:covered-table-cell table:style-name="ce5"/>
          <table:table-cell table:style-name="ce14" office:value-type="string" calcext:value-type="string">
            <text:p>グラフ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 office:value-type="string" calcext:value-type="string">
            <text:p>●</text:p>
          </table:table-cell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12">
          <table:table-cell table:style-name="ce5" office:value-type="string" calcext:value-type="string" table:number-columns-spanned="1" table:number-rows-spanned="2">
            <text:p>統計</text:p>
            <text:p>利益タブ</text:p>
          </table:table-cell>
          <table:table-cell table:style-name="ce15" office:value-type="string" calcext:value-type="string">
            <text:p>期間</text:p>
          </table:table-cell>
          <table:table-cell table:style-name="ce45"/>
          <table:table-cell table:style-name="ce55" office:value-type="string" calcext:value-type="string">
            <text:p>●</text:p>
          </table:table-cell>
          <table:table-cell table:style-name="ce55" table:number-columns-repeated="5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 office:value-type="string" calcext:value-type="string">
            <text:p>●</text:p>
          </table:table-cell>
          <table:table-cell table:style-name="ce55" table:number-columns-repeated="4"/>
          <table:table-cell table:style-name="ce55" office:value-type="string" calcext:value-type="string">
            <text:p>●</text:p>
          </table:table-cell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12">
          <table:covered-table-cell table:style-name="ce5"/>
          <table:table-cell table:style-name="ce16" office:value-type="string" calcext:value-type="string">
            <text:p>グラフ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/>
          <table:table-cell table:style-name="ce54" office:value-type="string" calcext:value-type="string">
            <text:p>●</text:p>
          </table:table-cell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5">
            <text:p>統計</text:p>
            <text:p>企業詳細タブ</text:p>
          </table:table-cell>
          <table:table-cell table:style-name="ce14" office:value-type="string" calcext:value-type="string">
            <text:p>都道府県絞込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種別絞込(大・中・小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絞込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期間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5">
            <text:p>統計</text:p>
            <text:p>製品詳細タブ</text:p>
          </table:table-cell>
          <table:table-cell table:style-name="ce15" office:value-type="string" calcext:value-type="string">
            <text:p>都道府県絞込</text:p>
          </table:table-cell>
          <table:table-cell table:style-name="ce45"/>
          <table:table-cell table:style-name="ce55" table:number-columns-repeated="3"/>
          <table:table-cell table:style-name="ce55" office:value-type="string" calcext:value-type="string">
            <text:p>●</text:p>
          </table:table-cell>
          <table:table-cell table:style-name="ce55" table:number-columns-repeated="2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/>
          <table:table-cell table:style-name="ce55" office:value-type="string" calcext:value-type="string">
            <text:p>●</text:p>
          </table:table-cell>
          <table:table-cell table:style-name="ce55" table:number-columns-repeated="3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種別絞込(大・中・小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絞込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期間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管理者</text:p>
            <text:p>ユーザタブ</text:p>
          </table:table-cell>
          <table:table-cell table:style-name="ce1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10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1">
            <text:p>追加・編集画面</text:p>
            <text:p> (管理者 ユーザ)</text:p>
          </table:table-cell>
          <table:table-cell table:style-name="ce28" office:value-type="string" calcext:value-type="string">
            <text:p><text:span text:style-name="T6">OKボタン</text:span>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9" office:value-type="string" calcext:value-type="string">
            <text:p><text:span text:style-name="T6">日付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0" office:value-type="string" calcext:value-type="string">
            <text:p>名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0" office:value-type="string" calcext:value-type="string">
            <text:p>住所(郵便番号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0" office:value-type="string" calcext:value-type="string">
            <text:p>住所(都道府県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1" office:value-type="string" calcext:value-type="string">
            <text:p>住所(詳細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2" office:value-type="string" calcext:value-type="string">
            <text:p>電話番号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2" office:value-type="string" calcext:value-type="string">
            <text:p>メールアドレス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3" office:value-type="string" calcext:value-type="string">
            <text:p>権限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3" office:value-type="string" calcext:value-type="string">
            <text:p>ユーザID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パスワード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9">
            <text:p>管理者</text:p>
            <text:p>詳細タブ</text:p>
          </table:table-cell>
          <table:table-cell table:style-name="ce15" office:value-type="string" calcext:value-type="string">
            <text:p>更新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 office:value-type="string" calcext:value-type="string">
            <text:p>●</text:p>
          </table:table-cell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キャンセル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通知設定見出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/>
          <table:table-cell table:style-name="ce68" office:value-type="string" calcext:value-type="string">
            <text:p>●</text:p>
          </table:table-cell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ラジオボタン見出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 office:value-type="string" calcext:value-type="string">
            <text:p>●</text:p>
          </table:table-cell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見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 office:value-type="string" calcext:value-type="string">
            <text:p>●</text:p>
          </table:table-cell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発注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 office:value-type="string" calcext:value-type="string">
            <text:p>●</text:p>
          </table:table-cell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出金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 office:value-type="string" calcext:value-type="string">
            <text:p>●</text:p>
          </table:table-cell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納品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3" office:value-type="string" calcext:value-type="string">
            <text:p>●</text:p>
          </table:table-cell>
          <table:table-cell table:style-name="ce63"/>
          <table:table-cell table:style-name="ce74"/>
          <table:table-cell table:style-name="ce63" table:number-columns-repeated="2"/>
          <table:table-cell table:style-name="ce66"/>
          <table:table-cell table:style-name="ce6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 office:value-type="string" calcext:value-type="string">
            <text:p>●</text:p>
          </table:table-cell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入金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 office:value-type="string" calcext:value-type="string">
            <text:p>●</text:p>
          </table:table-cell>
          <table:table-cell table:style-name="ce54" office:value-type="string" calcext:value-type="string">
            <text:p>●</text:p>
          </table:table-cell>
          <table:table-cell table:style-name="ce54" table:number-columns-repeated="2"/>
          <table:table-cell table:style-name="ce54" office:value-type="string" calcext:value-type="string">
            <text:p>●</text:p>
          </table:table-cell>
          <table:table-cell table:style-name="ce54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 office:value-type="string" calcext:value-type="string">
            <text:p>●</text:p>
          </table:table-cell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 office:value-type="string" calcext:value-type="string">
            <text:p>●</text:p>
          </table:table-cell>
          <table:table-cell table:style-name="ce78"/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4">
            <text:p>メール管理</text:p>
          </table:table-cell>
          <table:table-cell table:style-name="ce1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リスト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8">
            <text:p>メール追加・編集</text:p>
          </table:table-cell>
          <table:table-cell table:style-name="ce28" office:value-type="string" calcext:value-type="string">
            <text:p><text:span text:style-name="T6">OKボタン</text:span>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9" office:value-type="string" calcext:value-type="string">
            <text:p><text:span text:style-name="T6">日付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0" office:value-type="string" calcext:value-type="string">
            <text:p><text:span text:style-name="T7">発行日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1" office:value-type="string" calcext:value-type="string">
            <text:p><text:span text:style-name="T6">宛先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2" office:value-type="string" calcext:value-type="string">
            <text:p><text:span text:style-name="T8">宛先(メーリングリスト)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2" office:value-type="string" calcext:value-type="string">
            <text:p><text:span text:style-name="T9">作成者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0" office:value-type="string" calcext:value-type="string">
            <text:p><text:span text:style-name="T9">タイトル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内容</text:p>
          </table:table-cell>
          <table:table-cell table:style-name="ce43"/>
          <table:table-cell table:style-name="ce53" table:number-columns-repeated="3"/>
          <table:table-cell table:style-name="ce63"/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/>
          <table:table-cell table:style-name="ce68" office:value-type="string" calcext:value-type="string">
            <text:p>●</text:p>
          </table:table-cell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ML</text:p>
            <text:p>一覧</text:p>
            <text:p>画面</text:p>
          </table:table-cell>
          <table:table-cell table:style-name="ce26" office:value-type="string" calcext:value-type="string">
            <text:p>新規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 office:value-type="string" calcext:value-type="string">
            <text:p>●</text:p>
          </table:table-cell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10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ML</text:p>
            <text:p>作成・</text:p>
            <text:p>編集</text:p>
            <text:p>画面</text:p>
          </table:table-cell>
          <table:table-cell table:style-name="ce2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4">
          <table:table-cell table:style-name="ce5" office:value-type="string" calcext:value-type="string" table:number-columns-spanned="1" table:number-rows-spanned="2">
            <text:p>MLア</text:p>
            <text:p>ドレス</text:p>
            <text:p>登録</text:p>
            <text:p>画面</text:p>
          </table:table-cell>
          <table:table-cell table:style-name="ce34" office:value-type="string" calcext:value-type="string">
            <text:p>追加ボタン</text:p>
          </table:table-cell>
          <table:table-cell table:style-name="ce47"/>
          <table:table-cell table:style-name="ce57" table:number-columns-repeated="6"/>
          <table:table-cell table:style-name="ce71"/>
          <table:table-cell table:style-name="ce47"/>
          <table:table-cell table:style-name="ce57" table:number-columns-repeated="4"/>
          <table:table-cell table:style-name="ce71"/>
          <table:table-cell table:style-name="ce47"/>
          <table:table-cell table:style-name="ce57" table:number-columns-repeated="2"/>
          <table:table-cell table:style-name="ce71" table:number-columns-repeated="2"/>
          <table:table-cell table:style-name="ce47"/>
          <table:table-cell table:style-name="ce57" table:number-columns-repeated="5"/>
          <table:table-cell table:style-name="ce47"/>
          <table:table-cell table:style-name="ce57" table:number-columns-repeated="2"/>
          <table:table-cell table:style-name="ce71"/>
          <table:table-cell table:style-name="ce57" table:number-columns-repeated="3"/>
          <table:table-cell table:style-name="ce47"/>
          <table:table-cell table:style-name="ce71"/>
          <table:table-cell table:style-name="ce47"/>
          <table:table-cell table:style-name="ce71"/>
          <table:table-cell table:style-name="ce80"/>
          <table:table-cell table:style-name="ce47"/>
          <table:table-cell table:style-name="ce57" office:value-type="string" calcext:value-type="string">
            <text:p>●</text:p>
          </table:table-cell>
          <table:table-cell table:style-name="ce57"/>
          <table:table-cell table:style-name="ce71"/>
          <table:table-cell table:style-name="ce80"/>
          <table:table-cell table:style-name="ce57"/>
          <table:table-cell table:style-name="ce47"/>
          <table:table-cell table:style-name="ce71"/>
          <table:table-cell table:style-name="ce47"/>
          <table:table-cell table:style-name="ce71"/>
          <table:table-cell table:style-name="ce57"/>
          <table:table-cell table:style-name="ce71" table:number-columns-repeated="2"/>
          <table:table-cell table:style-name="ce80"/>
          <table:table-cell table:style-name="ce47"/>
          <table:table-cell table:style-name="ce80"/>
          <table:table-cell table:style-name="ce57"/>
          <table:table-cell table:style-name="ce80"/>
          <table:table-cell table:style-name="ce47"/>
          <table:table-cell table:style-name="ce80"/>
          <table:table-cell table:style-name="ce57"/>
          <table:table-cell table:style-name="ce71"/>
          <table:table-cell table:style-name="ce47" table:number-columns-repeated="2"/>
          <table:table-cell table:style-name="ce99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covered-table-cell table:style-name="ce5"/>
          <table:table-cell table:style-name="ce2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クレーム管理</text:p>
          </table:table-cell>
          <table:table-cell table:style-name="ce15" office:value-type="string" calcext:value-type="string">
            <text:p>新規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 office:value-type="string" calcext:value-type="string">
            <text:p>●</text:p>
          </table:table-cell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5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2">
            <text:p>追加・編集画面</text:p>
            <text:p>(クレーム)</text:p>
          </table:table-cell>
          <table:table-cell table:style-name="ce35" office:value-type="string" calcext:value-type="string">
            <text:p>OK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5" office:value-type="string" calcext:value-type="string">
            <text:p>アップロード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日付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クレーム元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クレーム先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8" office:value-type="string" calcext:value-type="string">
            <text:p>製品種別(大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8" office:value-type="string" calcext:value-type="string">
            <text:p>製品種別(中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5" office:value-type="string" calcext:value-type="string">
            <text:p>製品種別(小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内容種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内容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その他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/>
          <table:table-cell table:style-name="ce69" office:value-type="string" calcext:value-type="string">
            <text:p>●</text:p>
          </table:table-cell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2"/>
          <table:table-cell table:style-name="ce54" office:value-type="string" calcext:value-type="string">
            <text:p>●</text:p>
          </table:table-cell>
          <table:table-cell table:style-name="ce44" office:value-type="string" calcext:value-type="string">
            <text:p>●</text:p>
          </table:table-cell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/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13">
          <table:table-cell table:style-name="ce5" office:value-type="string" calcext:value-type="string">
            <text:p>入出庫管理</text:p>
            <text:p>入庫タブ</text:p>
          </table:table-cell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13">
          <table:table-cell table:style-name="ce5" office:value-type="string" calcext:value-type="string">
            <text:p>入出庫管理</text:p>
            <text:p>出庫タブ</text:p>
          </table:table-cell>
          <table:table-cell table:style-name="ce36" office:value-type="string" calcext:value-type="string">
            <text:p>一覧</text:p>
          </table:table-cell>
          <table:table-cell table:style-name="ce48"/>
          <table:table-cell table:style-name="ce58" table:number-columns-repeated="6"/>
          <table:table-cell table:style-name="ce72"/>
          <table:table-cell table:style-name="ce48"/>
          <table:table-cell table:style-name="ce58" table:number-columns-repeated="4"/>
          <table:table-cell table:style-name="ce72"/>
          <table:table-cell table:style-name="ce48"/>
          <table:table-cell table:style-name="ce58" table:number-columns-repeated="2"/>
          <table:table-cell table:style-name="ce72" table:number-columns-repeated="2"/>
          <table:table-cell table:style-name="ce48"/>
          <table:table-cell table:style-name="ce58" table:number-columns-repeated="5"/>
          <table:table-cell table:style-name="ce48"/>
          <table:table-cell table:style-name="ce58" table:number-columns-repeated="2"/>
          <table:table-cell table:style-name="ce72"/>
          <table:table-cell table:style-name="ce58" table:number-columns-repeated="3"/>
          <table:table-cell table:style-name="ce48"/>
          <table:table-cell table:style-name="ce72"/>
          <table:table-cell table:style-name="ce48"/>
          <table:table-cell table:style-name="ce72"/>
          <table:table-cell table:style-name="ce81"/>
          <table:table-cell table:style-name="ce48"/>
          <table:table-cell table:style-name="ce58" table:number-columns-repeated="2"/>
          <table:table-cell table:style-name="ce72"/>
          <table:table-cell table:style-name="ce81"/>
          <table:table-cell table:style-name="ce58"/>
          <table:table-cell table:style-name="ce48"/>
          <table:table-cell table:style-name="ce72"/>
          <table:table-cell table:style-name="ce48"/>
          <table:table-cell table:style-name="ce72"/>
          <table:table-cell table:style-name="ce58"/>
          <table:table-cell table:style-name="ce72" table:number-columns-repeated="2"/>
          <table:table-cell table:style-name="ce81"/>
          <table:table-cell table:style-name="ce48"/>
          <table:table-cell table:style-name="ce81" office:value-type="string" calcext:value-type="string">
            <text:p>●</text:p>
          </table:table-cell>
          <table:table-cell table:style-name="ce58"/>
          <table:table-cell table:style-name="ce81"/>
          <table:table-cell table:style-name="ce48"/>
          <table:table-cell table:style-name="ce81"/>
          <table:table-cell table:style-name="ce58"/>
          <table:table-cell table:style-name="ce72"/>
          <table:table-cell table:style-name="ce48" table:number-columns-repeated="2"/>
          <table:table-cell table:style-name="ce100"/>
          <table:table-cell/>
          <table:table-cell table:style-name="ce103" table:number-columns-repeated="12"/>
          <table:table-cell table:number-columns-repeated="947"/>
        </table:table-row>
        <table:table-row table:style-name="ro4">
          <table:table-cell table:style-name="ce5" office:value-type="string" calcext:value-type="string" table:number-columns-spanned="1" table:number-rows-spanned="2">
            <text:p>日付選択</text:p>
          </table:table-cell>
          <table:table-cell table:style-name="ce16" office:value-type="string" calcext:value-type="string">
            <text:p>本日ボタン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 office:value-type="string" calcext:value-type="string">
            <text:p>●</text:p>
          </table:table-cell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/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covered-table-cell table:style-name="ce5"/>
          <table:table-cell table:style-name="ce16" office:value-type="string" calcext:value-type="string">
            <text:p>カレンダー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/>
          <table:table-cell table:style-name="ce54"/>
          <table:table-cell table:style-name="ce78" office:value-type="string" calcext:value-type="string">
            <text:p>●</text:p>
          </table:table-cell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5">
            <text:p>入出金</text:p>
            <text:p>管理</text:p>
            <text:p>出金タブ</text:p>
          </table:table-cell>
          <table:table-cell table:style-name="ce14" office:value-type="string" calcext:value-type="string">
            <text:p>検索</text:p>
          </table:table-cell>
          <table:table-cell table:style-name="ce43"/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期間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出金（絞込）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更新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5">
            <text:p>入出金</text:p>
            <text:p>管理</text:p>
            <text:p>入金タブ</text:p>
          </table:table-cell>
          <table:table-cell table:style-name="ce15" office:value-type="string" calcext:value-type="string">
            <text:p>検索</text:p>
          </table:table-cell>
          <table:table-cell table:style-name="ce45"/>
          <table:table-cell table:style-name="ce55" table:number-columns-repeated="4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 office:value-type="string" calcext:value-type="string">
            <text:p>●</text:p>
          </table:table-cell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 office:value-type="string" calcext:value-type="string">
            <text:p>●</text:p>
          </table:table-cell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期間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入金（絞込）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更新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7">
            <text:p>入出金管理</text:p>
            <text:p>出金編集</text:p>
          </table:table-cell>
          <table:table-cell table:style-name="ce14" office:value-type="string" calcext:value-type="string">
            <text:p>発注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発注先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納品希望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入力者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合計金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出金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7">
            <text:p>入出金管理</text:p>
            <text:p>入金編集</text:p>
          </table:table-cell>
          <table:table-cell table:style-name="ce15" office:value-type="string" calcext:value-type="string">
            <text:p>受注日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3"/>
          <table:table-cell table:style-name="ce55" office:value-type="string" calcext:value-type="string">
            <text:p>●</text:p>
          </table:table-cell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/>
          <table:table-cell table:style-name="ce55" office:value-type="string" calcext:value-type="string">
            <text:p>●</text:p>
          </table:table-cell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受注先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納品希望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入力者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合計金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入金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10" office:value-type="string" calcext:value-type="string" table:number-columns-spanned="1" table:number-rows-spanned="6">
            <text:p>共通部分</text:p>
          </table:table-cell>
          <table:table-cell table:style-name="ce14" office:value-type="string" calcext:value-type="string">
            <text:p>タイトル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 office:value-type="string" calcext:value-type="string">
            <text:p>●</text:p>
          </table:table-cell>
          <table:table-cell table:style-name="ce77" office:value-type="string" calcext:value-type="string">
            <text:p>●</text:p>
          </table:table-cell>
          <table:table-cell table:style-name="ce53" office:value-type="string" calcext:value-type="string">
            <text:p>●</text:p>
          </table:table-cell>
          <table:table-cell table:style-name="ce66" office:value-type="string" calcext:value-type="string">
            <text:p>●</text:p>
          </table:table-cell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クローズ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 office:value-type="string" calcext:value-type="string">
            <text:p>●</text:p>
          </table:table-cell>
          <table:table-cell table:style-name="ce4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空白の改行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タブボタン群外枠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office:value-type="string" calcext:value-type="string">
            <text:p>●</text:p>
          </table:table-cell>
          <table:table-cell table:style-name="ce43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4" office:value-type="string" calcext:value-type="string">
            <text:p>タブ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/>
          <table:table-cell table:style-name="ce43" office:value-type="string" calcext:value-type="string">
            <text:p>●</text:p>
          </table:table-cell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10"/>
          <table:table-cell table:style-name="ce37" office:value-type="string" calcext:value-type="string">
            <text:p>タブボタンの文字</text:p>
          </table:table-cell>
          <table:table-cell table:style-name="ce49"/>
          <table:table-cell table:style-name="ce59" table:number-columns-repeated="6"/>
          <table:table-cell table:style-name="ce73"/>
          <table:table-cell table:style-name="ce49"/>
          <table:table-cell table:style-name="ce59" table:number-columns-repeated="4"/>
          <table:table-cell table:style-name="ce73"/>
          <table:table-cell table:style-name="ce49"/>
          <table:table-cell table:style-name="ce59" table:number-columns-repeated="2"/>
          <table:table-cell table:style-name="ce73" table:number-columns-repeated="2"/>
          <table:table-cell table:style-name="ce49"/>
          <table:table-cell table:style-name="ce59" table:number-columns-repeated="5"/>
          <table:table-cell table:style-name="ce49"/>
          <table:table-cell table:style-name="ce59" table:number-columns-repeated="2"/>
          <table:table-cell table:style-name="ce73"/>
          <table:table-cell table:style-name="ce59" table:number-columns-repeated="3"/>
          <table:table-cell table:style-name="ce49"/>
          <table:table-cell table:style-name="ce73"/>
          <table:table-cell table:style-name="ce49"/>
          <table:table-cell table:style-name="ce73"/>
          <table:table-cell table:style-name="ce82"/>
          <table:table-cell table:style-name="ce49"/>
          <table:table-cell table:style-name="ce59" table:number-columns-repeated="2"/>
          <table:table-cell table:style-name="ce73"/>
          <table:table-cell table:style-name="ce82"/>
          <table:table-cell table:style-name="ce59"/>
          <table:table-cell table:style-name="ce49"/>
          <table:table-cell table:style-name="ce73"/>
          <table:table-cell table:style-name="ce49"/>
          <table:table-cell table:style-name="ce73"/>
          <table:table-cell table:style-name="ce59"/>
          <table:table-cell table:style-name="ce73" table:number-columns-repeated="2"/>
          <table:table-cell table:style-name="ce82"/>
          <table:table-cell table:style-name="ce49"/>
          <table:table-cell table:style-name="ce82"/>
          <table:table-cell table:style-name="ce59"/>
          <table:table-cell table:style-name="ce82"/>
          <table:table-cell table:style-name="ce49"/>
          <table:table-cell table:style-name="ce82"/>
          <table:table-cell table:style-name="ce59"/>
          <table:table-cell table:style-name="ce73"/>
          <table:table-cell table:style-name="ce49" table:number-columns-repeated="2"/>
          <table:table-cell table:style-name="ce101" office:value-type="string" calcext:value-type="string">
            <text:p>●</text:p>
          </table:table-cell>
          <table:table-cell/>
          <table:table-cell table:style-name="ce103" table:number-columns-repeated="12"/>
          <table:table-cell table:number-columns-repeated="947"/>
        </table:table-row>
        <table:table-row table:style-name="ro14" table:number-rows-repeated="1048250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画面アイテム・DBテーブル対応表" table:style-name="ta1">
        <table:table-header-columns>
          <table:table-column table:style-name="co27" table:default-cell-style-name="ce112"/>
          <table:table-column table:style-name="co28" table:default-cell-style-name="ce38"/>
        </table:table-header-columns>
        <table:table-column table:style-name="co29" table:number-columns-repeated="32" table:default-cell-style-name="ce133"/>
        <table:table-column table:style-name="co30" table:number-columns-repeated="2" table:default-cell-style-name="ce133"/>
        <table:table-column table:style-name="co31" table:number-columns-repeated="2" table:default-cell-style-name="ce133"/>
        <table:table-column table:style-name="co29" table:number-columns-repeated="72" table:default-cell-style-name="ce133"/>
        <table:table-column table:style-name="co29" table:default-cell-style-name="ce172"/>
        <table:table-column table:style-name="co29" table:number-columns-repeated="29" table:default-cell-style-name="ce133"/>
        <table:table-column table:style-name="co32" table:number-columns-repeated="2" table:default-cell-style-name="ce133"/>
        <table:table-column table:style-name="co29" table:number-columns-repeated="3" table:default-cell-style-name="ce133"/>
        <table:table-column table:style-name="co32" table:number-columns-repeated="2" table:default-cell-style-name="ce133"/>
        <table:table-column table:style-name="co29" table:number-columns-repeated="24" table:default-cell-style-name="ce133"/>
        <table:table-column table:style-name="co33" table:default-cell-style-name="ce133"/>
        <table:table-column table:style-name="co30" table:default-cell-style-name="ce133"/>
        <table:table-column table:style-name="co29" table:number-columns-repeated="29" table:default-cell-style-name="ce133"/>
        <table:table-column table:style-name="co30" table:default-cell-style-name="ce133"/>
        <table:table-column table:style-name="co34" table:default-cell-style-name="ce133"/>
        <table:table-column table:style-name="co29" table:default-cell-style-name="ce133"/>
        <table:table-column table:style-name="co31" table:default-cell-style-name="ce133"/>
        <table:table-column table:style-name="co29" table:number-columns-repeated="2" table:default-cell-style-name="ce133"/>
        <table:table-column table:style-name="co32" table:number-columns-repeated="7" table:default-cell-style-name="ce133"/>
        <table:table-column table:style-name="co30" table:default-cell-style-name="ce133"/>
        <table:table-column table:style-name="co29" table:number-columns-repeated="51" table:default-cell-style-name="ce133"/>
        <table:table-column table:style-name="co34" table:number-columns-repeated="2" table:default-cell-style-name="ce133"/>
        <table:table-column table:style-name="co29" table:number-columns-repeated="15" table:default-cell-style-name="ce133"/>
        <table:table-column table:style-name="co35" table:default-cell-style-name="ce133"/>
        <table:table-column table:style-name="co36" table:default-cell-style-name="ce133"/>
        <table:table-column table:style-name="co30" table:default-cell-style-name="ce133"/>
        <table:table-column table:style-name="co33" table:default-cell-style-name="ce133"/>
        <table:table-column table:style-name="co29" table:number-columns-repeated="2" table:default-cell-style-name="ce133"/>
        <table:table-column table:style-name="co32" table:default-cell-style-name="ce133"/>
        <table:table-column table:style-name="co29" table:number-columns-repeated="4" table:default-cell-style-name="ce133"/>
        <table:table-column table:style-name="co30" table:default-cell-style-name="ce133"/>
        <table:table-column table:style-name="co29" table:number-columns-repeated="8" table:default-cell-style-name="ce133"/>
        <table:table-column table:style-name="co29" table:default-cell-style-name="ce224"/>
        <table:table-column table:style-name="co29" table:number-columns-repeated="12" table:default-cell-style-name="ce133"/>
        <table:table-column table:style-name="co37" table:number-columns-repeated="697" table:default-cell-style-name="ce133"/>
        <table:table-column table:style-name="co37" table:number-columns-repeated="10" table:default-cell-style-name="Default"/>
        <table:table-header-rows>
          <table:table-row table:style-name="ro15">
            <table:table-cell table:style-name="ce105"/>
            <table:table-cell table:style-name="ce113"/>
            <table:table-cell table:style-name="ce123" office:value-type="string" calcext:value-type="string" table:number-columns-spanned="8" table:number-rows-spanned="1">
              <text:p>受発注画面</text:p>
              <text:p>発注タブ</text:p>
            </table:table-cell>
            <table:covered-table-cell table:number-columns-repeated="6" table:style-name="ce134"/>
            <table:covered-table-cell table:style-name="ce145"/>
            <table:table-cell table:style-name="ce155" office:value-type="string" calcext:value-type="string" table:number-columns-spanned="16" table:number-rows-spanned="1">
              <text:p>発注 新規・編集画面</text:p>
              <text:p>(伝票)</text:p>
            </table:table-cell>
            <table:covered-table-cell table:number-columns-repeated="14" table:style-name="ce157"/>
            <table:covered-table-cell table:style-name="ce159"/>
            <table:table-cell table:style-name="ce161" office:value-type="string" calcext:value-type="string" table:number-columns-spanned="8" table:number-rows-spanned="1">
              <text:p>発注 </text:p>
              <text:p>新規・編集画面</text:p>
              <text:p>(製品項目)</text:p>
            </table:table-cell>
            <table:covered-table-cell table:number-columns-repeated="3" table:style-name="ce157"/>
            <table:covered-table-cell table:style-name="ce165"/>
            <table:covered-table-cell table:number-columns-repeated="2" table:style-name="ce157"/>
            <table:covered-table-cell table:style-name="ce159"/>
            <table:table-cell table:style-name="ce161" office:value-type="string" calcext:value-type="string" table:number-columns-spanned="2" table:number-rows-spanned="1">
              <text:p>未在</text:p>
              <text:p>庫管</text:p>
              <text:p>理画</text:p>
              <text:p>面</text:p>
            </table:table-cell>
            <table:covered-table-cell table:style-name="ce159"/>
            <table:table-cell table:style-name="ce159" office:value-type="string" calcext:value-type="string" table:number-columns-spanned="2" table:number-rows-spanned="1">
              <text:p>返品</text:p>
              <text:p>編集</text:p>
              <text:p>画面</text:p>
            </table:table-cell>
            <table:covered-table-cell table:style-name="ce159"/>
            <table:table-cell table:style-name="ce161" office:value-type="string" calcext:value-type="string" table:number-columns-spanned="12" table:number-rows-spanned="1">
              <text:p>受発注画面</text:p>
              <text:p>受注タブ</text:p>
            </table:table-cell>
            <table:covered-table-cell table:number-columns-repeated="2" table:style-name="ce157"/>
            <table:covered-table-cell table:number-columns-repeated="2" table:style-name="ce165"/>
            <table:covered-table-cell table:number-columns-repeated="6" table:style-name="ce157"/>
            <table:covered-table-cell table:style-name="ce159"/>
            <table:table-cell table:style-name="ce161" office:value-type="string" calcext:value-type="string" table:number-columns-spanned="21" table:number-rows-spanned="1">
              <text:p>受注 新規・編集画面</text:p>
              <text:p>(伝票)</text:p>
            </table:table-cell>
            <table:covered-table-cell table:style-name="ce161"/>
            <table:covered-table-cell table:number-columns-repeated="18" table:style-name="ce157"/>
            <table:covered-table-cell table:style-name="ce159"/>
            <table:table-cell table:style-name="ce161" office:value-type="string" calcext:value-type="string" table:number-columns-spanned="9" table:number-rows-spanned="1">
              <text:p>受注</text:p>
              <text:p>新規・編集画面</text:p>
              <text:p>(製品項目)</text:p>
            </table:table-cell>
            <table:covered-table-cell table:number-columns-repeated="7" table:style-name="ce157"/>
            <table:covered-table-cell table:style-name="ce159"/>
            <table:table-cell table:style-name="ce161" office:value-type="string" calcext:value-type="string" table:number-columns-spanned="5" table:number-rows-spanned="1">
              <text:p>取引先</text:p>
              <text:p>管理</text:p>
              <text:p>個人タブ</text:p>
            </table:table-cell>
            <table:covered-table-cell table:style-name="ce165"/>
            <table:covered-table-cell table:number-columns-repeated="2" table:style-name="ce157"/>
            <table:covered-table-cell table:style-name="ce159"/>
            <table:table-cell table:style-name="ce161" office:value-type="string" calcext:value-type="string" table:number-columns-spanned="14" table:number-rows-spanned="1">
              <text:p>登録・編集画面(個人)</text:p>
            </table:table-cell>
            <table:covered-table-cell table:number-columns-repeated="12" table:style-name="ce157"/>
            <table:covered-table-cell table:style-name="ce159"/>
            <table:table-cell table:style-name="ce161" office:value-type="string" calcext:value-type="string" table:number-columns-spanned="7" table:number-rows-spanned="1">
              <text:p>取引先管理</text:p>
              <text:p>会社タブ</text:p>
            </table:table-cell>
            <table:covered-table-cell table:number-columns-repeated="5" table:style-name="ce157"/>
            <table:covered-table-cell table:style-name="ce159"/>
            <table:table-cell table:style-name="ce161" office:value-type="string" calcext:value-type="string" table:number-columns-spanned="20" table:number-rows-spanned="1">
              <text:p>取引先管理 会社登録・編集画面</text:p>
            </table:table-cell>
            <table:covered-table-cell table:number-columns-repeated="3" table:style-name="ce157"/>
            <table:covered-table-cell table:style-name="ce171"/>
            <table:covered-table-cell table:number-columns-repeated="2" table:style-name="ce157"/>
            <table:covered-table-cell table:style-name="ce165"/>
            <table:covered-table-cell table:number-columns-repeated="2" table:style-name="ce157"/>
            <table:covered-table-cell table:number-columns-repeated="2" table:style-name="ce165"/>
            <table:covered-table-cell table:number-columns-repeated="7" table:style-name="ce157"/>
            <table:covered-table-cell table:style-name="ce159"/>
            <table:table-cell table:style-name="ce161" office:value-type="string" calcext:value-type="string" table:number-columns-spanned="3" table:number-rows-spanned="1">
              <text:p>取引</text:p>
              <text:p>先管</text:p>
              <text:p>理</text:p>
              <text:p>社員</text:p>
              <text:p>タブ</text:p>
            </table:table-cell>
            <table:covered-table-cell table:style-name="ce157"/>
            <table:covered-table-cell table:style-name="ce159"/>
            <table:table-cell table:style-name="ce159" office:value-type="string" calcext:value-type="string" table:number-columns-spanned="3" table:number-rows-spanned="1">
              <text:p>種別</text:p>
              <text:p>価格</text:p>
              <text:p>作成</text:p>
              <text:p>画面</text:p>
            </table:table-cell>
            <table:covered-table-cell table:number-columns-repeated="2" table:style-name="ce159"/>
            <table:table-cell table:style-name="ce159" office:value-type="string" calcext:value-type="string" table:number-columns-spanned="3" table:number-rows-spanned="1">
              <text:p>新規</text:p>
              <text:p>・編</text:p>
              <text:p>集画</text:p>
              <text:p>面</text:p>
              <text:p>(種別</text:p>
              <text:p>作成)</text:p>
            </table:table-cell>
            <table:covered-table-cell table:number-columns-repeated="2" table:style-name="ce159"/>
            <table:table-cell table:style-name="ce159" office:value-type="string" calcext:value-type="string" table:number-columns-spanned="5" table:number-rows-spanned="1">
              <text:p>取引先</text:p>
              <text:p>管理</text:p>
              <text:p>社員追加</text:p>
              <text:p>画面</text:p>
            </table:table-cell>
            <table:covered-table-cell table:number-columns-repeated="3" table:style-name="ce174"/>
            <table:covered-table-cell table:style-name="ce175"/>
            <table:table-cell table:style-name="ce161" office:value-type="string" calcext:value-type="string" table:number-columns-spanned="2" table:number-rows-spanned="1">
              <text:p>取引</text:p>
              <text:p>先</text:p>
              <text:p>管理</text:p>
              <text:p>社員</text:p>
              <text:p>選択</text:p>
            </table:table-cell>
            <table:covered-table-cell table:style-name="ce159"/>
            <table:table-cell table:style-name="ce161" office:value-type="string" calcext:value-type="string" table:number-columns-spanned="3" table:number-rows-spanned="1">
              <text:p>取引</text:p>
              <text:p>先管</text:p>
              <text:p>理</text:p>
              <text:p>取扱</text:p>
              <text:p>製品</text:p>
              <text:p>タブ</text:p>
            </table:table-cell>
            <table:covered-table-cell table:style-name="ce157"/>
            <table:covered-table-cell table:style-name="ce159"/>
            <table:table-cell table:style-name="ce161" office:value-type="string" calcext:value-type="string" table:number-columns-spanned="2" table:number-rows-spanned="1">
              <text:p>取引</text:p>
              <text:p>先管</text:p>
              <text:p>理</text:p>
              <text:p>取扱</text:p>
              <text:p>製品</text:p>
              <text:p>追加</text:p>
            </table:table-cell>
            <table:covered-table-cell table:style-name="ce176"/>
            <table:table-cell table:style-name="ce161" office:value-type="string" calcext:value-type="string" table:number-columns-spanned="6" table:number-rows-spanned="1">
              <text:p>製品管理</text:p>
            </table:table-cell>
            <table:covered-table-cell table:number-columns-repeated="4" table:style-name="ce157"/>
            <table:covered-table-cell table:style-name="ce159"/>
            <table:table-cell table:style-name="ce161" office:value-type="string" calcext:value-type="string" table:number-columns-spanned="15" table:number-rows-spanned="1">
              <text:p>新規・追加画面</text:p>
              <text:p>(製品管理)</text:p>
            </table:table-cell>
            <table:covered-table-cell table:number-columns-repeated="13" table:style-name="ce157"/>
            <table:covered-table-cell table:style-name="ce159"/>
            <table:table-cell table:style-name="ce161" office:value-type="string" calcext:value-type="string" table:number-columns-spanned="3" table:number-rows-spanned="1">
              <text:p>種別</text:p>
              <text:p>作成</text:p>
              <text:p>画面</text:p>
            </table:table-cell>
            <table:covered-table-cell table:style-name="ce157"/>
            <table:covered-table-cell table:style-name="ce159"/>
            <table:table-cell table:style-name="ce161" office:value-type="string" calcext:value-type="string" table:number-columns-spanned="2" table:number-rows-spanned="1">
              <text:p>大項</text:p>
              <text:p>目作</text:p>
              <text:p>成画</text:p>
              <text:p>面</text:p>
            </table:table-cell>
            <table:covered-table-cell table:style-name="ce159"/>
            <table:table-cell table:style-name="ce161" office:value-type="string" calcext:value-type="string" table:number-columns-spanned="3" table:number-rows-spanned="1">
              <text:p>中項</text:p>
              <text:p>目作</text:p>
              <text:p>成画</text:p>
              <text:p>面</text:p>
            </table:table-cell>
            <table:covered-table-cell table:style-name="ce157"/>
            <table:covered-table-cell table:style-name="ce159"/>
            <table:table-cell table:style-name="ce161" office:value-type="string" calcext:value-type="string" table:number-columns-spanned="4" table:number-rows-spanned="1">
              <text:p>小項目</text:p>
              <text:p>作成画</text:p>
              <text:p>面</text:p>
            </table:table-cell>
            <table:covered-table-cell table:number-columns-repeated="2" table:style-name="ce165"/>
            <table:covered-table-cell table:style-name="ce159"/>
            <table:table-cell table:style-name="ce161" office:value-type="string" calcext:value-type="string" table:number-columns-spanned="4" table:number-rows-spanned="1">
              <text:p>新規・</text:p>
              <text:p>追加</text:p>
              <text:p>画面</text:p>
              <text:p>(種別</text:p>
              <text:p>作成)</text:p>
            </table:table-cell>
            <table:covered-table-cell table:number-columns-repeated="2" table:style-name="ce157"/>
            <table:covered-table-cell table:style-name="ce159"/>
            <table:table-cell table:style-name="ce161" office:value-type="string" calcext:value-type="string" table:number-columns-spanned="8" table:number-rows-spanned="1">
              <text:p>在庫管理</text:p>
              <text:p>在庫タブ</text:p>
            </table:table-cell>
            <table:covered-table-cell table:number-columns-repeated="6" table:style-name="ce157"/>
            <table:covered-table-cell table:style-name="ce159"/>
            <table:table-cell table:style-name="ce161" office:value-type="string" calcext:value-type="string" table:number-columns-spanned="10" table:number-rows-spanned="1">
              <text:p>新規・編集</text:p>
              <text:p>画面</text:p>
              <text:p>(在庫管理)</text:p>
            </table:table-cell>
            <table:covered-table-cell table:number-columns-repeated="8" table:style-name="ce157"/>
            <table:covered-table-cell table:style-name="ce159"/>
            <table:table-cell table:style-name="ce161" office:value-type="string" calcext:value-type="string" table:number-columns-spanned="2" table:number-rows-spanned="1">
              <text:p>ノー</text:p>
              <text:p>ド分</text:p>
              <text:p>割</text:p>
            </table:table-cell>
            <table:covered-table-cell table:style-name="ce179"/>
            <table:table-cell table:style-name="ce161" office:value-type="string" calcext:value-type="string" table:number-columns-spanned="4" table:number-rows-spanned="1">
              <text:p>在庫管理</text:p>
              <text:p>過去在庫</text:p>
              <text:p>タブ</text:p>
            </table:table-cell>
            <table:covered-table-cell table:number-columns-repeated="2" table:style-name="ce157"/>
            <table:covered-table-cell table:style-name="ce179"/>
            <table:table-cell table:style-name="ce161" office:value-type="string" calcext:value-type="string" table:number-columns-spanned="2" table:number-rows-spanned="1">
              <text:p>統計</text:p>
              <text:p>まと</text:p>
              <text:p>めタ</text:p>
              <text:p>ブ</text:p>
            </table:table-cell>
            <table:covered-table-cell table:style-name="ce179"/>
            <table:table-cell table:style-name="ce161" office:value-type="string" calcext:value-type="string" table:number-columns-spanned="2" table:number-rows-spanned="1">
              <text:p>統計</text:p>
              <text:p>仕入</text:p>
              <text:p>タブ</text:p>
            </table:table-cell>
            <table:covered-table-cell table:style-name="ce179"/>
            <table:table-cell table:style-name="ce161" office:value-type="string" calcext:value-type="string" table:number-columns-spanned="2" table:number-rows-spanned="1">
              <text:p>統計</text:p>
              <text:p>売上</text:p>
              <text:p>タブ</text:p>
            </table:table-cell>
            <table:covered-table-cell table:style-name="ce179"/>
            <table:table-cell table:style-name="ce161" office:value-type="string" calcext:value-type="string" table:number-columns-spanned="2" table:number-rows-spanned="1">
              <text:p>統計</text:p>
              <text:p>利益</text:p>
              <text:p>タブ</text:p>
            </table:table-cell>
            <table:covered-table-cell table:style-name="ce179"/>
            <table:table-cell table:style-name="ce161" office:value-type="string" calcext:value-type="string" table:number-columns-spanned="5" table:number-rows-spanned="1">
              <text:p>統計</text:p>
              <text:p>企業詳細</text:p>
              <text:p>タブ</text:p>
            </table:table-cell>
            <table:covered-table-cell table:style-name="ce180"/>
            <table:covered-table-cell table:number-columns-repeated="2" table:style-name="ce181"/>
            <table:covered-table-cell table:style-name="ce182"/>
            <table:table-cell table:style-name="ce161" office:value-type="string" calcext:value-type="string" table:number-columns-spanned="5" table:number-rows-spanned="1">
              <text:p>統計</text:p>
              <text:p>製品詳細</text:p>
              <text:p>タブ</text:p>
            </table:table-cell>
            <table:covered-table-cell table:style-name="ce180"/>
            <table:covered-table-cell table:number-columns-repeated="2" table:style-name="ce181"/>
            <table:covered-table-cell table:style-name="ce182"/>
            <table:table-cell table:style-name="ce184" office:value-type="string" calcext:value-type="string" table:number-columns-spanned="3" table:number-rows-spanned="1">
              <text:p>管理</text:p>
              <text:p>者</text:p>
              <text:p>ユー</text:p>
              <text:p>ザタ</text:p>
              <text:p>ブ</text:p>
            </table:table-cell>
            <table:covered-table-cell table:style-name="ce181"/>
            <table:covered-table-cell table:style-name="ce185"/>
            <table:table-cell table:style-name="ce186" office:value-type="string" calcext:value-type="string" table:number-columns-spanned="11" table:number-rows-spanned="1">
              <text:p>追加・編集画面 </text:p>
              <text:p>(管理者 ユーザ)</text:p>
            </table:table-cell>
            <table:covered-table-cell table:number-columns-repeated="3" table:style-name="ce187"/>
            <table:covered-table-cell table:number-columns-repeated="4" table:style-name="ce188"/>
            <table:covered-table-cell table:style-name="ce189"/>
            <table:covered-table-cell table:style-name="ce190"/>
            <table:covered-table-cell table:style-name="ce191"/>
            <table:table-cell table:style-name="ce193" office:value-type="string" calcext:value-type="string" table:number-columns-spanned="9" table:number-rows-spanned="1">
              <text:p>管理者 詳細タブ</text:p>
            </table:table-cell>
            <table:covered-table-cell table:style-name="ce195"/>
            <table:covered-table-cell table:number-columns-repeated="6" table:style-name="ce190"/>
            <table:covered-table-cell table:style-name="ce191"/>
            <table:table-cell table:style-name="ce155" office:value-type="string" calcext:value-type="string" table:number-columns-spanned="4" table:number-rows-spanned="1">
              <text:p>メール</text:p>
              <text:p>管理</text:p>
            </table:table-cell>
            <table:covered-table-cell table:number-columns-repeated="2" table:style-name="ce165"/>
            <table:covered-table-cell table:style-name="ce179"/>
            <table:table-cell table:style-name="ce155" office:value-type="string" calcext:value-type="string" table:number-columns-spanned="8" table:number-rows-spanned="1">
              <text:p>メール追加・編集</text:p>
            </table:table-cell>
            <table:covered-table-cell table:number-columns-repeated="3" table:style-name="ce165"/>
            <table:covered-table-cell table:style-name="ce180"/>
            <table:covered-table-cell table:number-columns-repeated="2" table:style-name="ce181"/>
            <table:covered-table-cell table:style-name="ce182"/>
            <table:table-cell table:style-name="ce184" office:value-type="string" calcext:value-type="string" table:number-columns-spanned="3" table:number-rows-spanned="1">
              <text:p>ML</text:p>
              <text:p>一覧</text:p>
              <text:p>画面</text:p>
            </table:table-cell>
            <table:covered-table-cell table:style-name="ce180"/>
            <table:covered-table-cell table:style-name="ce182"/>
            <table:table-cell table:style-name="ce184" office:value-type="string" calcext:value-type="string" table:number-columns-spanned="3" table:number-rows-spanned="1">
              <text:p>ML</text:p>
              <text:p>作成</text:p>
              <text:p>・編</text:p>
              <text:p>集画</text:p>
              <text:p>面</text:p>
            </table:table-cell>
            <table:covered-table-cell table:style-name="ce180"/>
            <table:covered-table-cell table:style-name="ce182"/>
            <table:table-cell table:style-name="ce184" office:value-type="string" calcext:value-type="string" table:number-columns-spanned="2" table:number-rows-spanned="1">
              <text:p>ML</text:p>
              <text:p>アド</text:p>
              <text:p>レス</text:p>
              <text:p>登録</text:p>
              <text:p>画面</text:p>
            </table:table-cell>
            <table:covered-table-cell table:style-name="ce182"/>
            <table:table-cell table:style-name="ce184" office:value-type="string" calcext:value-type="string" table:number-columns-spanned="3" table:number-rows-spanned="1">
              <text:p>クレ</text:p>
              <text:p>ーム</text:p>
              <text:p>管理</text:p>
            </table:table-cell>
            <table:covered-table-cell table:style-name="ce202"/>
            <table:covered-table-cell table:style-name="ce203"/>
            <table:table-cell table:style-name="ce204" office:value-type="string" calcext:value-type="string" table:number-columns-spanned="12" table:number-rows-spanned="1">
              <text:p>追加・編集画面(クレーム)</text:p>
            </table:table-cell>
            <table:covered-table-cell table:number-columns-repeated="4" table:style-name="ce205"/>
            <table:covered-table-cell table:number-columns-repeated="3" table:style-name="ce207"/>
            <table:covered-table-cell table:style-name="ce205"/>
            <table:covered-table-cell table:number-columns-repeated="2" table:style-name="ce207"/>
            <table:covered-table-cell table:style-name="ce209"/>
            <table:table-cell table:style-name="ce210" office:value-type="string" calcext:value-type="string">
              <text:p>入出</text:p>
              <text:p>庫管</text:p>
              <text:p>理</text:p>
              <text:p>入庫</text:p>
              <text:p>タブ</text:p>
            </table:table-cell>
            <table:table-cell table:style-name="ce210" office:value-type="string" calcext:value-type="string">
              <text:p>入出</text:p>
              <text:p>庫管</text:p>
              <text:p>理</text:p>
              <text:p>出庫</text:p>
              <text:p>タブ</text:p>
            </table:table-cell>
            <table:table-cell table:style-name="ce210" office:value-type="string" calcext:value-type="string" table:number-columns-spanned="2" table:number-rows-spanned="1">
              <text:p>日付</text:p>
              <text:p>選択</text:p>
            </table:table-cell>
            <table:covered-table-cell table:style-name="ce209"/>
            <table:table-cell table:style-name="ce210" office:value-type="string" calcext:value-type="string" table:number-columns-spanned="5" table:number-rows-spanned="1">
              <text:p>入出金</text:p>
              <text:p>管理</text:p>
              <text:p>出金</text:p>
              <text:p>タブ</text:p>
            </table:table-cell>
            <table:covered-table-cell table:number-columns-repeated="3" table:style-name="ce207"/>
            <table:covered-table-cell table:style-name="ce209"/>
            <table:table-cell table:style-name="ce210" office:value-type="string" calcext:value-type="string" table:number-columns-spanned="5" table:number-rows-spanned="1">
              <text:p>入出金</text:p>
              <text:p>管理</text:p>
              <text:p>入金</text:p>
              <text:p>タブ</text:p>
            </table:table-cell>
            <table:covered-table-cell table:number-columns-repeated="3" table:style-name="ce207"/>
            <table:covered-table-cell table:style-name="ce209"/>
            <table:table-cell table:style-name="ce210" office:value-type="string" calcext:value-type="string" table:number-columns-spanned="7" table:number-rows-spanned="1">
              <text:p>入出金管理</text:p>
              <text:p>出金編集</text:p>
            </table:table-cell>
            <table:covered-table-cell table:number-columns-repeated="5" table:style-name="ce207"/>
            <table:covered-table-cell table:style-name="ce209"/>
            <table:table-cell table:style-name="ce210" office:value-type="string" calcext:value-type="string" table:number-columns-spanned="7" table:number-rows-spanned="1">
              <text:p>入出金管理</text:p>
              <text:p>入金編集</text:p>
            </table:table-cell>
            <table:covered-table-cell table:number-columns-repeated="5" table:style-name="ce207"/>
            <table:covered-table-cell table:style-name="ce209"/>
            <table:table-cell table:style-name="ce237" office:value-type="string" calcext:value-type="string" table:number-columns-spanned="5" table:number-rows-spanned="1">
              <text:p>共通部分</text:p>
            </table:table-cell>
            <table:covered-table-cell table:number-columns-repeated="3" table:style-name="ce207"/>
            <table:covered-table-cell table:style-name="ce238"/>
            <table:table-cell table:style-name="ce248" table:number-columns-repeated="697"/>
            <table:table-cell table:number-columns-repeated="10"/>
          </table:table-row>
          <table:table-row table:style-name="ro16">
            <table:table-cell table:style-name="ce106"/>
            <table:table-cell table:style-name="ce114"/>
            <table:table-cell table:style-name="ce124" office:value-type="string" calcext:value-type="string">
              <text:p>検索</text:p>
            </table:table-cell>
            <table:table-cell table:style-name="ce135" office:value-type="string" calcext:value-type="string">
              <text:p>期間(絞込)</text:p>
            </table:table-cell>
            <table:table-cell table:style-name="ce14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4" office:value-type="string" calcext:value-type="string">
              <text:p>注文書ボタン</text:p>
            </table:table-cell>
            <table:table-cell table:style-name="ce144" office:value-type="string" calcext:value-type="string">
              <text:p>発送指示書ボタン</text:p>
            </table:table-cell>
            <table:table-cell table:style-name="ce144" office:value-type="string" calcext:value-type="string">
              <text:p>納品書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発注日</text:p>
            </table:table-cell>
            <table:table-cell table:style-name="ce135" office:value-type="string" calcext:value-type="string">
              <text:p>発注コード</text:p>
            </table:table-cell>
            <table:table-cell table:style-name="ce144" office:value-type="string" calcext:value-type="string">
              <text:p>発注先</text:p>
            </table:table-cell>
            <table:table-cell table:style-name="ce144" office:value-type="string" calcext:value-type="string">
              <text:p>発送指定日</text:p>
            </table:table-cell>
            <table:table-cell table:style-name="ce144" office:value-type="string" calcext:value-type="string">
              <text:p>納品指定日</text:p>
            </table:table-cell>
            <table:table-cell table:style-name="ce144" office:value-type="string" calcext:value-type="string">
              <text:p>入力者</text:p>
            </table:table-cell>
            <table:table-cell table:style-name="ce144" office:value-type="string" calcext:value-type="string">
              <text:p>承認者</text:p>
            </table:table-cell>
            <table:table-cell table:style-name="ce144" office:value-type="string" calcext:value-type="string">
              <text:p>備考</text:p>
            </table:table-cell>
            <table:table-cell table:style-name="ce144" office:value-type="string" calcext:value-type="string">
              <text:p>合計金額</text:p>
            </table:table-cell>
            <table:table-cell table:style-name="ce144" office:value-type="string" calcext:value-type="string">
              <text:p>承認ボタン</text:p>
            </table:table-cell>
            <table:table-cell table:style-name="ce144" office:value-type="string" calcext:value-type="string">
              <text:p>更新ボタン</text:p>
            </table:table-cell>
            <table:table-cell table:style-name="ce144" office:value-type="string" calcext:value-type="string">
              <text:p>新規ボタン</text:p>
            </table:table-cell>
            <table:table-cell table:style-name="ce158" office:value-type="string" calcext:value-type="string">
              <text:p>削除ボタン</text:p>
            </table:table-cell>
            <table:table-cell table:style-name="ce158" office:value-type="string" calcext:value-type="string">
              <text:p>未在庫一覧ボタン</text:p>
            </table:table-cell>
            <table:table-cell table:style-name="ce158" office:value-type="string" calcext:value-type="string">
              <text:p>返品ボタン</text:p>
            </table:table-cell>
            <table:table-cell table:style-name="ce160" office:value-type="string" calcext:value-type="string">
              <text:p>一覧</text:p>
            </table:table-cell>
            <table:table-cell table:style-name="ce162" office:value-type="string" calcext:value-type="string">
              <text:p><text:span text:style-name="T10">OKボタン</text:span></text:p>
            </table:table-cell>
            <table:table-cell table:style-name="ce163" office:value-type="string" calcext:value-type="string">
              <text:p>製品種別(大)</text:p>
            </table:table-cell>
            <table:table-cell table:style-name="ce164" office:value-type="string" calcext:value-type="string">
              <text:p>製品種別(中)</text:p>
            </table:table-cell>
            <table:table-cell table:style-name="ce164" office:value-type="string" calcext:value-type="string">
              <text:p>製品種別(小)</text:p>
            </table:table-cell>
            <table:table-cell table:style-name="ce144" office:value-type="string" calcext:value-type="string">
              <text:p>製品</text:p>
            </table:table-cell>
            <table:table-cell table:style-name="ce166" office:value-type="string" calcext:value-type="string">
              <text:p><text:span text:style-name="T10">単価</text:span></text:p>
            </table:table-cell>
            <table:table-cell table:style-name="ce166" office:value-type="string" calcext:value-type="string">
              <text:p><text:span text:style-name="T10">個数</text:span></text:p>
            </table:table-cell>
            <table:table-cell table:style-name="ce167" office:value-type="string" calcext:value-type="string">
              <text:p><text:span text:style-name="T10">発送先</text:span></text:p>
            </table:table-cell>
            <table:table-cell table:style-name="ce124" office:value-type="string" calcext:value-type="string">
              <text:p>追加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44" office:value-type="string" calcext:value-type="string">
              <text:p>OKボタン</text:p>
            </table:table-cell>
            <table:table-cell table:style-name="ce146" office:value-type="string" calcext:value-type="string">
              <text:p>返品数</text:p>
            </table:table-cell>
            <table:table-cell table:style-name="ce124" office:value-type="string" calcext:value-type="string">
              <text:p>検索</text:p>
            </table:table-cell>
            <table:table-cell table:style-name="ce135" office:value-type="string" calcext:value-type="string">
              <text:p>期間(絞込)</text:p>
            </table:table-cell>
            <table:table-cell table:style-name="ce135" office:value-type="string" calcext:value-type="string">
              <text:p>受注種別(絞込)</text:p>
            </table:table-cell>
            <table:table-cell table:style-name="ce14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4" office:value-type="string" calcext:value-type="string">
              <text:p>見積書ボタン</text:p>
            </table:table-cell>
            <table:table-cell table:style-name="ce144" office:value-type="string" calcext:value-type="string">
              <text:p>注文書ボタン</text:p>
            </table:table-cell>
            <table:table-cell table:style-name="ce168" office:value-type="string" calcext:value-type="string">
              <text:p>納品書ボタン</text:p>
            </table:table-cell>
            <table:table-cell table:style-name="ce144" office:value-type="string" calcext:value-type="string">
              <text:p>請求書ボタン</text:p>
            </table:table-cell>
            <table:table-cell table:style-name="ce169" office:value-type="string" calcext:value-type="string">
              <text:p>注文請書ボタン</text:p>
            </table:table-cell>
            <table:table-cell table:style-name="ce144" office:value-type="string" calcext:value-type="string">
              <text:p>発送指示書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受注日</text:p>
            </table:table-cell>
            <table:table-cell table:style-name="ce135" office:value-type="string" calcext:value-type="string">
              <text:p>受注コード</text:p>
            </table:table-cell>
            <table:table-cell table:style-name="ce144" office:value-type="string" calcext:value-type="string">
              <text:p>顧客名</text:p>
            </table:table-cell>
            <table:table-cell table:style-name="ce144" office:value-type="string" calcext:value-type="string">
              <text:p>出荷指定日</text:p>
            </table:table-cell>
            <table:table-cell table:style-name="ce144" office:value-type="string" calcext:value-type="string">
              <text:p>納品指定日</text:p>
            </table:table-cell>
            <table:table-cell table:style-name="ce144" office:value-type="string" calcext:value-type="string">
              <text:p>締日</text:p>
            </table:table-cell>
            <table:table-cell table:style-name="ce170" office:value-type="string" calcext:value-type="string">
              <text:p>支払日</text:p>
            </table:table-cell>
            <table:table-cell table:style-name="ce170" office:value-type="string" calcext:value-type="string">
              <text:p>入力者</text:p>
            </table:table-cell>
            <table:table-cell table:style-name="ce170" office:value-type="string" calcext:value-type="string">
              <text:p>承認者</text:p>
            </table:table-cell>
            <table:table-cell table:style-name="ce164" office:value-type="string" calcext:value-type="string">
              <text:p>備考(社内向)</text:p>
            </table:table-cell>
            <table:table-cell table:style-name="ce164" office:value-type="string" calcext:value-type="string">
              <text:p>備考(社外向)</text:p>
            </table:table-cell>
            <table:table-cell table:style-name="ce170" office:value-type="string" calcext:value-type="string">
              <text:p>合計</text:p>
            </table:table-cell>
            <table:table-cell table:style-name="ce170" office:value-type="string" calcext:value-type="string">
              <text:p>受付ボタン</text:p>
            </table:table-cell>
            <table:table-cell table:style-name="ce170" office:value-type="string" calcext:value-type="string">
              <text:p>承認ボタン</text:p>
            </table:table-cell>
            <table:table-cell table:style-name="ce170" office:value-type="string" calcext:value-type="string">
              <text:p>承認解除ボタン</text:p>
            </table:table-cell>
            <table:table-cell table:style-name="ce170" office:value-type="string" calcext:value-type="string">
              <text:p>更新ボタン</text:p>
            </table:table-cell>
            <table:table-cell table:style-name="ce14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4" office:value-type="string" calcext:value-type="string">
              <text:p>返品ボタン</text:p>
            </table:table-cell>
            <table:table-cell table:style-name="ce135" office:value-type="string" calcext:value-type="string">
              <text:p>ノード詳細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OKボタン</text:p>
            </table:table-cell>
            <table:table-cell table:style-name="ce135" office:value-type="string" calcext:value-type="string">
              <text:p>製品種別(大)</text:p>
            </table:table-cell>
            <table:table-cell table:style-name="ce135" office:value-type="string" calcext:value-type="string">
              <text:p>製品種別(中)</text:p>
            </table:table-cell>
            <table:table-cell table:style-name="ce135" office:value-type="string" calcext:value-type="string">
              <text:p>製品種別(小)</text:p>
            </table:table-cell>
            <table:table-cell table:style-name="ce144" office:value-type="string" calcext:value-type="string">
              <text:p>製品</text:p>
            </table:table-cell>
            <table:table-cell table:style-name="ce166" office:value-type="string" calcext:value-type="string">
              <text:p><text:span text:style-name="T4">販売価格</text:span></text:p>
            </table:table-cell>
            <table:table-cell table:style-name="ce166" office:value-type="string" calcext:value-type="string">
              <text:p><text:span text:style-name="T10">個数</text:span></text:p>
            </table:table-cell>
            <table:table-cell table:style-name="ce166" office:value-type="string" calcext:value-type="string">
              <text:p><text:span text:style-name="T10">発送先</text:span></text:p>
            </table:table-cell>
            <table:table-cell table:style-name="ce146" office:value-type="string" calcext:value-type="string">
              <text:p>備考</text:p>
            </table:table-cell>
            <table:table-cell table:style-name="ce124" office:value-type="string" calcext:value-type="string">
              <text:p>検索</text:p>
            </table:table-cell>
            <table:table-cell table:style-name="ce135" office:value-type="string" calcext:value-type="string">
              <text:p>期間(絞込)</text:p>
            </table:table-cell>
            <table:table-cell table:style-name="ce14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OKボタン</text:p>
            </table:table-cell>
            <table:table-cell table:style-name="ce144" office:value-type="string" calcext:value-type="string">
              <text:p>登録日</text:p>
            </table:table-cell>
            <table:table-cell table:style-name="ce144" office:value-type="string" calcext:value-type="string">
              <text:p>名前</text:p>
            </table:table-cell>
            <table:table-cell table:style-name="ce135" office:value-type="string" calcext:value-type="string">
              <text:p>住所(郵便番号)</text:p>
            </table:table-cell>
            <table:table-cell table:style-name="ce135" office:value-type="string" calcext:value-type="string">
              <text:p>住所(都道府県)</text:p>
            </table:table-cell>
            <table:table-cell table:style-name="ce135" office:value-type="string" calcext:value-type="string">
              <text:p>住所(詳細)</text:p>
            </table:table-cell>
            <table:table-cell table:style-name="ce144" office:value-type="string" calcext:value-type="string">
              <text:p>電話番号×3</text:p>
            </table:table-cell>
            <table:table-cell table:style-name="ce144" office:value-type="string" calcext:value-type="string">
              <text:p>FAX番号×3</text:p>
            </table:table-cell>
            <table:table-cell table:style-name="ce135" office:value-type="string" calcext:value-type="string">
              <text:p>メールアドレス×3</text:p>
            </table:table-cell>
            <table:table-cell table:style-name="ce144" office:value-type="string" calcext:value-type="string">
              <text:p>URL</text:p>
            </table:table-cell>
            <table:table-cell table:style-name="ce144" office:value-type="string" calcext:value-type="string">
              <text:p>権限</text:p>
            </table:table-cell>
            <table:table-cell table:style-name="ce144" office:value-type="string" calcext:value-type="string">
              <text:p>ID</text:p>
            </table:table-cell>
            <table:table-cell table:style-name="ce135" office:value-type="string" calcext:value-type="string">
              <text:p>パスワード</text:p>
            </table:table-cell>
            <table:table-cell table:style-name="ce146" office:value-type="string" calcext:value-type="string">
              <text:p>備考</text:p>
            </table:table-cell>
            <table:table-cell table:style-name="ce124" office:value-type="string" calcext:value-type="string">
              <text:p>検索</text:p>
            </table:table-cell>
            <table:table-cell table:style-name="ce135" office:value-type="string" calcext:value-type="string">
              <text:p>期間(絞込)</text:p>
            </table:table-cell>
            <table:table-cell table:style-name="ce135" office:value-type="string" calcext:value-type="string">
              <text:p>取引実績(絞込)</text:p>
            </table:table-cell>
            <table:table-cell table:style-name="ce135" office:value-type="string" calcext:value-type="string">
              <text:p>属性(絞込)</text:p>
            </table:table-cell>
            <table:table-cell table:style-name="ce14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登録日</text:p>
            </table:table-cell>
            <table:table-cell table:style-name="ce144" office:value-type="string" calcext:value-type="string">
              <text:p>会社名・フリガナ</text:p>
            </table:table-cell>
            <table:table-cell table:style-name="ce144" office:value-type="string" calcext:value-type="string">
              <text:p>会社名</text:p>
            </table:table-cell>
            <table:table-cell table:style-name="ce144" office:value-type="string" calcext:value-type="string">
              <text:p>屋号・フリガナ</text:p>
            </table:table-cell>
            <table:table-cell table:style-name="ce144" office:value-type="string" calcext:value-type="string">
              <text:p>屋号</text:p>
            </table:table-cell>
            <table:table-cell table:style-name="ce144" office:value-type="string" calcext:value-type="string">
              <text:p>事業部名×3</text:p>
            </table:table-cell>
            <table:table-cell table:style-name="ce135" office:value-type="string" calcext:value-type="string">
              <text:p>住所(郵便番号)×3</text:p>
            </table:table-cell>
            <table:table-cell table:style-name="ce173" office:value-type="string" calcext:value-type="string">
              <text:p>住所(都道府県)×3</text:p>
            </table:table-cell>
            <table:table-cell table:style-name="ce173" office:value-type="string" calcext:value-type="string">
              <text:p>住所(詳細)×3</text:p>
            </table:table-cell>
            <table:table-cell table:style-name="ce144" office:value-type="string" calcext:value-type="string">
              <text:p>電話番号×3</text:p>
            </table:table-cell>
            <table:table-cell table:style-name="ce169" office:value-type="string" calcext:value-type="string">
              <text:p>FAX番号×3</text:p>
            </table:table-cell>
            <table:table-cell table:style-name="ce173" office:value-type="string" calcext:value-type="string">
              <text:p>メールアドレス×3</text:p>
            </table:table-cell>
            <table:table-cell table:style-name="ce144" office:value-type="string" calcext:value-type="string">
              <text:p>URL</text:p>
            </table:table-cell>
            <table:table-cell table:style-name="ce144" office:value-type="string" calcext:value-type="string">
              <text:p>属性</text:p>
            </table:table-cell>
            <table:table-cell table:style-name="ce169" office:value-type="string" calcext:value-type="string">
              <text:p>種別価格</text:p>
            </table:table-cell>
            <table:table-cell table:style-name="ce144" office:value-type="string" calcext:value-type="string">
              <text:p>締日</text:p>
            </table:table-cell>
            <table:table-cell table:style-name="ce144" office:value-type="string" calcext:value-type="string">
              <text:p>支払サイト</text:p>
            </table:table-cell>
            <table:table-cell table:style-name="ce144" office:value-type="string" calcext:value-type="string">
              <text:p>前金</text:p>
            </table:table-cell>
            <table:table-cell table:style-name="ce144" office:value-type="string" calcext:value-type="string">
              <text:p>更新ボタン</text:p>
            </table:table-cell>
            <table:table-cell table:style-name="ce146" office:value-type="string" calcext:value-type="string">
              <text:p>タブボタン</text:p>
            </table:table-cell>
            <table:table-cell table:style-name="ce12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4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44" office:value-type="string" calcext:value-type="string">
              <text:p>OKボタン</text:p>
            </table:table-cell>
            <table:table-cell table:style-name="ce135" office:value-type="string" calcext:value-type="string">
              <text:p>製品種別(大項目)</text:p>
            </table:table-cell>
            <table:table-cell table:style-name="ce146" office:value-type="string" calcext:value-type="string">
              <text:p>価格ランク</text:p>
            </table:table-cell>
            <table:table-cell table:style-name="ce144" office:value-type="string" calcext:value-type="string">
              <text:p>OKボタン</text:p>
            </table:table-cell>
            <table:table-cell table:style-name="ce144" office:value-type="string" calcext:value-type="string">
              <text:p>社員選択ボタン</text:p>
            </table:table-cell>
            <table:table-cell table:style-name="ce144" office:value-type="string" calcext:value-type="string">
              <text:p>役職</text:p>
            </table:table-cell>
            <table:table-cell table:style-name="ce144" office:value-type="string" calcext:value-type="string">
              <text:p>権限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OK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追加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追加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検索</text:p>
            </table:table-cell>
            <table:table-cell table:style-name="ce135" office:value-type="string" calcext:value-type="string">
              <text:p>絞込(種別 大・中・小)</text:p>
            </table:table-cell>
            <table:table-cell table:style-name="ce14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4" office:value-type="string" calcext:value-type="string">
              <text:p>種別作成ボタン</text:p>
            </table:table-cell>
            <table:table-cell table:style-name="ce177" office:value-type="string" calcext:value-type="string">
              <text:p>一覧</text:p>
            </table:table-cell>
            <table:table-cell table:style-name="ce124" office:value-type="string" calcext:value-type="string">
              <text:p>OKボタン</text:p>
            </table:table-cell>
            <table:table-cell table:style-name="ce144" office:value-type="string" calcext:value-type="string">
              <text:p>登録日</text:p>
            </table:table-cell>
            <table:table-cell table:style-name="ce144" office:value-type="string" calcext:value-type="string">
              <text:p>型番</text:p>
            </table:table-cell>
            <table:table-cell table:style-name="ce135" office:value-type="string" calcext:value-type="string">
              <text:p>製品種別(大)</text:p>
            </table:table-cell>
            <table:table-cell table:style-name="ce135" office:value-type="string" calcext:value-type="string">
              <text:p>製品種別(中)</text:p>
            </table:table-cell>
            <table:table-cell table:style-name="ce135" office:value-type="string" calcext:value-type="string">
              <text:p>製品種別(小)</text:p>
            </table:table-cell>
            <table:table-cell table:style-name="ce144" office:value-type="string" calcext:value-type="string">
              <text:p>製品名</text:p>
            </table:table-cell>
            <table:table-cell table:style-name="ce144" office:value-type="string" calcext:value-type="string">
              <text:p>製造元</text:p>
            </table:table-cell>
            <table:table-cell table:style-name="ce144" office:value-type="string" calcext:value-type="string">
              <text:p>仕入元</text:p>
            </table:table-cell>
            <table:table-cell table:style-name="ce144" office:value-type="string" calcext:value-type="string">
              <text:p>仕入価格</text:p>
            </table:table-cell>
            <table:table-cell table:style-name="ce144" office:value-type="string" calcext:value-type="string">
              <text:p>上代</text:p>
            </table:table-cell>
            <table:table-cell table:style-name="ce144" office:value-type="string" calcext:value-type="string">
              <text:p>製品画像</text:p>
            </table:table-cell>
            <table:table-cell table:style-name="ce144" office:value-type="string" calcext:value-type="string">
              <text:p>販売価格</text:p>
            </table:table-cell>
            <table:table-cell table:style-name="ce144" office:value-type="string" calcext:value-type="string">
              <text:p>値引率限界</text:p>
            </table:table-cell>
            <table:table-cell table:style-name="ce146" office:value-type="string" calcext:value-type="string">
              <text:p>備考</text:p>
            </table:table-cell>
            <table:table-cell table:style-name="ce124" office:value-type="string" calcext:value-type="string">
              <text:p>大項目作成ボタン</text:p>
            </table:table-cell>
            <table:table-cell table:style-name="ce144" office:value-type="string" calcext:value-type="string">
              <text:p>中項目作成ボタン</text:p>
            </table:table-cell>
            <table:table-cell table:style-name="ce146" office:value-type="string" calcext:value-type="string">
              <text:p>小項目作成ボタン</text:p>
            </table:table-cell>
            <table:table-cell table:style-name="ce124" office:value-type="string" calcext:value-type="string">
              <text:p>追加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追加ボタン</text:p>
            </table:table-cell>
            <table:table-cell table:style-name="ce144" office:value-type="string" calcext:value-type="string">
              <text:p>大項目選択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追加ボタン</text:p>
            </table:table-cell>
            <table:table-cell table:style-name="ce144" office:value-type="string" calcext:value-type="string">
              <text:p>大項目選択</text:p>
            </table:table-cell>
            <table:table-cell table:style-name="ce144" office:value-type="string" calcext:value-type="string">
              <text:p>中項目選択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OKボタン</text:p>
            </table:table-cell>
            <table:table-cell table:style-name="ce144" office:value-type="string" calcext:value-type="string">
              <text:p>登録日</text:p>
            </table:table-cell>
            <table:table-cell table:style-name="ce144" office:value-type="string" calcext:value-type="string">
              <text:p>製品種別</text:p>
            </table:table-cell>
            <table:table-cell table:style-name="ce146" office:value-type="string" calcext:value-type="string">
              <text:p>作成者</text:p>
            </table:table-cell>
            <table:table-cell table:style-name="ce124" office:value-type="string" calcext:value-type="string">
              <text:p>新規ボタン</text:p>
            </table:table-cell>
            <table:table-cell table:style-name="ce135" office:value-type="string" calcext:value-type="string">
              <text:p>ノード分割ボタン</text:p>
            </table:table-cell>
            <table:table-cell table:style-name="ce144" office:value-type="string" calcext:value-type="string">
              <text:p>製品ラベルボタン</text:p>
            </table:table-cell>
            <table:table-cell table:style-name="ce135" office:value-type="string" calcext:value-type="string">
              <text:p>ノード詳細ボタン</text:p>
            </table:table-cell>
            <table:table-cell table:style-name="ce169" office:value-type="string" calcext:value-type="string">
              <text:p>検索</text:p>
            </table:table-cell>
            <table:table-cell table:style-name="ce135" office:value-type="string" calcext:value-type="string">
              <text:p>絞込(種別 大・中・小)</text:p>
            </table:table-cell>
            <table:table-cell table:style-name="ce173" office:value-type="string" calcext:value-type="string">
              <text:p>期間(絞込)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OKボタン</text:p>
            </table:table-cell>
            <table:table-cell table:style-name="ce144" office:value-type="string" calcext:value-type="string">
              <text:p>日付</text:p>
            </table:table-cell>
            <table:table-cell table:style-name="ce144" office:value-type="string" calcext:value-type="string">
              <text:p>ロットNo</text:p>
            </table:table-cell>
            <table:table-cell table:style-name="ce135" office:value-type="string" calcext:value-type="string">
              <text:p>ノードNo</text:p>
            </table:table-cell>
            <table:table-cell table:style-name="ce144" office:value-type="string" calcext:value-type="string">
              <text:p>個数</text:p>
            </table:table-cell>
            <table:table-cell table:style-name="ce144" office:value-type="string" calcext:value-type="string">
              <text:p>在庫場所</text:p>
            </table:table-cell>
            <table:table-cell table:style-name="ce144" office:value-type="string" calcext:value-type="string">
              <text:p>製品名</text:p>
            </table:table-cell>
            <table:table-cell table:style-name="ce135" office:value-type="string" calcext:value-type="string">
              <text:p>製品種別(大)</text:p>
            </table:table-cell>
            <table:table-cell table:style-name="ce135" office:value-type="string" calcext:value-type="string">
              <text:p>製品種別(中)</text:p>
            </table:table-cell>
            <table:table-cell table:style-name="ce178" office:value-type="string" calcext:value-type="string">
              <text:p>製品種別(小)</text:p>
            </table:table-cell>
            <table:table-cell table:style-name="ce124" office:value-type="string" calcext:value-type="string">
              <text:p>OKボタン</text:p>
            </table:table-cell>
            <table:table-cell table:style-name="ce146" office:value-type="string" calcext:value-type="string">
              <text:p>分割個数</text:p>
            </table:table-cell>
            <table:table-cell table:style-name="ce124" office:value-type="string" calcext:value-type="string">
              <text:p>検索</text:p>
            </table:table-cell>
            <table:table-cell table:style-name="ce135" office:value-type="string" calcext:value-type="string">
              <text:p>絞込(種別 大・中・小)</text:p>
            </table:table-cell>
            <table:table-cell table:style-name="ce135" office:value-type="string" calcext:value-type="string">
              <text:p>期間(絞込)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グラフ</text:p>
            </table:table-cell>
            <table:table-cell table:style-name="ce146" office:value-type="string" calcext:value-type="string">
              <text:p>日付の単位選択</text:p>
            </table:table-cell>
            <table:table-cell table:style-name="ce124" office:value-type="string" calcext:value-type="string">
              <text:p>期間</text:p>
            </table:table-cell>
            <table:table-cell table:style-name="ce146" office:value-type="string" calcext:value-type="string">
              <text:p>グラフ</text:p>
            </table:table-cell>
            <table:table-cell table:style-name="ce124" office:value-type="string" calcext:value-type="string">
              <text:p>期間</text:p>
            </table:table-cell>
            <table:table-cell table:style-name="ce146" office:value-type="string" calcext:value-type="string">
              <text:p>グラフ</text:p>
            </table:table-cell>
            <table:table-cell table:style-name="ce124" office:value-type="string" calcext:value-type="string">
              <text:p>期間</text:p>
            </table:table-cell>
            <table:table-cell table:style-name="ce146" office:value-type="string" calcext:value-type="string">
              <text:p>グラフ</text:p>
            </table:table-cell>
            <table:table-cell table:style-name="ce124" office:value-type="string" calcext:value-type="string">
              <text:p>都道府県絞込</text:p>
            </table:table-cell>
            <table:table-cell table:style-name="ce135" office:value-type="string" calcext:value-type="string">
              <text:p>種別絞込(大・中・小)</text:p>
            </table:table-cell>
            <table:table-cell table:style-name="ce144" office:value-type="string" calcext:value-type="string">
              <text:p>製品絞込</text:p>
            </table:table-cell>
            <table:table-cell table:style-name="ce144" office:value-type="string" calcext:value-type="string">
              <text:p>期間</text:p>
            </table:table-cell>
            <table:table-cell table:style-name="ce183" office:value-type="string" calcext:value-type="string">
              <text:p>一覧</text:p>
            </table:table-cell>
            <table:table-cell table:style-name="ce124" office:value-type="string" calcext:value-type="string">
              <text:p>都道府県絞込</text:p>
            </table:table-cell>
            <table:table-cell table:style-name="ce135" office:value-type="string" calcext:value-type="string">
              <text:p>種別絞込(大・中・小)</text:p>
            </table:table-cell>
            <table:table-cell table:style-name="ce144" office:value-type="string" calcext:value-type="string">
              <text:p>製品絞込</text:p>
            </table:table-cell>
            <table:table-cell table:style-name="ce144" office:value-type="string" calcext:value-type="string">
              <text:p>期間</text:p>
            </table:table-cell>
            <table:table-cell table:style-name="ce183" office:value-type="string" calcext:value-type="string">
              <text:p>一覧</text:p>
            </table:table-cell>
            <table:table-cell table:style-name="ce12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<text:span text:style-name="T6">OKボタン</text:span></text:p>
            </table:table-cell>
            <table:table-cell table:style-name="ce144" office:value-type="string" calcext:value-type="string">
              <text:p><text:span text:style-name="T6">日付</text:span></text:p>
            </table:table-cell>
            <table:table-cell table:style-name="ce144" office:value-type="string" calcext:value-type="string">
              <text:p>名前</text:p>
            </table:table-cell>
            <table:table-cell table:style-name="ce135" office:value-type="string" calcext:value-type="string">
              <text:p>住所(郵便番号)</text:p>
            </table:table-cell>
            <table:table-cell table:style-name="ce135" office:value-type="string" calcext:value-type="string">
              <text:p>住所(都道府県)</text:p>
            </table:table-cell>
            <table:table-cell table:style-name="ce135" office:value-type="string" calcext:value-type="string">
              <text:p>住所(詳細)</text:p>
            </table:table-cell>
            <table:table-cell table:style-name="ce144" office:value-type="string" calcext:value-type="string">
              <text:p>電話番号</text:p>
            </table:table-cell>
            <table:table-cell table:style-name="ce135" office:value-type="string" calcext:value-type="string">
              <text:p>メールアドレス</text:p>
            </table:table-cell>
            <table:table-cell table:style-name="ce144" office:value-type="string" calcext:value-type="string">
              <text:p>権限</text:p>
            </table:table-cell>
            <table:table-cell table:style-name="ce135" office:value-type="string" calcext:value-type="string">
              <text:p>ユーザID</text:p>
            </table:table-cell>
            <table:table-cell table:style-name="ce192" office:value-type="string" calcext:value-type="string">
              <text:p>パスワード</text:p>
            </table:table-cell>
            <table:table-cell table:style-name="ce194" office:value-type="string" calcext:value-type="string">
              <text:p>更新ボタン</text:p>
            </table:table-cell>
            <table:table-cell table:style-name="ce196" office:value-type="string" calcext:value-type="string">
              <text:p>キャンセルボタン</text:p>
            </table:table-cell>
            <table:table-cell table:style-name="ce197" office:value-type="string" calcext:value-type="string">
              <text:p>通知設定見出</text:p>
            </table:table-cell>
            <table:table-cell table:style-name="ce196" office:value-type="string" calcext:value-type="string">
              <text:p>ラジオボタン見出</text:p>
            </table:table-cell>
            <table:table-cell table:style-name="ce196" office:value-type="string" calcext:value-type="string">
              <text:p>見積</text:p>
            </table:table-cell>
            <table:table-cell table:style-name="ce198" office:value-type="string" calcext:value-type="string">
              <text:p>発注</text:p>
            </table:table-cell>
            <table:table-cell table:style-name="ce198" office:value-type="string" calcext:value-type="string">
              <text:p>出金</text:p>
            </table:table-cell>
            <table:table-cell table:style-name="ce169" office:value-type="string" calcext:value-type="string">
              <text:p>納品</text:p>
            </table:table-cell>
            <table:table-cell table:style-name="ce177" office:value-type="string" calcext:value-type="string">
              <text:p>入金</text:p>
            </table:table-cell>
            <table:table-cell table:style-name="ce194" office:value-type="string" calcext:value-type="string">
              <text:p>新規ボタン</text:p>
            </table:table-cell>
            <table:table-cell table:style-name="ce169" office:value-type="string" calcext:value-type="string">
              <text:p>削除ボタン</text:p>
            </table:table-cell>
            <table:table-cell table:style-name="ce169" office:value-type="string" calcext:value-type="string">
              <text:p>リストボタン</text:p>
            </table:table-cell>
            <table:table-cell table:style-name="ce177" office:value-type="string" calcext:value-type="string">
              <text:p>一覧</text:p>
            </table:table-cell>
            <table:table-cell table:style-name="ce199" office:value-type="string" calcext:value-type="string">
              <text:p><text:span text:style-name="T11">OKボタン</text:span></text:p>
            </table:table-cell>
            <table:table-cell table:style-name="ce196" office:value-type="string" calcext:value-type="string">
              <text:p><text:span text:style-name="T12">日付</text:span></text:p>
            </table:table-cell>
            <table:table-cell table:style-name="ce197" office:value-type="string" calcext:value-type="string">
              <text:p><text:span text:style-name="T4">発行日</text:span></text:p>
            </table:table-cell>
            <table:table-cell table:style-name="ce196" office:value-type="string" calcext:value-type="string">
              <text:p><text:span text:style-name="T12">宛先</text:span></text:p>
            </table:table-cell>
            <table:table-cell table:style-name="ce200" office:value-type="string" calcext:value-type="string">
              <text:p><text:span text:style-name="T13">宛先(メーリングリスト)</text:span></text:p>
            </table:table-cell>
            <table:table-cell table:style-name="ce201" office:value-type="string" calcext:value-type="string">
              <text:p><text:span text:style-name="T12">作成者</text:span></text:p>
            </table:table-cell>
            <table:table-cell table:style-name="ce201" office:value-type="string" calcext:value-type="string">
              <text:p><text:span text:style-name="T12">タイトル</text:span></text:p>
            </table:table-cell>
            <table:table-cell table:style-name="ce146" office:value-type="string" calcext:value-type="string">
              <text:p>内容</text:p>
            </table:table-cell>
            <table:table-cell table:style-name="ce12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追加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OKボタン</text:p>
            </table:table-cell>
            <table:table-cell table:style-name="ce135" office:value-type="string" calcext:value-type="string">
              <text:p>アップロードボタン</text:p>
            </table:table-cell>
            <table:table-cell table:style-name="ce144" office:value-type="string" calcext:value-type="string">
              <text:p>日付</text:p>
            </table:table-cell>
            <table:table-cell table:style-name="ce135" office:value-type="string" calcext:value-type="string">
              <text:p>クレーム元</text:p>
            </table:table-cell>
            <table:table-cell table:style-name="ce135" office:value-type="string" calcext:value-type="string">
              <text:p>クレーム先</text:p>
            </table:table-cell>
            <table:table-cell table:style-name="ce135" office:value-type="string" calcext:value-type="string">
              <text:p>製品種別(大)</text:p>
            </table:table-cell>
            <table:table-cell table:style-name="ce135" office:value-type="string" calcext:value-type="string">
              <text:p>製品種別(中)</text:p>
            </table:table-cell>
            <table:table-cell table:style-name="ce135" office:value-type="string" calcext:value-type="string">
              <text:p>製品種別(小)</text:p>
            </table:table-cell>
            <table:table-cell table:style-name="ce144" office:value-type="string" calcext:value-type="string">
              <text:p>製品名</text:p>
            </table:table-cell>
            <table:table-cell table:style-name="ce144" office:value-type="string" calcext:value-type="string">
              <text:p>内容種別</text:p>
            </table:table-cell>
            <table:table-cell table:style-name="ce144" office:value-type="string" calcext:value-type="string">
              <text:p>内容</text:p>
            </table:table-cell>
            <table:table-cell table:style-name="ce146" office:value-type="string" calcext:value-type="string">
              <text:p>その他</text:p>
            </table:table-cell>
            <table:table-cell table:number-columns-repeated="2" table:style-name="ce114" office:value-type="string" calcext:value-type="string">
              <text:p>一覧</text:p>
            </table:table-cell>
            <table:table-cell table:style-name="ce124" office:value-type="string" calcext:value-type="string">
              <text:p>本日ボタン</text:p>
            </table:table-cell>
            <table:table-cell table:style-name="ce178" office:value-type="string" calcext:value-type="string">
              <text:p>カレンダー</text:p>
            </table:table-cell>
            <table:table-cell table:style-name="ce124" office:value-type="string" calcext:value-type="string">
              <text:p>検索</text:p>
            </table:table-cell>
            <table:table-cell table:style-name="ce144" office:value-type="string" calcext:value-type="string">
              <text:p>期間</text:p>
            </table:table-cell>
            <table:table-cell table:style-name="ce135" office:value-type="string" calcext:value-type="string">
              <text:p>出金(絞込)</text:p>
            </table:table-cell>
            <table:table-cell table:style-name="ce144" office:value-type="string" calcext:value-type="string">
              <text:p>更新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検索</text:p>
            </table:table-cell>
            <table:table-cell table:style-name="ce144" office:value-type="string" calcext:value-type="string">
              <text:p>期間</text:p>
            </table:table-cell>
            <table:table-cell table:style-name="ce135" office:value-type="string" calcext:value-type="string">
              <text:p>入金(絞込)</text:p>
            </table:table-cell>
            <table:table-cell table:style-name="ce144" office:value-type="string" calcext:value-type="string">
              <text:p>更新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発注日</text:p>
            </table:table-cell>
            <table:table-cell table:style-name="ce144" office:value-type="string" calcext:value-type="string">
              <text:p>発注先</text:p>
            </table:table-cell>
            <table:table-cell table:style-name="ce169" office:value-type="string" calcext:value-type="string">
              <text:p>納品希望日</text:p>
            </table:table-cell>
            <table:table-cell table:style-name="ce144" office:value-type="string" calcext:value-type="string">
              <text:p>入力者</text:p>
            </table:table-cell>
            <table:table-cell table:style-name="ce144" office:value-type="string" calcext:value-type="string">
              <text:p>合計金額</text:p>
            </table:table-cell>
            <table:table-cell table:style-name="ce144" office:value-type="string" calcext:value-type="string">
              <text:p>出金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受注日</text:p>
            </table:table-cell>
            <table:table-cell table:style-name="ce144" office:value-type="string" calcext:value-type="string">
              <text:p>受注先</text:p>
            </table:table-cell>
            <table:table-cell table:style-name="ce144" office:value-type="string" calcext:value-type="string">
              <text:p>納品希望日</text:p>
            </table:table-cell>
            <table:table-cell table:style-name="ce144" office:value-type="string" calcext:value-type="string">
              <text:p>入力者</text:p>
            </table:table-cell>
            <table:table-cell table:style-name="ce144" office:value-type="string" calcext:value-type="string">
              <text:p>合計金額</text:p>
            </table:table-cell>
            <table:table-cell table:style-name="ce144" office:value-type="string" calcext:value-type="string">
              <text:p>入金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タイトル</text:p>
            </table:table-cell>
            <table:table-cell table:style-name="ce144" office:value-type="string" calcext:value-type="string">
              <text:p>クローズボタン</text:p>
            </table:table-cell>
            <table:table-cell table:style-name="ce144" office:value-type="string" calcext:value-type="string">
              <text:p>タブボタン群外枠</text:p>
            </table:table-cell>
            <table:table-cell table:style-name="ce144" office:value-type="string" calcext:value-type="string">
              <text:p>タブボタン</text:p>
            </table:table-cell>
            <table:table-cell table:style-name="ce239" office:value-type="string" calcext:value-type="string">
              <text:p>タブボタンの文字</text:p>
            </table:table-cell>
            <table:table-cell table:style-name="ce249" table:number-columns-repeated="697"/>
            <table:table-cell table:number-columns-repeated="10"/>
          </table:table-row>
        </table:table-header-rows>
        <table:table-row table:style-name="ro17">
          <table:table-cell table:style-name="ce107" office:value-type="string" calcext:value-type="string" table:number-columns-spanned="1" table:number-rows-spanned="10">
            <text:p>仕入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office:value-type="string" calcext:value-type="string">
            <text:p>●</text:p>
          </table:table-cell>
          <table:table-cell table:style-name="ce136" table:number-columns-repeated="5"/>
          <table:table-cell table:style-name="ce147" office:value-type="string" calcext:value-type="string">
            <text:p>●</text:p>
          </table:table-cell>
          <table:table-cell table:style-name="ce156" office:value-type="string" calcext:value-type="string">
            <text:p>●</text:p>
          </table:table-cell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number-columns-repeated="2" table:style-name="ce136" office:value-type="string" calcext:value-type="string">
            <text:p>●</text:p>
          </table:table-cell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47" office:value-type="string" calcext:value-type="string">
            <text:p>●</text:p>
          </table:table-cell>
          <table:table-cell table:style-name="ce125" office:value-type="string" calcext:value-type="string">
            <text:p>●</text:p>
          </table:table-cell>
          <table:table-cell table:style-name="ce147" office:value-type="string" calcext:value-type="string">
            <text:p>●</text:p>
          </table:table-cell>
          <table:table-cell table:style-name="ce125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4"/>
          <table:table-cell table:number-columns-repeated="2" table:style-name="ce136" office:value-type="string" calcext:value-type="string">
            <text:p>●</text:p>
          </table:table-cell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4"/>
          <table:table-cell table:style-name="ce208" table:number-columns-repeated="2"/>
          <table:table-cell table:style-name="ce136" table:number-columns-repeated="4"/>
          <table:table-cell table:style-name="ce147"/>
          <table:table-cell table:style-name="ce147" office:value-type="string" calcext:value-type="string">
            <text:p>●</text:p>
          </table:table-cell>
          <table:table-cell table:style-name="ce147"/>
          <table:table-cell table:style-name="ce125"/>
          <table:table-cell table:style-name="ce147"/>
          <table:table-cell table:style-name="ce125"/>
          <table:table-cell table:style-name="ce136" office:value-type="string" calcext:value-type="string">
            <text:p>●</text:p>
          </table:table-cell>
          <table:table-cell table:style-name="ce136" table:number-columns-repeated="2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3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36"/>
          <table:table-cell table:style-name="ce212" table:number-columns-repeated="2"/>
          <table:table-cell table:style-name="ce212" office:value-type="string" calcext:value-type="string">
            <text:p>●</text:p>
          </table:table-cell>
          <table:table-cell table:style-name="ce212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8"/>
          <table:table-cell table:style-name="ce116" office:value-type="string" calcext:value-type="string">
            <text:p>仕入コード</text:p>
          </table:table-cell>
          <table:table-cell table:style-name="ce126" office:value-type="string" calcext:value-type="string">
            <text:p>●</text:p>
          </table:table-cell>
          <table:table-cell table:style-name="ce137" table:number-columns-repeated="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office:value-type="string" calcext:value-type="string">
            <text:p>●</text:p>
          </table:table-cell>
          <table:table-cell table:style-name="ce137" table:number-columns-repeated="6"/>
          <table:table-cell table:style-name="ce137" office:value-type="string" calcext:value-type="string">
            <text:p>●</text:p>
          </table:table-cell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 office:value-type="string" calcext:value-type="string">
            <text:p>●</text:p>
          </table:table-cell>
          <table:table-cell table:style-name="ce148"/>
          <table:table-cell table:style-name="ce126" office:value-type="string" calcext:value-type="string">
            <text:p>●</text:p>
          </table:table-cell>
          <table:table-cell table:style-name="ce148" office:value-type="string" calcext:value-type="string">
            <text:p>●</text:p>
          </table:table-cell>
          <table:table-cell table:style-name="ce126"/>
          <table:table-cell table:style-name="ce148"/>
          <table:table-cell table:style-name="ce126" office:value-type="string" calcext:value-type="string">
            <text:p>●</text:p>
          </table:table-cell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48" office:value-type="string" calcext:value-type="string">
            <text:p>●</text:p>
          </table:table-cell>
          <table:table-cell table:style-name="ce148"/>
          <table:table-cell table:style-name="ce126"/>
          <table:table-cell table:style-name="ce148"/>
          <table:table-cell table:style-name="ce126" office:value-type="string" calcext:value-type="string">
            <text:p>●</text:p>
          </table:table-cell>
          <table:table-cell table:style-name="ce137" table:number-columns-repeated="3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1" office:value-type="string" calcext:value-type="string">
            <text:p>●</text:p>
          </table:table-cell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50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ロット番号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ノードNo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製品コード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個数</text:p>
          </table:table-cell>
          <table:table-cell table:style-name="ce127"/>
          <table:table-cell table:style-name="ce138" table:number-columns-repeated="6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7"/>
          <table:table-cell table:style-name="ce138" office:value-type="string" calcext:value-type="string">
            <text:p>●</text:p>
          </table:table-cell>
          <table:table-cell table:style-name="ce138" table:number-columns-repeated="6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5"/>
          <table:table-cell table:style-name="ce138" office:value-type="string" calcext:value-type="string">
            <text:p>●</text:p>
          </table:table-cell>
          <table:table-cell table:style-name="ce149"/>
          <table:table-cell table:style-name="ce127"/>
          <table:table-cell table:style-name="ce149"/>
          <table:table-cell table:style-name="ce138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 office:value-type="string" calcext:value-type="string">
            <text:p>●</text:p>
          </table:table-cell>
          <table:table-cell table:style-name="ce149"/>
          <table:table-cell table:style-name="ce127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49"/>
          <table:table-cell table:style-name="ce127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49" office:value-type="string" calcext:value-type="string">
            <text:p>●</text:p>
          </table:table-cell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2"/>
          <table:table-cell table:style-name="ce214" office:value-type="string" calcext:value-type="string">
            <text:p>●</text:p>
          </table:table-cell>
          <table:table-cell table:style-name="ce214"/>
          <table:table-cell table:style-name="ce221" office:value-type="string" calcext:value-type="string">
            <text:p>●</text:p>
          </table:table-cell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単価</text:p>
          </table:table-cell>
          <table:table-cell table:style-name="ce127"/>
          <table:table-cell table:style-name="ce138" table:number-columns-repeated="6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7"/>
          <table:table-cell table:style-name="ce138" office:value-type="string" calcext:value-type="string">
            <text:p>●</text:p>
          </table:table-cell>
          <table:table-cell table:style-name="ce138" table:number-columns-repeated="6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4"/>
          <table:table-cell table:style-name="ce138" office:value-type="string" calcext:value-type="string">
            <text:p>●</text:p>
          </table:table-cell>
          <table:table-cell table:style-name="ce138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8"/>
          <table:table-cell table:style-name="ce138" office:value-type="string" calcext:value-type="string">
            <text:p>●</text:p>
          </table:table-cell>
          <table:table-cell table:style-name="ce138" table:number-columns-repeated="4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 office:value-type="string" calcext:value-type="string">
            <text:p>●</text:p>
          </table:table-cell>
          <table:table-cell table:style-name="ce149"/>
          <table:table-cell table:style-name="ce127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49"/>
          <table:table-cell table:style-name="ce127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49" office:value-type="string" calcext:value-type="string">
            <text:p>●</text:p>
          </table:table-cell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2"/>
          <table:table-cell table:style-name="ce214" office:value-type="string" calcext:value-type="string">
            <text:p>●</text:p>
          </table:table-cell>
          <table:table-cell table:style-name="ce214"/>
          <table:table-cell table:style-name="ce221" office:value-type="string" calcext:value-type="string">
            <text:p>●</text:p>
          </table:table-cell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発送先コード</text:p>
          </table:table-cell>
          <table:table-cell table:style-name="ce127" office:value-type="string" calcext:value-type="string">
            <text:p>●</text:p>
          </table:table-cell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納品日</text:p>
          </table:table-cell>
          <table:table-cell table:style-name="ce127"/>
          <table:table-cell table:style-name="ce138" table:number-columns-repeated="6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49" office:value-type="string" calcext:value-type="string">
            <text:p>●</text:p>
          </table:table-cell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211" office:value-type="string" calcext:value-type="string">
            <text:p>●</text:p>
          </table:table-cell>
          <table:table-cell table:style-name="ce138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10"/>
          <table:table-cell table:style-name="ce118" office:value-type="string" calcext:value-type="string">
            <text:p>仕入種別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22"/>
          <table:table-cell table:style-name="ce228"/>
          <table:table-cell table:style-name="ce215" table:number-columns-repeated="5"/>
          <table:table-cell table:style-name="ce235"/>
          <table:table-cell table:style-name="ce228"/>
          <table:table-cell table:style-name="ce215" table:number-columns-repeated="3"/>
          <table:table-cell table:style-name="ce243"/>
          <table:table-cell table:style-name="ce248" table:number-columns-repeated="697"/>
          <table:table-cell table:number-columns-repeated="10"/>
        </table:table-row>
        <table:table-row table:style-name="ro17">
          <table:table-cell table:style-name="ce107" office:value-type="string" calcext:value-type="string" table:number-columns-spanned="1" table:number-rows-spanned="9">
            <text:p>在庫</text:p>
          </table:table-cell>
          <table:table-cell table:style-name="ce115" office:value-type="string" calcext:value-type="string">
            <text:p>日付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5"/>
          <table:table-cell table:style-name="ce140" office:value-type="string" calcext:value-type="string">
            <text:p>●</text:p>
          </table:table-cell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office:value-type="string" calcext:value-type="string">
            <text:p>●</text:p>
          </table:table-cell>
          <table:table-cell table:style-name="ce140" table:number-columns-repeated="7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36"/>
          <table:table-cell table:style-name="ce229"/>
          <table:table-cell table:style-name="ce216" table:number-columns-repeated="3"/>
          <table:table-cell table:style-name="ce244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在庫コード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3"/>
          <table:table-cell table:style-name="ce138" office:value-type="string" calcext:value-type="string">
            <text:p>●</text:p>
          </table:table-cell>
          <table:table-cell table:style-name="ce138" table:number-columns-repeated="2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ロットNo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3"/>
          <table:table-cell table:style-name="ce138" office:value-type="string" calcext:value-type="string">
            <text:p>●</text:p>
          </table:table-cell>
          <table:table-cell table:style-name="ce138" table:number-columns-repeated="2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/>
          <table:table-cell table:style-name="ce138" office:value-type="string" calcext:value-type="string">
            <text:p>●</text:p>
          </table:table-cell>
          <table:table-cell table:style-name="ce138" table:number-columns-repeated="6"/>
          <table:table-cell table:style-name="ce149"/>
          <table:table-cell table:style-name="ce127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ノードNo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3"/>
          <table:table-cell table:style-name="ce138" office:value-type="string" calcext:value-type="string">
            <text:p>●</text:p>
          </table:table-cell>
          <table:table-cell table:style-name="ce138" table:number-columns-repeated="2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2"/>
          <table:table-cell table:style-name="ce138" office:value-type="string" calcext:value-type="string">
            <text:p>●</text:p>
          </table:table-cell>
          <table:table-cell table:style-name="ce138" table:number-columns-repeated="5"/>
          <table:table-cell table:style-name="ce149"/>
          <table:table-cell table:style-name="ce127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仕入コード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個数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3"/>
          <table:table-cell table:style-name="ce138" office:value-type="string" calcext:value-type="string">
            <text:p>●</text:p>
          </table:table-cell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単価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在庫先コード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10"/>
          <table:table-cell table:style-name="ce118" office:value-type="string" calcext:value-type="string">
            <text:p>入庫日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31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22"/>
          <table:table-cell table:style-name="ce228"/>
          <table:table-cell table:style-name="ce215" table:number-columns-repeated="5"/>
          <table:table-cell table:style-name="ce235"/>
          <table:table-cell table:style-name="ce228"/>
          <table:table-cell table:style-name="ce215" table:number-columns-repeated="3"/>
          <table:table-cell table:style-name="ce243"/>
          <table:table-cell table:style-name="ce248" table:number-columns-repeated="697"/>
          <table:table-cell table:number-columns-repeated="10"/>
        </table:table-row>
        <table:table-row table:style-name="ro17">
          <table:table-cell table:style-name="ce109" office:value-type="string" calcext:value-type="string" table:number-columns-spanned="1" table:number-rows-spanned="10">
            <text:p>過去在庫</text:p>
          </table:table-cell>
          <table:table-cell table:style-name="ce117" office:value-type="string" calcext:value-type="string">
            <text:p>日付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38" office:value-type="string" calcext:value-type="string">
            <text:p>●</text:p>
          </table:table-cell>
          <table:table-cell table:style-name="ce149" office:value-type="string" calcext:value-type="string">
            <text:p>●</text:p>
          </table:table-cell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在庫コード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 office:value-type="string" calcext:value-type="string">
            <text:p>●</text:p>
          </table:table-cell>
          <table:table-cell table:style-name="ce138" table:number-columns-repeated="2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ロットNo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 office:value-type="string" calcext:value-type="string">
            <text:p>●</text:p>
          </table:table-cell>
          <table:table-cell table:style-name="ce138" table:number-columns-repeated="2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ノードNo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 office:value-type="string" calcext:value-type="string">
            <text:p>●</text:p>
          </table:table-cell>
          <table:table-cell table:style-name="ce138" table:number-columns-repeated="2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仕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9" office:value-type="string" calcext:value-type="string">
            <text:p>製品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個数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単価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在庫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入庫日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 office:value-type="string" calcext:value-type="string">
            <text:p>●</text:p>
          </table:table-cell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10">
            <text:p>製品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製品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製品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メーカー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代理店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型番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 table:number-columns-repeated="1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製品名</text:p>
          </table:table-cell>
          <table:table-cell table:style-name="ce130" office:value-type="string" calcext:value-type="string">
            <text:p>●</text:p>
          </table:table-cell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 office:value-type="string" calcext:value-type="string">
            <text:p>●</text:p>
          </table:table-cell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5"/>
          <table:table-cell table:style-name="ce141" office:value-type="string" calcext:value-type="string">
            <text:p>●</text:p>
          </table:table-cell>
          <table:table-cell table:style-name="ce141" table:number-columns-repeated="7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3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5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7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 table:number-columns-repeated="3"/>
          <table:table-cell table:style-name="ce130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 office:value-type="string" calcext:value-type="string">
            <text:p>●</text:p>
          </table:table-cell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上代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9"/>
          <table:table-cell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登録日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 table:number-columns-repeated="12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ファイルリストコード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4">
            <text:p>取扱</text:p>
            <text:p>種別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製品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製品種別名</text:p>
          </table:table-cell>
          <table:table-cell table:style-name="ce130" office:value-type="string" calcext:value-type="string">
            <text:p>●</text:p>
          </table:table-cell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 office:value-type="string" calcext:value-type="string">
            <text:p>●</text:p>
          </table:table-cell>
          <table:table-cell table:style-name="ce130"/>
          <table:table-cell table:number-columns-repeated="3"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 office:value-type="string" calcext:value-type="string">
            <text:p>●</text:p>
          </table:table-cell>
          <table:table-cell table:style-name="ce130"/>
          <table:table-cell table:number-columns-repeated="3" table:style-name="ce141" office:value-type="string" calcext:value-type="string">
            <text:p>●</text:p>
          </table:table-cell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41"/>
          <table:table-cell table:style-name="ce141" office:value-type="string" calcext:value-type="string">
            <text:p>●</text:p>
          </table:table-cell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2"/>
          <table:table-cell table:number-columns-repeated="3"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office:value-type="string" calcext:value-type="string">
            <text:p>●</text:p>
          </table:table-cell>
          <table:table-cell table:style-name="ce152" office:value-type="string" calcext:value-type="string">
            <text:p>●</text:p>
          </table:table-cell>
          <table:table-cell table:style-name="ce130"/>
          <table:table-cell table:number-columns-repeated="2" table:style-name="ce141" office:value-type="string" calcext:value-type="string">
            <text:p>●</text:p>
          </table:table-cell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41" table:number-columns-repeated="4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6"/>
          <table:table-cell table:number-columns-repeated="2" table:style-name="ce141" office:value-type="string" calcext:value-type="string">
            <text:p>●</text:p>
          </table:table-cell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4"/>
          <table:table-cell table:number-columns-repeated="3"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 table:number-columns-repeated="3"/>
          <table:table-cell table:style-name="ce130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 office:value-type="string" calcext:value-type="string">
            <text:p>●</text:p>
          </table:table-cell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親製品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10">
            <text:p>受注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 office:value-type="string" calcext:value-type="string">
            <text:p>●</text:p>
          </table:table-cell>
          <table:table-cell table:style-name="ce136"/>
          <table:table-cell table:style-name="ce147"/>
          <table:table-cell table:style-name="ce125"/>
          <table:table-cell table:style-name="ce136" office:value-type="string" calcext:value-type="string">
            <text:p>●</text:p>
          </table:table-cell>
          <table:table-cell table:style-name="ce136" table:number-columns-repeated="9"/>
          <table:table-cell table:style-name="ce147" office:value-type="string" calcext:value-type="string">
            <text:p>●</text:p>
          </table:table-cell>
          <table:table-cell table:style-name="ce125" office:value-type="string" calcext:value-type="string">
            <text:p>●</text:p>
          </table:table-cell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number-columns-repeated="2" table:style-name="ce136" office:value-type="string" calcext:value-type="string">
            <text:p>●</text:p>
          </table:table-cell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47" office:value-type="string" calcext:value-type="string">
            <text:p>●</text:p>
          </table:table-cell>
          <table:table-cell table:style-name="ce125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47" office:value-type="string" calcext:value-type="string">
            <text:p>●</text:p>
          </table:table-cell>
          <table:table-cell table:style-name="ce125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2"/>
          <table:table-cell table:style-name="ce136" office:value-type="string" calcext:value-type="string">
            <text:p>●</text:p>
          </table:table-cell>
          <table:table-cell table:style-name="ce147"/>
          <table:table-cell table:style-name="ce125"/>
          <table:table-cell table:style-name="ce136" table:number-columns-repeated="2"/>
          <table:table-cell table:style-name="ce136" office:value-type="string" calcext:value-type="string">
            <text:p>●</text:p>
          </table:table-cell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3"/>
          <table:table-cell table:style-name="ce136" office:value-type="string" calcext:value-type="string">
            <text:p>●</text:p>
          </table:table-cell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2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office:value-type="string" calcext:value-type="string">
            <text:p>●</text:p>
          </table:table-cell>
          <table:table-cell table:style-name="ce136" table:number-columns-repeated="2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 office:value-type="string" calcext:value-type="string">
            <text:p>●</text:p>
          </table:table-cell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受注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1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 table:number-columns-repeated="9"/>
          <table:table-cell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3"/>
          <table:table-cell table:style-name="ce217" office:value-type="string" calcext:value-type="string">
            <text:p>●</text:p>
          </table:table-cell>
          <table:table-cell table:style-name="ce217"/>
          <table:table-cell table:style-name="ce221" office:value-type="string" calcext:value-type="string">
            <text:p>●</text:p>
          </table:table-cell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在庫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個数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0"/>
          <table:table-cell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5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3"/>
          <table:table-cell table:style-name="ce217" office:value-type="string" calcext:value-type="string">
            <text:p>●</text:p>
          </table:table-cell>
          <table:table-cell table:style-name="ce217"/>
          <table:table-cell table:style-name="ce221" office:value-type="string" calcext:value-type="string">
            <text:p>●</text:p>
          </table:table-cell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単価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0"/>
          <table:table-cell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4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3"/>
          <table:table-cell table:style-name="ce217" office:value-type="string" calcext:value-type="string">
            <text:p>●</text:p>
          </table:table-cell>
          <table:table-cell table:style-name="ce217"/>
          <table:table-cell table:style-name="ce221" office:value-type="string" calcext:value-type="string">
            <text:p>●</text:p>
          </table:table-cell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顧客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発送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納品予定日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41" office:value-type="string" calcext:value-type="string">
            <text:p>●</text:p>
          </table:table-cell>
          <table:table-cell table:style-name="ce141" table:number-columns-repeated="15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6"/>
          <table:table-cell table:style-name="ce141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2"/>
          <table:table-cell table:style-name="ce152" office:value-type="string" calcext:value-type="string">
            <text:p>●</text:p>
          </table:table-cell>
          <table:table-cell table:style-name="ce130" office:value-type="string" calcext:value-type="string">
            <text:p>●</text:p>
          </table:table-cell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/>
          <table:table-cell table:style-name="ce217" office:value-type="string" calcext:value-type="string">
            <text:p>●</text:p>
          </table:table-cell>
          <table:table-cell table:style-name="ce217" table:number-columns-repeated="3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納品日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206" table:number-columns-repeated="2"/>
          <table:table-cell table:style-name="ce141" table:number-columns-repeated="8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受注種別コード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3">
            <text:p>受注種別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受注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種別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6">
            <text:p>返品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返品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受注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個数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アンケー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返品種別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7">
            <text:p>アンケート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アンケー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アンケート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9" office:value-type="string" calcext:value-type="string">
            <text:p>アンケート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9" office:value-type="string" calcext:value-type="string">
            <text:p>コメント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0"/>
          <table:table-cell table:style-name="ce152" office:value-type="string" calcext:value-type="string">
            <text:p>●</text:p>
          </table:table-cell>
          <table:table-cell table:style-name="ce152" table:number-columns-repeated="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9" office:value-type="string" calcext:value-type="string">
            <text:p>ファイルリス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顧客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3">
            <text:p>アンケ</text:p>
            <text:p>ート</text:p>
            <text:p>種別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アンケート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種別名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8"/>
          <table:table-cell table:style-name="ce142" office:value-type="string" calcext:value-type="string">
            <text:p>●</text:p>
          </table:table-cell>
          <table:table-cell table:style-name="ce142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4">
            <text:p>既成内容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既成内容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9" office:value-type="string" calcext:value-type="string">
            <text:p>アンケート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内容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9"/>
          <table:table-cell table:style-name="ce141" office:value-type="string" calcext:value-type="string">
            <text:p>●</text:p>
          </table:table-cell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4">
            <text:p>組織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組織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会社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組織名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4">
            <text:p>部署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部署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部署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役職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3">
            <text:p>役職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役職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役職名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 office:value-type="string" calcext:value-type="string">
            <text:p>●</text:p>
          </table:table-cell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42" office:value-type="string" calcext:value-type="string">
            <text:p>●</text:p>
          </table:table-cell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4">
            <text:p>権限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権限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権限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9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3"/>
          <table:table-cell table:style-name="ce141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役職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3">
            <text:p>パスワード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パスワード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1"/>
          <table:table-cell table:style-name="ce141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20" office:value-type="string" calcext:value-type="string">
            <text:p>ユーザ名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0"/>
          <table:table-cell table:style-name="ce142" office:value-type="string" calcext:value-type="string">
            <text:p>●</text:p>
          </table:table-cell>
          <table:table-cell table:style-name="ce14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8"/>
          <table:table-cell table:style-name="ce142" office:value-type="string" calcext:value-type="string">
            <text:p>●</text:p>
          </table:table-cell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4">
            <text:p>人物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 table:number-columns-repeated="11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人物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名前</text:p>
          </table:table-cell>
          <table:table-cell table:style-name="ce130"/>
          <table:table-cell table:style-name="ce141" table:number-columns-repeated="6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4"/>
          <table:table-cell table:number-columns-repeated="2"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6"/>
          <table:table-cell table:number-columns-repeated="2" table:style-name="ce141" office:value-type="string" calcext:value-type="string">
            <text:p>●</text:p>
          </table:table-cell>
          <table:table-cell table:style-name="ce141" table:number-columns-repeated="11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number-columns-repeated="2"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217"/>
          <table:table-cell table:style-name="ce217" office:value-type="string" calcext:value-type="string">
            <text:p>●</text:p>
          </table:table-cell>
          <table:table-cell table:style-name="ce217" table:number-columns-repeated="2"/>
          <table:table-cell table:style-name="ce221"/>
          <table:table-cell table:style-name="ce230"/>
          <table:table-cell table:style-name="ce217" table:number-columns-repeated="2"/>
          <table:table-cell table:style-name="ce217" office:value-type="string" calcext:value-type="string">
            <text:p>●</text:p>
          </table:table-cell>
          <table:table-cell table:style-name="ce217" table:number-columns-repeated="2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ファイルリス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5">
            <text:p>住所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住所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人物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9" office:value-type="string" calcext:value-type="string">
            <text:p>組織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住所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6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6"/>
          <table:table-cell table:style-name="ce142" office:value-type="string" calcext:value-type="string">
            <text:p>●</text:p>
          </table:table-cell>
          <table:table-cell table:style-name="ce153"/>
          <table:table-cell table:style-name="ce131"/>
          <table:table-cell table:style-name="ce142" table:number-columns-repeated="3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2"/>
          <table:table-cell table:number-columns-repeated="3" table:style-name="ce142" office:value-type="string" calcext:value-type="string">
            <text:p>●</text:p>
          </table:table-cell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5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5"/>
          <table:table-cell table:number-columns-repeated="3" table:style-name="ce142" office:value-type="string" calcext:value-type="string">
            <text:p>●</text:p>
          </table:table-cell>
          <table:table-cell table:style-name="ce142" table:number-columns-repeated="10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4"/>
          <table:table-cell table:style-name="ce142" office:value-type="string" calcext:value-type="string">
            <text:p>●</text:p>
          </table:table-cell>
          <table:table-cell table:style-name="ce142" table:number-columns-repeated="3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 office:value-type="string" calcext:value-type="string">
            <text:p>●</text:p>
          </table:table-cell>
          <table:table-cell table:style-name="ce142" table:number-columns-repeated="3"/>
          <table:table-cell table:style-name="ce153"/>
          <table:table-cell table:style-name="ce131" office:value-type="string" calcext:value-type="string">
            <text:p>●</text:p>
          </table:table-cell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2"/>
          <table:table-cell table:number-columns-repeated="3" table:style-name="ce142" office:value-type="string" calcext:value-type="string">
            <text:p>●</text:p>
          </table:table-cell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 office:value-type="string" calcext:value-type="string">
            <text:p>●</text:p>
          </table:table-cell>
          <table:table-cell table:style-name="ce231"/>
          <table:table-cell table:style-name="ce218" table:number-columns-repeated="5"/>
          <table:table-cell table:style-name="ce222" office:value-type="string" calcext:value-type="string">
            <text:p>●</text:p>
          </table:table-cell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5">
            <text:p>電話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電話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人物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組織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電話番号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5"/>
          <table:table-cell table:number-columns-repeated="2" table:style-name="ce141" office:value-type="string" calcext:value-type="string">
            <text:p>●</text:p>
          </table:table-cell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5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8"/>
          <table:table-cell table:number-columns-repeated="2"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5"/>
          <table:table-cell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6">
            <text:p>メールアドレス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メールアドレス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人物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組織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メールアドレス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7"/>
          <table:table-cell table:style-name="ce141" office:value-type="string" calcext:value-type="string">
            <text:p>●</text:p>
          </table:table-cell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5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0"/>
          <table:table-cell table:style-name="ce141" office:value-type="string" calcext:value-type="string">
            <text:p>●</text:p>
          </table:table-cell>
          <table:table-cell table:style-name="ce141" table:number-columns-repeated="7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6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2"/>
          <table:table-cell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一斉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5">
            <text:p>URL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URL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人物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組織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URL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8"/>
          <table:table-cell table:style-name="ce142" office:value-type="string" calcext:value-type="string">
            <text:p>●</text:p>
          </table:table-cell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5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11"/>
          <table:table-cell table:style-name="ce142" office:value-type="string" calcext:value-type="string">
            <text:p>●</text:p>
          </table:table-cell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4">
            <text:p>会社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office:value-type="string" calcext:value-type="string">
            <text:p>●</text:p>
          </table:table-cell>
          <table:table-cell table:style-name="ce136" table:number-columns-repeated="4"/>
          <table:table-cell table:style-name="ce147" office:value-type="string" calcext:value-type="string">
            <text:p>●</text:p>
          </table:table-cell>
          <table:table-cell table:style-name="ce125" office:value-type="string" calcext:value-type="string">
            <text:p>●</text:p>
          </table:table-cell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会社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取引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会社名</text:p>
          </table:table-cell>
          <table:table-cell table:style-name="ce131"/>
          <table:table-cell table:style-name="ce142" table:number-columns-repeated="6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 office:value-type="string" calcext:value-type="string">
            <text:p>●</text:p>
          </table:table-cell>
          <table:table-cell table:style-name="ce142" table:number-columns-repeated="10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/>
          <table:table-cell table:style-name="ce142" office:value-type="string" calcext:value-type="string">
            <text:p>●</text:p>
          </table:table-cell>
          <table:table-cell table:style-name="ce142" table:number-columns-repeated="17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 office:value-type="string" calcext:value-type="string">
            <text:p>●</text:p>
          </table:table-cell>
          <table:table-cell table:style-name="ce142" table:number-columns-repeated="5"/>
          <table:table-cell table:style-name="ce153" office:value-type="string" calcext:value-type="string">
            <text:p>●</text:p>
          </table:table-cell>
          <table:table-cell table:style-name="ce131"/>
          <table:table-cell table:number-columns-repeated="2" table:style-name="ce142" office:value-type="string" calcext:value-type="string">
            <text:p>●</text:p>
          </table:table-cell>
          <table:table-cell table:style-name="ce142" table:number-columns-repeated="16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4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6"/>
          <table:table-cell table:number-columns-repeated="2" table:style-name="ce142" office:value-type="string" calcext:value-type="string">
            <text:p>●</text:p>
          </table:table-cell>
          <table:table-cell table:style-name="ce142" table:number-columns-repeated="5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2"/>
          <table:table-cell table:number-columns-repeated="2" table:style-name="ce142" office:value-type="string" calcext:value-type="string">
            <text:p>●</text:p>
          </table:table-cell>
          <table:table-cell table:style-name="ce142" table:number-columns-repeated="6"/>
          <table:table-cell table:style-name="ce153"/>
          <table:table-cell table:style-name="ce153" office:value-type="string" calcext:value-type="string">
            <text:p>●</text:p>
          </table:table-cell>
          <table:table-cell table:style-name="ce153"/>
          <table:table-cell table:style-name="ce131"/>
          <table:table-cell table:style-name="ce153"/>
          <table:table-cell table:style-name="ce131" office:value-type="string" calcext:value-type="string">
            <text:p>●</text:p>
          </table:table-cell>
          <table:table-cell table:style-name="ce142" table:number-columns-repeated="3"/>
          <table:table-cell table:style-name="ce153" office:value-type="string" calcext:value-type="string">
            <text:p>●</text:p>
          </table:table-cell>
          <table:table-cell table:style-name="ce131" office:value-type="string" calcext:value-type="string">
            <text:p>●</text:p>
          </table:table-cell>
          <table:table-cell table:style-name="ce142" table:number-columns-repeated="3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office:value-type="string" calcext:value-type="string">
            <text:p>●</text:p>
          </table:table-cell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3">
            <text:p>取引種別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取引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取引種別名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2"/>
          <table:table-cell table:style-name="ce142" office:value-type="string" calcext:value-type="string">
            <text:p>●</text:p>
          </table:table-cell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12"/>
          <table:table-cell table:style-name="ce142" office:value-type="string" calcext:value-type="string">
            <text:p>●</text:p>
          </table:table-cell>
          <table:table-cell table:style-name="ce142" table:number-columns-repeated="5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8">
            <text:p>メール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office:value-type="string" calcext:value-type="string">
            <text:p>●</text:p>
          </table:table-cell>
          <table:table-cell table:style-name="ce136" table:number-columns-repeated="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メール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種別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宛先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タイトル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5"/>
          <table:table-cell table:style-name="ce141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内容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6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作成者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4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人物コード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5">
            <text:p>メーリングリスト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メーリングリス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人物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組織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メーリングリスト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4">
            <text:p>ファイル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ファイル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ファイル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20" office:value-type="string" calcext:value-type="string">
            <text:p>ファイルパス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0"/>
          <table:table-cell table:style-name="ce142" office:value-type="string" calcext:value-type="string">
            <text:p>●</text:p>
          </table:table-cell>
          <table:table-cell table:style-name="ce142" table:number-columns-repeated="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4">
            <text:p>ファイ</text:p>
            <text:p>ル種別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ファイル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ファイル種別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拡張子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3">
            <text:p>ファイ</text:p>
            <text:p>ルリスト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ファイルリス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ファイルコード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7">
            <text:p>メンバーリスト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 office:value-type="string" calcext:value-type="string">
            <text:p>●</text:p>
          </table:table-cell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メンバーリス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役職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権限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パスワード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人物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20" office:value-type="string" calcext:value-type="string">
            <text:p>組織コード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13">
            <text:p>リソース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種別ID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名前ID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権限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親アイテム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ファイル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押下時ファイル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音楽ファイル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タテ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ヨコ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CSS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リターン種別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20" office:value-type="string" calcext:value-type="string">
            <text:p>ファンクション名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5">
            <text:p>製品価格</text:p>
          </table:table-cell>
          <table:table-cell table:style-name="ce121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7"/>
          <table:table-cell table:style-name="ce119" office:value-type="string" calcext:value-type="string">
            <text:p>製品価格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9" office:value-type="string" calcext:value-type="string">
            <text:p>製品価格ランク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9" office:value-type="string" calcext:value-type="string">
            <text:p>製品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20" office:value-type="string" calcext:value-type="string">
            <text:p>製品価格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11"/>
          <table:table-cell table:style-name="ce142" office:value-type="string" calcext:value-type="string">
            <text:p>●</text:p>
          </table:table-cell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3">
            <text:p>製品価格ランク</text:p>
          </table:table-cell>
          <table:table-cell table:style-name="ce121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7"/>
          <table:table-cell table:style-name="ce119" office:value-type="string" calcext:value-type="string">
            <text:p>製品価格ランク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20" office:value-type="string" calcext:value-type="string">
            <text:p>製品価格ランク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 office:value-type="string" calcext:value-type="string">
            <text:p>●</text:p>
          </table:table-cell>
          <table:table-cell table:style-name="ce142" table:number-columns-repeated="2"/>
          <table:table-cell table:style-name="ce153" office:value-type="string" calcext:value-type="string">
            <text:p>●</text:p>
          </table:table-cell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11" office:value-type="string" calcext:value-type="string" table:number-columns-spanned="1" table:number-rows-spanned="5">
            <text:p>種別価格</text:p>
          </table:table-cell>
          <table:table-cell table:style-name="ce121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7"/>
          <table:table-cell table:style-name="ce119" office:value-type="string" calcext:value-type="string">
            <text:p>種別価格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9" office:value-type="string" calcext:value-type="string">
            <text:p>組織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9" office:value-type="string" calcext:value-type="string">
            <text:p>製品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1"/>
          <table:table-cell table:style-name="ce122" office:value-type="string" calcext:value-type="string">
            <text:p>製品価格ランクコード</text:p>
          </table:table-cell>
          <table:table-cell table:style-name="ce132"/>
          <table:table-cell table:style-name="ce143" table:number-columns-repeated="6"/>
          <table:table-cell table:style-name="ce154"/>
          <table:table-cell table:style-name="ce132"/>
          <table:table-cell table:style-name="ce143" table:number-columns-repeated="14"/>
          <table:table-cell table:style-name="ce154"/>
          <table:table-cell table:style-name="ce132"/>
          <table:table-cell table:style-name="ce143" table:number-columns-repeated="6"/>
          <table:table-cell table:style-name="ce154"/>
          <table:table-cell table:style-name="ce132"/>
          <table:table-cell table:style-name="ce154"/>
          <table:table-cell table:style-name="ce143"/>
          <table:table-cell table:style-name="ce154"/>
          <table:table-cell table:style-name="ce132"/>
          <table:table-cell table:style-name="ce143" table:number-columns-repeated="10"/>
          <table:table-cell table:style-name="ce154"/>
          <table:table-cell table:style-name="ce132"/>
          <table:table-cell table:style-name="ce143" table:number-columns-repeated="19"/>
          <table:table-cell table:style-name="ce154"/>
          <table:table-cell table:style-name="ce132"/>
          <table:table-cell table:style-name="ce143" table:number-columns-repeated="7"/>
          <table:table-cell table:style-name="ce154"/>
          <table:table-cell table:style-name="ce132"/>
          <table:table-cell table:style-name="ce143" table:number-columns-repeated="3"/>
          <table:table-cell table:style-name="ce154"/>
          <table:table-cell table:style-name="ce132"/>
          <table:table-cell table:style-name="ce143" table:number-columns-repeated="12"/>
          <table:table-cell table:style-name="ce154"/>
          <table:table-cell table:style-name="ce132"/>
          <table:table-cell table:style-name="ce143" table:number-columns-repeated="5"/>
          <table:table-cell table:style-name="ce154"/>
          <table:table-cell table:style-name="ce132"/>
          <table:table-cell table:style-name="ce143" table:number-columns-repeated="18"/>
          <table:table-cell table:style-name="ce154"/>
          <table:table-cell table:style-name="ce132"/>
          <table:table-cell table:style-name="ce143"/>
          <table:table-cell table:style-name="ce154"/>
          <table:table-cell table:style-name="ce143" table:number-columns-repeated="2"/>
          <table:table-cell table:style-name="ce154"/>
          <table:table-cell table:style-name="ce143" table:number-columns-repeated="2"/>
          <table:table-cell table:style-name="ce154"/>
          <table:table-cell table:style-name="ce143" table:number-columns-repeated="4"/>
          <table:table-cell table:style-name="ce154"/>
          <table:table-cell table:style-name="ce132"/>
          <table:table-cell table:style-name="ce154"/>
          <table:table-cell table:style-name="ce132"/>
          <table:table-cell table:style-name="ce143"/>
          <table:table-cell table:style-name="ce154"/>
          <table:table-cell table:style-name="ce132"/>
          <table:table-cell table:style-name="ce154"/>
          <table:table-cell table:style-name="ce132"/>
          <table:table-cell table:style-name="ce143" table:number-columns-repeated="4"/>
          <table:table-cell table:style-name="ce154"/>
          <table:table-cell table:style-name="ce132"/>
          <table:table-cell table:style-name="ce143" table:number-columns-repeated="13"/>
          <table:table-cell table:style-name="ce154"/>
          <table:table-cell table:style-name="ce132"/>
          <table:table-cell table:style-name="ce143"/>
          <table:table-cell table:style-name="ce154"/>
          <table:table-cell table:style-name="ce132"/>
          <table:table-cell table:style-name="ce154"/>
          <table:table-cell table:style-name="ce132"/>
          <table:table-cell table:style-name="ce143"/>
          <table:table-cell table:style-name="ce154"/>
          <table:table-cell table:style-name="ce132"/>
          <table:table-cell table:style-name="ce143" table:number-columns-repeated="2"/>
          <table:table-cell table:style-name="ce154"/>
          <table:table-cell table:style-name="ce132"/>
          <table:table-cell table:style-name="ce143" table:number-columns-repeated="2"/>
          <table:table-cell table:style-name="ce154"/>
          <table:table-cell table:style-name="ce132"/>
          <table:table-cell table:style-name="ce143" table:number-columns-repeated="6"/>
          <table:table-cell table:style-name="ce154"/>
          <table:table-cell table:style-name="ce132"/>
          <table:table-cell table:style-name="ce143" table:number-columns-repeated="8"/>
          <table:table-cell table:style-name="ce154"/>
          <table:table-cell table:style-name="ce132"/>
          <table:table-cell table:style-name="ce154"/>
          <table:table-cell table:style-name="ce132"/>
          <table:table-cell table:style-name="ce143" table:number-columns-repeated="2"/>
          <table:table-cell table:style-name="ce154"/>
          <table:table-cell table:style-name="ce132"/>
          <table:table-cell table:style-name="ce154"/>
          <table:table-cell table:style-name="ce132"/>
          <table:table-cell table:style-name="ce154"/>
          <table:table-cell table:style-name="ce132"/>
          <table:table-cell table:style-name="ce154"/>
          <table:table-cell table:style-name="ce132"/>
          <table:table-cell table:style-name="ce154"/>
          <table:table-cell table:style-name="ce132"/>
          <table:table-cell table:style-name="ce143" table:number-columns-repeated="3"/>
          <table:table-cell table:style-name="ce154"/>
          <table:table-cell table:style-name="ce132"/>
          <table:table-cell table:style-name="ce143" table:number-columns-repeated="3"/>
          <table:table-cell table:style-name="ce154"/>
          <table:table-cell table:style-name="ce132"/>
          <table:table-cell table:style-name="ce143"/>
          <table:table-cell table:style-name="ce154"/>
          <table:table-cell table:style-name="ce132"/>
          <table:table-cell table:style-name="ce143" table:number-columns-repeated="9"/>
          <table:table-cell table:style-name="ce154"/>
          <table:table-cell table:style-name="ce132"/>
          <table:table-cell table:style-name="ce143" table:number-columns-repeated="7"/>
          <table:table-cell table:style-name="ce154"/>
          <table:table-cell table:style-name="ce132"/>
          <table:table-cell table:style-name="ce143" table:number-columns-repeated="2"/>
          <table:table-cell table:style-name="ce154"/>
          <table:table-cell table:style-name="ce132"/>
          <table:table-cell table:style-name="ce143" table:number-columns-repeated="6"/>
          <table:table-cell table:style-name="ce154"/>
          <table:table-cell table:style-name="ce132"/>
          <table:table-cell table:style-name="ce143"/>
          <table:table-cell table:style-name="ce154"/>
          <table:table-cell table:style-name="ce132"/>
          <table:table-cell table:style-name="ce143"/>
          <table:table-cell table:style-name="ce154"/>
          <table:table-cell table:style-name="ce132"/>
          <table:table-cell table:style-name="ce154"/>
          <table:table-cell table:style-name="ce132"/>
          <table:table-cell table:style-name="ce143"/>
          <table:table-cell table:style-name="ce154"/>
          <table:table-cell table:style-name="ce132"/>
          <table:table-cell table:style-name="ce143" table:number-columns-repeated="10"/>
          <table:table-cell table:style-name="ce154" table:number-columns-repeated="3"/>
          <table:table-cell table:style-name="ce132"/>
          <table:table-cell table:style-name="ce154"/>
          <table:table-cell table:style-name="ce132"/>
          <table:table-cell table:style-name="ce143" table:number-columns-repeated="3"/>
          <table:table-cell table:style-name="ce154"/>
          <table:table-cell table:style-name="ce132"/>
          <table:table-cell table:style-name="ce143" table:number-columns-repeated="3"/>
          <table:table-cell table:style-name="ce154"/>
          <table:table-cell table:style-name="ce132"/>
          <table:table-cell table:style-name="ce143"/>
          <table:table-cell table:style-name="ce219" table:number-columns-repeated="4"/>
          <table:table-cell table:style-name="ce223"/>
          <table:table-cell table:style-name="ce232"/>
          <table:table-cell table:style-name="ce219" table:number-columns-repeated="5"/>
          <table:table-cell table:style-name="ce223"/>
          <table:table-cell table:style-name="ce232"/>
          <table:table-cell table:style-name="ce219" table:number-columns-repeated="3"/>
          <table:table-cell table:style-name="ce247"/>
          <table:table-cell table:number-columns-repeated="707"/>
        </table:table-row>
        <table:table-row table:style-name="ro2" table:number-rows-repeated="10483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" svg:font-family="'ＭＳ 明朝'" style:font-family-generic="roman"/>
    <style:font-face style:name="Mangal" svg:font-family="Mangal" style:font-pitch="variable"/>
    <style:font-face style:name="メイリオ" svg:font-family="メイリオ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.704cm" fo:page-height="20.99cm" style:num-format="1" style:print-orientation="landscape" fo:margin-top="0.212cm" fo:margin-bottom="0.141cm" fo:margin-left="0.282cm" fo:margin-right="0.282cm" style:shadow="none" fo:background-color="transparent" style:scale-to="100%" style:writing-mode="lr-tb">
        <style:background-image/>
      </style:page-layout-properties>
      <style:header-style>
        <style:header-footer-properties fo:min-height="1.058cm" fo:margin-left="0cm" fo:margin-right="0cm" fo:margin-bottom="0cm"/>
      </style:header-style>
      <style:footer-style>
        <style:header-footer-properties fo:min-height="0.45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00/00/00</text:date>, <text:time style:data-style-name="N2" text:time-value="21:45:37.664308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28:56.048000000</meta:creation-date>
    <meta:editing-duration>PT13H16M50S</meta:editing-duration>
    <meta:editing-cycles>72</meta:editing-cycles>
    <meta:generator>LibreOffice/4.3.2.2$MacOSX_X86_64 LibreOffice_project/edfb5295ba211bd31ad47d0bad0118690f76407d</meta:generator>
    <dc:date>2015-05-08T21:45:56.134787000</dc:date>
    <meta:document-statistic meta:table-count="4" meta:cell-count="2020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T.M" VL:creator="" dc:date-time="2014-12-24T11:43:42"/>
  <VL:version-entry VL:title="Version2" VL:comment="自動保存バージョン" VL:creator="" dc:date-time="2014-12-24T11:52:15"/>
  <VL:version-entry VL:title="Version3" VL:comment="T.M:" VL:creator="" dc:date-time="2014-12-24T17:49:11"/>
  <VL:version-entry VL:title="Version4" VL:comment="T.M" VL:creator="" dc:date-time="2014-12-24T20:31:29"/>
  <VL:version-entry VL:title="Version5" VL:comment="画面アイテム・スタイルシート対応表&#10;・列の幅修正&#10;・セレクタにクラス、IDのトークンを追加" VL:creator="" dc:date-time="2014-12-25T10:17:48"/>
  <VL:version-entry VL:title="Version6" VL:comment="同上" VL:creator="" dc:date-time="2014-12-25T10:55:17"/>
  <VL:version-entry VL:title="Version7" VL:comment="画面アイテム・スタイルシート対応表&#10;追加・編集画面(管理者 ユーザ)の抜け修正" VL:creator="" dc:date-time="2014-12-25T12:03:35"/>
  <VL:version-entry VL:title="Version8" VL:comment="2014.12.25 レイアウト以外追加・修正完了" VL:creator="" dc:date-time="2014-12-25T17:38:54"/>
  <VL:version-entry VL:title="Version9" VL:comment="2014.12.25 1818版" VL:creator="" dc:date-time="2014-12-25T18:18:30"/>
  <VL:version-entry VL:title="Version10" VL:comment="画面アイテム・スタイルシート対応表&#10;.space-0101 .space-0103 .title-text-0109追加" VL:creator="" dc:date-time="2014-12-25T20:25:50"/>
  <VL:version-entry VL:title="Version11" VL:comment="念のためのコミット" VL:creator="" dc:date-time="2014-12-26T10:08:26"/>
  <VL:version-entry VL:title="Version12" VL:comment="自動保存バージョン" VL:creator="" dc:date-time="2014-12-26T15:51:07"/>
  <VL:version-entry VL:title="Version13" VL:comment="画面アイテム・スタイルシート対応表&#10;画面設計時に判明した不足分の反映" VL:creator="" dc:date-time="2014-12-27T18:29:35"/>
  <VL:version-entry VL:title="Version14" VL:comment="自動保存バージョン" VL:creator="" dc:date-time="2015-01-16T23:32:14"/>
  <VL:version-entry VL:title="Version15" VL:comment="自動保存バージョン" VL:creator="" dc:date-time="2015-01-20T10:56:42"/>
</VL:version-list>
</file>